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180000001A2E59DAF90DA3A626.png" manifest:media-type="image/png"/>
  <manifest:file-entry manifest:full-path="Pictures/10000001000000530000001B768D31337170E43B.png" manifest:media-type="image/png"/>
  <manifest:file-entry manifest:full-path="Pictures/100000010000038300000228D74612C776E721C0.png" manifest:media-type="image/png"/>
  <manifest:file-entry manifest:full-path="Pictures/10000001000000690000001C682EEF68B2B9366D.png" manifest:media-type="image/png"/>
  <manifest:file-entry manifest:full-path="Pictures/100000010000029300000227CBA45AB7A6D31D64.png" manifest:media-type="image/png"/>
  <manifest:file-entry manifest:full-path="Pictures/100000010000002E0000001C8B8CFE9057ED3E1E.png" manifest:media-type="image/png"/>
  <manifest:file-entry manifest:full-path="Pictures/10000001000000E200000144106505728438B3D5.png" manifest:media-type="image/png"/>
  <manifest:file-entry manifest:full-path="Pictures/1000000100000080000000802F260AA07D3ACAE1.png" manifest:media-type="image/png"/>
  <manifest:file-entry manifest:full-path="Pictures/10000001000000920000001C3A59A21743E642C0.png" manifest:media-type="image/png"/>
  <manifest:file-entry manifest:full-path="Pictures/10000001000004570000001B6D8404F1218972AE.png" manifest:media-type="image/png"/>
  <manifest:file-entry manifest:full-path="Pictures/10000001000001EB000000F9B812FD834B13A26B.png" manifest:media-type="image/png"/>
  <manifest:file-entry manifest:full-path="Pictures/10000001000000DE000000AFDEB8315616D0A152.png" manifest:media-type="image/png"/>
  <manifest:file-entry manifest:full-path="Pictures/10000001000000CD0000009C434021FCF757A981.png" manifest:media-type="image/png"/>
  <manifest:file-entry manifest:full-path="Pictures/10000001000003B70000001C22D44E4D5EDA6FC7.png" manifest:media-type="image/png"/>
  <manifest:file-entry manifest:full-path="Pictures/10000001000000AA000000634D69465D149925C2.png" manifest:media-type="image/png"/>
  <manifest:file-entry manifest:full-path="Pictures/10000001000000EA00000161A4CC308A8643C928.png" manifest:media-type="image/png"/>
  <manifest:file-entry manifest:full-path="Pictures/10000001000000320000001A47D2F64266023207.png" manifest:media-type="image/png"/>
  <manifest:file-entry manifest:full-path="Pictures/100000010000010B000000D95E6969CEB659C55A.png" manifest:media-type="image/png"/>
  <manifest:file-entry manifest:full-path="Pictures/10000001000002730000012540B275A3B35021F3.png" manifest:media-type="image/png"/>
  <manifest:file-entry manifest:full-path="Pictures/10000001000000DA0000001A872978D4A25A3971.png" manifest:media-type="image/png"/>
  <manifest:file-entry manifest:full-path="Pictures/10000001000000390000001C34EDEB277FCE531C.png" manifest:media-type="image/png"/>
  <manifest:file-entry manifest:full-path="Pictures/100000010000013B000000812D4A51F23768FC9C.png" manifest:media-type="image/png"/>
  <manifest:file-entry manifest:full-path="Pictures/100000010000007D0000001BFC94F2C25EF8DEA8.png" manifest:media-type="image/png"/>
  <manifest:file-entry manifest:full-path="Pictures/1000000100000295000002274CB8E7A82A4333A5.png" manifest:media-type="image/png"/>
  <manifest:file-entry manifest:full-path="Pictures/100000010000002D0000001B7C4990BF1B87A19B.png" manifest:media-type="image/png"/>
  <manifest:file-entry manifest:full-path="Pictures/10000001000001000000019FFFE8484C04B4D6A2.png" manifest:media-type="image/png"/>
  <manifest:file-entry manifest:full-path="Pictures/10000001000000590000001CE09337A15E92A7B8.png" manifest:media-type="image/png"/>
  <manifest:file-entry manifest:full-path="Pictures/1000000100000571000000D67087F2176A534CB5.png" manifest:media-type="image/png"/>
  <manifest:file-entry manifest:full-path="Pictures/10000001000003B30000001B2CE1A781FAA729A8.png" manifest:media-type="image/png"/>
  <manifest:file-entry manifest:full-path="Pictures/100000010000004200000019DFF520ACCC656F7B.png" manifest:media-type="image/png"/>
  <manifest:file-entry manifest:full-path="Pictures/10000001000000DE00000171601488C00C5D304B.png" manifest:media-type="image/png"/>
  <manifest:file-entry manifest:full-path="Pictures/10000001000000320000001CFF0619545902B691.png" manifest:media-type="image/png"/>
  <manifest:file-entry manifest:full-path="Pictures/10000001000000DD000000FE55C7504522B98930.png" manifest:media-type="image/png"/>
  <manifest:file-entry manifest:full-path="Pictures/10000001000003BB0000001AE474DFA0704E5C7E.png" manifest:media-type="image/png"/>
  <manifest:file-entry manifest:full-path="Pictures/10000001000000A10000001AD9F420611B3D1106.png" manifest:media-type="image/png"/>
  <manifest:file-entry manifest:full-path="Pictures/10000001000000B700000098FDAD4780CB1D1DED.png" manifest:media-type="image/png"/>
  <manifest:file-entry manifest:full-path="Pictures/10000001000000490000001C7A39FCE90C19D1B9.png" manifest:media-type="image/png"/>
  <manifest:file-entry manifest:full-path="Pictures/10000001000000960000004CAA1A91CCF425D3EF.png" manifest:media-type="image/png"/>
  <manifest:file-entry manifest:full-path="Pictures/10000001000000300000001B43AF40BA145CD8CA.png" manifest:media-type="image/png"/>
  <manifest:file-entry manifest:full-path="Pictures/100000010000002C0000001C7469F69A52A00AAE.png" manifest:media-type="image/png"/>
  <manifest:file-entry manifest:full-path="Pictures/100000010000012B0000011693CC5CEA3852EC28.png" manifest:media-type="image/png"/>
  <manifest:file-entry manifest:full-path="Pictures/100000010000002E000000192B9D91F1DF6EE5A2.png" manifest:media-type="image/png"/>
  <manifest:file-entry manifest:full-path="Pictures/10000001000000400000001C945FE9DB721FFD83.png" manifest:media-type="image/png"/>
  <manifest:file-entry manifest:full-path="Pictures/100000010000009D0000001CDD21508ED1BBA9C9.png" manifest:media-type="image/png"/>
  <manifest:file-entry manifest:full-path="Pictures/100000010000002E0000001C4ABB1002FE7A8CAC.png" manifest:media-type="image/png"/>
  <manifest:file-entry manifest:full-path="Pictures/10000001000000800000001B1376099847CEF756.png" manifest:media-type="image/png"/>
  <manifest:file-entry manifest:full-path="Pictures/10000001000000540000001C56997934A38D8F4B.png" manifest:media-type="image/png"/>
  <manifest:file-entry manifest:full-path="Pictures/10000001000000410000001CF40D254B974A2200.png" manifest:media-type="image/png"/>
  <manifest:file-entry manifest:full-path="Pictures/100000010000020C0000001AACEDBCB2FFB00D33.png" manifest:media-type="image/png"/>
  <manifest:file-entry manifest:full-path="Pictures/10000001000000800000001965AC20FD50694620.png" manifest:media-type="image/png"/>
  <manifest:file-entry manifest:full-path="Pictures/10000001000000420000001C1C84244A4CC68C0E.png" manifest:media-type="image/png"/>
  <manifest:file-entry manifest:full-path="Pictures/10000001000002F900000034B4383B25E9A40D81.png" manifest:media-type="image/png"/>
  <manifest:file-entry manifest:full-path="Pictures/10000001000000DD00000162BDC7C39F09C30B9E.png" manifest:media-type="image/png"/>
  <manifest:file-entry manifest:full-path="Pictures/10000001000000E00000013472312D3BE52F7FE7.png" manifest:media-type="image/png"/>
  <manifest:file-entry manifest:full-path="Pictures/10000001000003750000001CC76D40694953DB90.png" manifest:media-type="image/png"/>
  <manifest:file-entry manifest:full-path="Pictures/10000001000000460000001BFEFDEB1A2FC4B7E3.png" manifest:media-type="image/png"/>
  <manifest:file-entry manifest:full-path="Pictures/10000001000000420000001C4FBFA0F4257F34C9.png" manifest:media-type="image/png"/>
  <manifest:file-entry manifest:full-path="Pictures/100000010000002E0000001C3526C42A24E82C72.png" manifest:media-type="image/png"/>
  <manifest:file-entry manifest:full-path="Pictures/100000010000001A0000001BD9B2F783DE555CA3.png" manifest:media-type="image/png"/>
  <manifest:file-entry manifest:full-path="Pictures/100000010000002E0000001C5F06A708360B690E.png" manifest:media-type="image/png"/>
  <manifest:file-entry manifest:full-path="Pictures/100000010000002D0000001CEB52AAFB716BA4E9.png" manifest:media-type="image/png"/>
  <manifest:file-entry manifest:full-path="Pictures/100000010000005B0000001C08DCC41882B521B1.png" manifest:media-type="image/png"/>
  <manifest:file-entry manifest:full-path="Pictures/10000001000000B70000001A2933A11BCFC9111E.png" manifest:media-type="image/png"/>
  <manifest:file-entry manifest:full-path="Pictures/100000010000006A0000001B6B7A14645CFB7C25.png" manifest:media-type="image/png"/>
  <manifest:file-entry manifest:full-path="Pictures/10000001000000660000001A527AFD0E21CC4C0A.png" manifest:media-type="image/png"/>
  <manifest:file-entry manifest:full-path="Pictures/10000001000000180000001C5AA62F4C3AE9462F.png" manifest:media-type="image/png"/>
  <manifest:file-entry manifest:full-path="Pictures/1000000100000193000000F4A1F2B2074F472E30.png" manifest:media-type="image/png"/>
  <manifest:file-entry manifest:full-path="Pictures/10000001000000DE000000B1CB80303F6889B270.png" manifest:media-type="image/png"/>
  <manifest:file-entry manifest:full-path="Pictures/100000010000006A0000001C63A4E1691F9D4F5F.png" manifest:media-type="image/png"/>
  <manifest:file-entry manifest:full-path="Pictures/10000001000000A50000001BE6D4E649400E3BE4.png" manifest:media-type="image/png"/>
  <manifest:file-entry manifest:full-path="Pictures/100000010000002D0000001BF013913F05DE06A5.png" manifest:media-type="image/png"/>
  <manifest:file-entry manifest:full-path="Pictures/10000001000000BA0000001BDD8B4D34898F3393.png" manifest:media-type="image/png"/>
  <manifest:file-entry manifest:full-path="Pictures/100000010000002D0000001C2F2216BE911A08D0.png" manifest:media-type="image/png"/>
  <manifest:file-entry manifest:full-path="Pictures/100000010000008F0000001AB2C3E4913D5A4567.png" manifest:media-type="image/png"/>
  <manifest:file-entry manifest:full-path="Pictures/100000010000006E0000001E034B3B8B1EDFF8AF.png" manifest:media-type="image/png"/>
  <manifest:file-entry manifest:full-path="Pictures/100000010000009C0000001ED71F8729D38839B1.png" manifest:media-type="image/png"/>
  <manifest:file-entry manifest:full-path="Pictures/100000010000008C000000D8FC5CF1991F032D67.png" manifest:media-type="image/png"/>
  <manifest:file-entry manifest:full-path="Pictures/10000001000002B00000001EFADDCA1638B8E2F6.png" manifest:media-type="image/png"/>
  <manifest:file-entry manifest:full-path="Pictures/100000010000002E0000001E37FDA83EF4258941.png" manifest:media-type="image/png"/>
  <manifest:file-entry manifest:full-path="Pictures/10000001000001C10000001A312441664B41F7FA.png" manifest:media-type="image/png"/>
  <manifest:file-entry manifest:full-path="Pictures/100000010000002D0000001C98DEA1983941157D.png" manifest:media-type="image/png"/>
  <manifest:file-entry manifest:full-path="Pictures/100000010000013A000000B81BBA47F12AA9AC77.png" manifest:media-type="image/png"/>
  <manifest:file-entry manifest:full-path="Pictures/10000001000000BC000000F26AB9D0DAF62179C1.png" manifest:media-type="image/png"/>
  <manifest:file-entry manifest:full-path="Pictures/1000000100000074000000617D59EED7FB384F50.png" manifest:media-type="image/png"/>
  <manifest:file-entry manifest:full-path="Pictures/100000010000002F0000001AAB3837EB3475F680.png" manifest:media-type="image/png"/>
  <manifest:file-entry manifest:full-path="Pictures/10000001000000180000001C2166AE2889353F06.png" manifest:media-type="image/png"/>
  <manifest:file-entry manifest:full-path="Pictures/10000001000000690000001C2D0D32F79812C33C.png" manifest:media-type="image/png"/>
  <manifest:file-entry manifest:full-path="Pictures/10000001000000400000001E05AA8445AE0258B0.png" manifest:media-type="image/png"/>
  <manifest:file-entry manifest:full-path="Pictures/100000010000013D0000003D435D72BF67CEE4E4.png" manifest:media-type="image/png"/>
  <manifest:file-entry manifest:full-path="Pictures/10000001000000430000001CE4D0F00DBDFAB2F9.png" manifest:media-type="image/png"/>
  <manifest:file-entry manifest:full-path="Pictures/10000001000000DC000000C7E315CBD7F61A1095.png" manifest:media-type="image/png"/>
  <manifest:file-entry manifest:full-path="Pictures/10000001000003FF0000001BD89CCC7293FAC79A.png" manifest:media-type="image/png"/>
  <manifest:file-entry manifest:full-path="Pictures/10000001000000830000001BA4C2CF48255923EF.png" manifest:media-type="image/png"/>
  <manifest:file-entry manifest:full-path="Pictures/10000001000000D2000000196CF6FFDFD751CB87.png" manifest:media-type="image/png"/>
  <manifest:file-entry manifest:full-path="Pictures/10000001000001160000001BBEE0920BCBED628F.png" manifest:media-type="image/png"/>
  <manifest:file-entry manifest:full-path="Pictures/10000001000000CC0000001BD0148FB24D0E3D26.png" manifest:media-type="image/png"/>
  <manifest:file-entry manifest:full-path="Pictures/1000000100000103000000F38971AD74B6505D08.png" manifest:media-type="image/png"/>
  <manifest:file-entry manifest:full-path="Pictures/100000010000009400000080BA942194BBD157A3.png" manifest:media-type="image/png"/>
  <manifest:file-entry manifest:full-path="Pictures/10000001000000B7000000AB2FE308B7DF7A5AFC.png" manifest:media-type="image/png"/>
  <manifest:file-entry manifest:full-path="Pictures/100000010000016E0000001CFA05FB43DD49090B.png" manifest:media-type="image/png"/>
  <manifest:file-entry manifest:full-path="Pictures/10000001000000B7000000625866FA43EAA926D1.png" manifest:media-type="image/png"/>
  <manifest:file-entry manifest:full-path="Pictures/10000001000000B500000060434361BC2C11326D.png" manifest:media-type="image/png"/>
  <manifest:file-entry manifest:full-path="Pictures/10000001000000BA0000001AD06E325AB53CA840.png" manifest:media-type="image/png"/>
  <manifest:file-entry manifest:full-path="Pictures/100000010000009A0000001D060E08085FE18E1B.png" manifest:media-type="image/png"/>
  <manifest:file-entry manifest:full-path="Pictures/10000001000000560000001C6C1C1A7A3D417EA3.png" manifest:media-type="image/png"/>
  <manifest:file-entry manifest:full-path="Pictures/10000001000000DE000001059BCA44116E680737.png" manifest:media-type="image/png"/>
  <manifest:file-entry manifest:full-path="Pictures/100000010000047E0000001CB6024675E3018B8A.png" manifest:media-type="image/png"/>
  <manifest:file-entry manifest:full-path="Pictures/10000001000000E00000011C261816954FAB1A28.png" manifest:media-type="image/png"/>
  <manifest:file-entry manifest:full-path="Pictures/100000010000002C0000001BA6C9BCB9E5DCB9F3.png" manifest:media-type="image/png"/>
  <manifest:file-entry manifest:full-path="Pictures/10000001000000170000001BF67CEC42CBA00A6E.png" manifest:media-type="image/png"/>
  <manifest:file-entry manifest:full-path="Pictures/1000000100000074000000A90C23A19618A15437.png" manifest:media-type="image/png"/>
  <manifest:file-entry manifest:full-path="Pictures/10000001000000300000001BAA97EDD260E4FD76.png" manifest:media-type="image/png"/>
  <manifest:file-entry manifest:full-path="Pictures/100000010000007C0000006320A1B68C714CADF3.png" manifest:media-type="image/png"/>
  <manifest:file-entry manifest:full-path="Pictures/10000001000000C90000001B41001088EDC0D782.png" manifest:media-type="image/png"/>
  <manifest:file-entry manifest:full-path="Pictures/10000001000000C50000001B09AF842012AB21E8.png" manifest:media-type="image/png"/>
  <manifest:file-entry manifest:full-path="Pictures/100000010000003E0000001A2B3D754801595F30.png" manifest:media-type="image/png"/>
  <manifest:file-entry manifest:full-path="Pictures/10000001000000300000001A1A1A0BA87A15C9E5.png" manifest:media-type="image/png"/>
  <manifest:file-entry manifest:full-path="Pictures/10000001000001EE000000FC7155581F75BC30DA.png" manifest:media-type="image/png"/>
  <manifest:file-entry manifest:full-path="Pictures/10000001000001F60000001CDFA56581E464CDE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d4756" officeooo:paragraph-rsid="001e8e16"/>
    </style:style>
    <style:style style:name="P4" style:family="paragraph" style:parent-style-name="Text_20_body">
      <style:text-properties officeooo:rsid="001d4756" officeooo:paragraph-rsid="001e8e16"/>
    </style:style>
    <style:style style:name="P5" style:family="paragraph" style:parent-style-name="Standard">
      <style:text-properties officeooo:rsid="001d4756" officeooo:paragraph-rsid="0030405d"/>
    </style:style>
    <style:style style:name="P6" style:family="paragraph" style:parent-style-name="Text_20_body">
      <style:text-properties officeooo:rsid="001d4756" officeooo:paragraph-rsid="001d4756"/>
    </style:style>
    <style:style style:name="P7" style:family="paragraph" style:parent-style-name="Standard">
      <style:text-properties officeooo:rsid="001e8e16" officeooo:paragraph-rsid="001e8e16"/>
    </style:style>
    <style:style style:name="P8" style:family="paragraph" style:parent-style-name="Standard">
      <style:text-properties officeooo:rsid="001efe3d" officeooo:paragraph-rsid="001efe3d"/>
    </style:style>
    <style:style style:name="P9" style:family="paragraph" style:parent-style-name="Text_20_body">
      <style:text-properties officeooo:rsid="001efe3d" officeooo:paragraph-rsid="001efe3d"/>
    </style:style>
    <style:style style:name="P10" style:family="paragraph" style:parent-style-name="Standard">
      <style:text-properties officeooo:rsid="001efe3d" officeooo:paragraph-rsid="00233be0"/>
    </style:style>
    <style:style style:name="P11" style:family="paragraph" style:parent-style-name="Standard">
      <style:text-properties officeooo:rsid="001efe3d" officeooo:paragraph-rsid="0023a24c"/>
    </style:style>
    <style:style style:name="P12" style:family="paragraph" style:parent-style-name="Standard">
      <style:text-properties officeooo:rsid="001efe3d" officeooo:paragraph-rsid="0024a364"/>
    </style:style>
    <style:style style:name="P13" style:family="paragraph" style:parent-style-name="Standard">
      <style:text-properties officeooo:rsid="001efe3d" officeooo:paragraph-rsid="002718fc"/>
    </style:style>
    <style:style style:name="P14" style:family="paragraph" style:parent-style-name="Standard">
      <style:text-properties officeooo:rsid="001efe3d" officeooo:paragraph-rsid="002b52e0"/>
    </style:style>
    <style:style style:name="P15" style:family="paragraph" style:parent-style-name="Standard">
      <style:text-properties officeooo:rsid="001efe3d" officeooo:paragraph-rsid="002bba12"/>
    </style:style>
    <style:style style:name="P16" style:family="paragraph" style:parent-style-name="Standard">
      <style:text-properties officeooo:rsid="001efe3d" officeooo:paragraph-rsid="0030405d"/>
    </style:style>
    <style:style style:name="P17" style:family="paragraph" style:parent-style-name="Standard">
      <style:text-properties officeooo:rsid="001efe3d" officeooo:paragraph-rsid="0042265f"/>
    </style:style>
    <style:style style:name="P18" style:family="paragraph" style:parent-style-name="Standard">
      <style:text-properties officeooo:rsid="001efe3d" officeooo:paragraph-rsid="001e8e16"/>
    </style:style>
    <style:style style:name="P19" style:family="paragraph" style:parent-style-name="Standard">
      <style:text-properties officeooo:rsid="001efe3d" officeooo:paragraph-rsid="007325c1"/>
    </style:style>
    <style:style style:name="P20" style:family="paragraph" style:parent-style-name="Text_20_body">
      <style:text-properties officeooo:rsid="001efe3d" officeooo:paragraph-rsid="004b5eb6"/>
    </style:style>
    <style:style style:name="P21" style:family="paragraph" style:parent-style-name="Text_20_body">
      <style:text-properties officeooo:rsid="001efe3d" officeooo:paragraph-rsid="006aa8ad"/>
    </style:style>
    <style:style style:name="P22" style:family="paragraph" style:parent-style-name="Horizontal_20_Line">
      <style:text-properties officeooo:rsid="001efe3d"/>
    </style:style>
    <style:style style:name="P23" style:family="paragraph" style:parent-style-name="Standard">
      <style:text-properties officeooo:paragraph-rsid="001efe3d"/>
    </style:style>
    <style:style style:name="P24" style:family="paragraph" style:parent-style-name="Text_20_body">
      <style:text-properties officeooo:rsid="0023a24c" officeooo:paragraph-rsid="0023a24c"/>
    </style:style>
    <style:style style:name="P25" style:family="paragraph" style:parent-style-name="Text_20_body">
      <style:text-properties officeooo:rsid="0023a24c" officeooo:paragraph-rsid="0023aeef"/>
    </style:style>
    <style:style style:name="P26" style:family="paragraph" style:parent-style-name="Heading_20_4">
      <style:text-properties officeooo:rsid="0023a24c" officeooo:paragraph-rsid="0023aeef"/>
    </style:style>
    <style:style style:name="P27" style:family="paragraph" style:parent-style-name="Standard">
      <style:text-properties officeooo:paragraph-rsid="00247863"/>
    </style:style>
    <style:style style:name="P28" style:family="paragraph" style:parent-style-name="Standard">
      <style:text-properties officeooo:rsid="002b52e0" officeooo:paragraph-rsid="002b52e0"/>
    </style:style>
    <style:style style:name="P29" style:family="paragraph" style:parent-style-name="Text_20_body">
      <style:text-properties officeooo:rsid="002b52e0" officeooo:paragraph-rsid="002b52e0"/>
    </style:style>
    <style:style style:name="P30" style:family="paragraph" style:parent-style-name="Standard">
      <style:text-properties officeooo:paragraph-rsid="002c132d"/>
    </style:style>
    <style:style style:name="P31" style:family="paragraph" style:parent-style-name="Standard" style:master-page-name="">
      <style:paragraph-properties style:page-number="auto" fo:break-before="auto" fo:break-after="auto"/>
      <style:text-properties officeooo:paragraph-rsid="002c132d"/>
    </style:style>
    <style:style style:name="P32" style:family="paragraph" style:parent-style-name="Standard">
      <style:text-properties officeooo:rsid="0030405d" officeooo:paragraph-rsid="0030405d"/>
    </style:style>
    <style:style style:name="P33" style:family="paragraph" style:parent-style-name="Text_20_body">
      <style:text-properties officeooo:rsid="0030405d" officeooo:paragraph-rsid="0030405d"/>
    </style:style>
    <style:style style:name="P34" style:family="paragraph" style:parent-style-name="Text_20_body">
      <style:text-properties officeooo:rsid="0030405d"/>
    </style:style>
    <style:style style:name="P35" style:family="paragraph" style:parent-style-name="Standard">
      <style:text-properties fo:font-weight="bold" officeooo:rsid="0030405d" officeooo:paragraph-rsid="0030405d" style:font-weight-asian="bold" style:font-weight-complex="bold"/>
    </style:style>
    <style:style style:name="P36" style:family="paragraph" style:parent-style-name="Standard">
      <style:text-properties officeooo:paragraph-rsid="0042265f"/>
    </style:style>
    <style:style style:name="P37" style:family="paragraph" style:parent-style-name="Standard">
      <style:text-properties officeooo:rsid="0042265f" officeooo:paragraph-rsid="0042265f"/>
    </style:style>
    <style:style style:name="P38" style:family="paragraph" style:parent-style-name="Text_20_body">
      <style:text-properties officeooo:rsid="0042265f" officeooo:paragraph-rsid="004d7d13"/>
    </style:style>
    <style:style style:name="P39" style:family="paragraph" style:parent-style-name="Standard">
      <style:text-properties officeooo:paragraph-rsid="006aa8ad"/>
    </style:style>
    <style:style style:name="P40" style:family="paragraph" style:parent-style-name="Text_20_body">
      <style:text-properties officeooo:rsid="002718fc" officeooo:paragraph-rsid="002718fc"/>
    </style:style>
    <style:style style:name="P41" style:family="paragraph" style:parent-style-name="Horizontal_20_Line">
      <style:text-properties officeooo:rsid="002718fc" officeooo:paragraph-rsid="002718fc"/>
    </style:style>
    <style:style style:name="P42" style:family="paragraph" style:parent-style-name="Horizontal_20_Line">
      <style:text-properties officeooo:rsid="002718fc" officeooo:paragraph-rsid="002b52e0"/>
    </style:style>
    <style:style style:name="P43" style:family="paragraph" style:parent-style-name="Horizontal_20_Line">
      <style:text-properties officeooo:rsid="002718fc" officeooo:paragraph-rsid="002bba12"/>
    </style:style>
    <style:style style:name="P44" style:family="paragraph" style:parent-style-name="Standard">
      <style:text-properties officeooo:paragraph-rsid="008274e0"/>
    </style:style>
    <style:style style:name="P45" style:family="paragraph" style:parent-style-name="Text_20_body">
      <style:paragraph-properties fo:margin-top="0cm" fo:margin-bottom="0cm" style:contextual-spacing="false"/>
      <style:text-properties officeooo:paragraph-rsid="008274e0"/>
    </style:style>
    <style:style style:name="P46" style:family="paragraph" style:parent-style-name="Text_20_body">
      <style:paragraph-properties fo:margin-top="0cm" fo:margin-bottom="0cm" style:contextual-spacing="false"/>
      <style:text-properties officeooo:paragraph-rsid="0016d821"/>
    </style:style>
    <style:style style:name="P47" style:family="paragraph" style:parent-style-name="Text_20_body">
      <style:text-properties officeooo:paragraph-rsid="0016d821"/>
    </style:style>
    <style:style style:name="P48" style:family="paragraph" style:parent-style-name="Text_20_body">
      <style:text-properties officeooo:rsid="001f8f0f" officeooo:paragraph-rsid="001f8f0f"/>
    </style:style>
    <style:style style:name="P49" style:family="paragraph" style:parent-style-name="Text_20_body">
      <style:text-properties officeooo:rsid="001f8f0f" officeooo:paragraph-rsid="004b5eb6"/>
    </style:style>
    <style:style style:name="P50" style:family="paragraph" style:parent-style-name="Text_20_body">
      <style:text-properties officeooo:rsid="002180cc" officeooo:paragraph-rsid="002180cc"/>
    </style:style>
    <style:style style:name="P51" style:family="paragraph" style:parent-style-name="Text_20_body">
      <style:text-properties officeooo:rsid="00233be0" officeooo:paragraph-rsid="00233be0"/>
    </style:style>
    <style:style style:name="P52" style:family="paragraph" style:parent-style-name="Text_20_body">
      <style:paragraph-properties fo:text-align="justify" style:justify-single-word="false"/>
      <style:text-properties officeooo:rsid="00233be0" officeooo:paragraph-rsid="00233be0"/>
    </style:style>
    <style:style style:name="P53" style:family="paragraph" style:parent-style-name="Text_20_body">
      <style:text-properties officeooo:rsid="0023aeef" officeooo:paragraph-rsid="0023aeef"/>
    </style:style>
    <style:style style:name="P54" style:family="paragraph" style:parent-style-name="Text_20_body">
      <style:text-properties officeooo:rsid="0024a364" officeooo:paragraph-rsid="0024a364"/>
    </style:style>
    <style:style style:name="P55" style:family="paragraph" style:parent-style-name="Text_20_body">
      <style:text-properties officeooo:rsid="0024a364" officeooo:paragraph-rsid="00518725"/>
    </style:style>
    <style:style style:name="P56" style:family="paragraph" style:parent-style-name="Text_20_body">
      <style:text-properties officeooo:rsid="0024a364" officeooo:paragraph-rsid="003c8a2b"/>
    </style:style>
    <style:style style:name="P57" style:family="paragraph" style:parent-style-name="Text_20_body">
      <style:text-properties officeooo:rsid="0028b4cc" officeooo:paragraph-rsid="0028b4cc"/>
    </style:style>
    <style:style style:name="P58" style:family="paragraph" style:parent-style-name="Text_20_body">
      <style:text-properties officeooo:rsid="0028b4cc" officeooo:paragraph-rsid="005c4d2d"/>
    </style:style>
    <style:style style:name="P59" style:family="paragraph" style:parent-style-name="Text_20_body">
      <style:text-properties officeooo:rsid="0028b4cc" officeooo:paragraph-rsid="00790c4c"/>
    </style:style>
    <style:style style:name="P60" style:family="paragraph" style:parent-style-name="Heading_20_4">
      <style:text-properties officeooo:rsid="0028b4cc"/>
    </style:style>
    <style:style style:name="P61" style:family="paragraph" style:parent-style-name="Text_20_body">
      <style:text-properties officeooo:paragraph-rsid="0028b4cc"/>
    </style:style>
    <style:style style:name="P62" style:family="paragraph" style:parent-style-name="Heading_20_4">
      <style:text-properties officeooo:paragraph-rsid="0028b4cc"/>
    </style:style>
    <style:style style:name="P63" style:family="paragraph" style:parent-style-name="Text_20_body">
      <style:text-properties officeooo:rsid="0028d2de" officeooo:paragraph-rsid="0028d2de"/>
    </style:style>
    <style:style style:name="P64" style:family="paragraph" style:parent-style-name="Text_20_body">
      <style:text-properties officeooo:rsid="0028d2de" officeooo:paragraph-rsid="004b5eb6"/>
    </style:style>
    <style:style style:name="P65" style:family="paragraph" style:parent-style-name="Text_20_body">
      <style:text-properties officeooo:rsid="002bba12" officeooo:paragraph-rsid="002bba12"/>
    </style:style>
    <style:style style:name="P66" style:family="paragraph" style:parent-style-name="Text_20_body">
      <style:text-properties officeooo:rsid="002bba12" officeooo:paragraph-rsid="003fa137"/>
    </style:style>
    <style:style style:name="P67" style:family="paragraph" style:parent-style-name="Text_20_body">
      <style:text-properties officeooo:rsid="002bba12" officeooo:paragraph-rsid="004fb4d5"/>
    </style:style>
    <style:style style:name="P68" style:family="paragraph" style:parent-style-name="Text_20_body">
      <style:text-properties officeooo:rsid="002bba12" officeooo:paragraph-rsid="005a2e02"/>
    </style:style>
    <style:style style:name="P69" style:family="paragraph" style:parent-style-name="Text_20_body">
      <style:text-properties officeooo:rsid="0033273f" officeooo:paragraph-rsid="0033273f"/>
    </style:style>
    <style:style style:name="P70" style:family="paragraph" style:parent-style-name="Horizontal_20_Line">
      <style:text-properties officeooo:rsid="0033273f" officeooo:paragraph-rsid="0033273f"/>
    </style:style>
    <style:style style:name="P71" style:family="paragraph" style:parent-style-name="Text_20_body">
      <style:paragraph-properties fo:text-align="justify" style:justify-single-word="false"/>
      <style:text-properties officeooo:rsid="0033273f" officeooo:paragraph-rsid="0033273f"/>
    </style:style>
    <style:style style:name="P72" style:family="paragraph" style:parent-style-name="Text_20_body">
      <style:text-properties officeooo:rsid="0039388c" officeooo:paragraph-rsid="0039388c"/>
    </style:style>
    <style:style style:name="P73" style:family="paragraph" style:parent-style-name="Text_20_body">
      <style:paragraph-properties fo:text-align="justify" style:justify-single-word="false"/>
      <style:text-properties officeooo:rsid="0039388c" officeooo:paragraph-rsid="0039388c"/>
    </style:style>
    <style:style style:name="P74" style:family="paragraph" style:parent-style-name="Text_20_body">
      <style:text-properties officeooo:rsid="003fa137" officeooo:paragraph-rsid="003fa137"/>
    </style:style>
    <style:style style:name="P75" style:family="paragraph" style:parent-style-name="Heading_20_4">
      <style:text-properties officeooo:rsid="003fa137" officeooo:paragraph-rsid="003fa137"/>
    </style:style>
    <style:style style:name="P76" style:family="paragraph" style:parent-style-name="Text_20_body">
      <style:text-properties officeooo:rsid="00494b13" officeooo:paragraph-rsid="00494b13"/>
    </style:style>
    <style:style style:name="P77" style:family="paragraph" style:parent-style-name="Text_20_body">
      <style:text-properties officeooo:paragraph-rsid="004b5eb6"/>
    </style:style>
    <style:style style:name="P78" style:family="paragraph" style:parent-style-name="Horizontal_20_Line">
      <style:text-properties officeooo:paragraph-rsid="004b5eb6"/>
    </style:style>
    <style:style style:name="P79" style:family="paragraph" style:parent-style-name="Text_20_body">
      <style:text-properties officeooo:rsid="004b5eb6" officeooo:paragraph-rsid="004b5eb6"/>
    </style:style>
    <style:style style:name="P80" style:family="paragraph" style:parent-style-name="Text_20_body">
      <style:text-properties officeooo:rsid="004bca70" officeooo:paragraph-rsid="00602f18"/>
    </style:style>
    <style:style style:name="P81" style:family="paragraph" style:parent-style-name="Text_20_body">
      <style:text-properties officeooo:rsid="004d7d13" officeooo:paragraph-rsid="004d7d13"/>
    </style:style>
    <style:style style:name="P82" style:family="paragraph" style:parent-style-name="Text_20_body">
      <style:text-properties officeooo:rsid="004338cb" officeooo:paragraph-rsid="004d7d13"/>
    </style:style>
    <style:style style:name="P83" style:family="paragraph" style:parent-style-name="Text_20_body">
      <style:text-properties officeooo:rsid="004338cb" officeooo:paragraph-rsid="0055c010"/>
    </style:style>
    <style:style style:name="P84" style:family="paragraph" style:parent-style-name="Text_20_body">
      <style:text-properties officeooo:rsid="004f8b54" officeooo:paragraph-rsid="004f8b54"/>
    </style:style>
    <style:style style:name="P85" style:family="paragraph" style:parent-style-name="Text_20_body">
      <style:text-properties officeooo:rsid="00518725" officeooo:paragraph-rsid="00518725"/>
    </style:style>
    <style:style style:name="P86" style:family="paragraph" style:parent-style-name="Text_20_body">
      <style:text-properties officeooo:rsid="0055c010" officeooo:paragraph-rsid="0055c010"/>
    </style:style>
    <style:style style:name="P87" style:family="paragraph" style:parent-style-name="Text_20_body">
      <style:text-properties officeooo:paragraph-rsid="005c4d2d"/>
    </style:style>
    <style:style style:name="P88" style:family="paragraph" style:parent-style-name="Horizontal_20_Line">
      <style:text-properties officeooo:paragraph-rsid="005c4d2d"/>
    </style:style>
    <style:style style:name="P89" style:family="paragraph" style:parent-style-name="Heading_20_4">
      <style:text-properties officeooo:paragraph-rsid="005c4d2d"/>
    </style:style>
    <style:style style:name="P90" style:family="paragraph" style:parent-style-name="Text_20_body">
      <style:text-properties officeooo:paragraph-rsid="0055c010"/>
    </style:style>
    <style:style style:name="P91" style:family="paragraph" style:parent-style-name="Heading_20_4">
      <style:text-properties officeooo:paragraph-rsid="0055c010"/>
    </style:style>
    <style:style style:name="P92" style:family="paragraph" style:parent-style-name="Text_20_body">
      <style:text-properties officeooo:paragraph-rsid="00602f18"/>
    </style:style>
    <style:style style:name="P93" style:family="paragraph" style:parent-style-name="Horizontal_20_Line">
      <style:text-properties officeooo:paragraph-rsid="00602f18"/>
    </style:style>
    <style:style style:name="P94" style:family="paragraph" style:parent-style-name="Text_20_body">
      <style:text-properties officeooo:rsid="006216d4" officeooo:paragraph-rsid="006216d4"/>
    </style:style>
    <style:style style:name="P95" style:family="paragraph" style:parent-style-name="Text_20_body">
      <style:text-properties officeooo:paragraph-rsid="006216d4"/>
    </style:style>
    <style:style style:name="P96" style:family="paragraph" style:parent-style-name="Text_20_body">
      <style:text-properties officeooo:rsid="00654a1f" officeooo:paragraph-rsid="00654a1f"/>
    </style:style>
    <style:style style:name="P97" style:family="paragraph" style:parent-style-name="Text_20_body">
      <style:text-properties officeooo:rsid="00488907" officeooo:paragraph-rsid="00488907"/>
    </style:style>
    <style:style style:name="P98" style:family="paragraph" style:parent-style-name="Text_20_body">
      <style:text-properties officeooo:paragraph-rsid="002bba12"/>
    </style:style>
    <style:style style:name="P99" style:family="paragraph" style:parent-style-name="Text_20_body">
      <style:text-properties officeooo:rsid="006c4e4f" officeooo:paragraph-rsid="006c4e4f"/>
    </style:style>
    <style:style style:name="P100" style:family="paragraph" style:parent-style-name="Text_20_body">
      <style:text-properties officeooo:paragraph-rsid="004d7d13"/>
    </style:style>
    <style:style style:name="P101" style:family="paragraph" style:parent-style-name="Heading_20_4">
      <style:text-properties officeooo:paragraph-rsid="004d7d13"/>
    </style:style>
    <style:style style:name="P102" style:family="paragraph" style:parent-style-name="Text_20_body">
      <style:text-properties officeooo:paragraph-rsid="007d4e6b"/>
    </style:style>
    <style:style style:name="P103" style:family="paragraph" style:parent-style-name="Text_20_body">
      <style:text-properties officeooo:paragraph-rsid="007d913f"/>
    </style:style>
    <style:style style:name="P104" style:family="paragraph" style:parent-style-name="Text_20_body">
      <style:text-properties officeooo:rsid="007d913f" officeooo:paragraph-rsid="007d913f"/>
    </style:style>
    <style:style style:name="P105" style:family="paragraph" style:parent-style-name="Text_20_body">
      <style:text-properties officeooo:paragraph-rsid="007e8e24"/>
    </style:style>
    <style:style style:name="P106" style:family="paragraph" style:parent-style-name="Text_20_body">
      <style:text-properties officeooo:paragraph-rsid="0080369d"/>
    </style:style>
    <style:style style:name="P107" style:family="paragraph" style:parent-style-name="Heading_20_4">
      <style:text-properties officeooo:paragraph-rsid="0080369d"/>
    </style:style>
    <style:style style:name="P108" style:family="paragraph" style:parent-style-name="Text_20_body">
      <style:text-properties officeooo:rsid="0080369d" officeooo:paragraph-rsid="0080369d"/>
    </style:style>
    <style:style style:name="P109" style:family="paragraph" style:parent-style-name="Text_20_body">
      <style:text-properties officeooo:rsid="008200b5" officeooo:paragraph-rsid="008200b5"/>
    </style:style>
    <style:style style:name="P110" style:family="paragraph" style:parent-style-name="Text_20_body">
      <style:text-properties officeooo:rsid="0294b2a1" officeooo:paragraph-rsid="008274e0"/>
    </style:style>
    <style:style style:name="P111" style:family="paragraph" style:parent-style-name="Text_20_body">
      <style:text-properties officeooo:rsid="0083ba48" officeooo:paragraph-rsid="0083ba48"/>
    </style:style>
    <style:style style:name="P112" style:family="paragraph" style:parent-style-name="Text_20_body">
      <style:text-properties officeooo:rsid="0088c994" officeooo:paragraph-rsid="0088c994"/>
    </style:style>
    <style:style style:name="P113" style:family="paragraph" style:parent-style-name="Horizontal_20_Line">
      <style:text-properties officeooo:paragraph-rsid="0024a364"/>
    </style:style>
    <style:style style:name="P114" style:family="paragraph" style:parent-style-name="Horizontal_20_Line">
      <style:text-properties officeooo:paragraph-rsid="002718fc"/>
    </style:style>
    <style:style style:name="P115" style:family="paragraph" style:parent-style-name="Horizontal_20_Line">
      <style:text-properties officeooo:paragraph-rsid="007325c1"/>
    </style:style>
    <style:style style:name="P116" style:family="paragraph" style:parent-style-name="Horizontal_20_Line">
      <style:text-properties officeooo:paragraph-rsid="00790c4c"/>
    </style:style>
    <style:style style:name="P117" style:family="paragraph" style:parent-style-name="Heading_20_4">
      <style:text-properties officeooo:paragraph-rsid="0023aeef"/>
    </style:style>
    <style:style style:name="P118" style:family="paragraph" style:parent-style-name="Heading_20_4">
      <style:text-properties officeooo:paragraph-rsid="003fa137"/>
    </style:style>
    <style:style style:name="P119" style:family="paragraph" style:parent-style-name="Heading_20_4">
      <style:text-properties officeooo:paragraph-rsid="004fb4d5"/>
    </style:style>
    <style:style style:name="P120" style:family="paragraph" style:parent-style-name="Heading_20_4">
      <style:text-properties officeooo:paragraph-rsid="00518725"/>
    </style:style>
    <style:style style:name="P121" style:family="paragraph" style:parent-style-name="Heading_20_4">
      <style:text-properties officeooo:paragraph-rsid="005a2e02"/>
    </style:style>
    <style:style style:name="P122" style:family="paragraph" style:parent-style-name="Heading_20_4">
      <style:text-properties officeooo:rsid="00468720" officeooo:paragraph-rsid="005a2e02"/>
    </style:style>
    <style:style style:name="P123" style:family="paragraph" style:parent-style-name="Heading_20_4">
      <style:text-properties officeooo:rsid="005a2e02" officeooo:paragraph-rsid="005a2e02"/>
    </style:style>
    <style:style style:name="P124"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P125" style:family="paragraph" style:parent-style-name="Heading_20_4">
      <style:paragraph-properties fo:margin-left="0cm" fo:margin-right="0cm" fo:text-indent="0cm" style:auto-text-indent="false"/>
    </style:style>
    <style:style style:name="P126" style:family="paragraph" style:parent-style-name="Contents_20_1">
      <style:paragraph-properties>
        <style:tab-stops>
          <style:tab-stop style:position="19.001cm" style:type="right" style:leader-style="dotted" style:leader-text="."/>
        </style:tab-stops>
      </style:paragraph-properties>
    </style:style>
    <style:style style:name="P127" style:family="paragraph" style:parent-style-name="Contents_20_2">
      <style:paragraph-properties>
        <style:tab-stops>
          <style:tab-stop style:position="18.501cm" style:type="right" style:leader-style="dotted" style:leader-text="."/>
        </style:tab-stops>
      </style:paragraph-properties>
    </style:style>
    <style:style style:name="P128" style:family="paragraph" style:parent-style-name="Contents_20_3">
      <style:paragraph-properties>
        <style:tab-stops>
          <style:tab-stop style:position="18.002cm" style:type="right" style:leader-style="dotted" style:leader-text="."/>
        </style:tab-stops>
      </style:paragraph-properties>
    </style:style>
    <style:style style:name="P129" style:family="paragraph" style:parent-style-name="Contents_20_4">
      <style:paragraph-properties>
        <style:tab-stops>
          <style:tab-stop style:position="17.503cm" style:type="right" style:leader-style="dotted" style:leader-text="."/>
        </style:tab-stops>
      </style:paragraph-properties>
    </style:style>
    <style:style style:name="P130"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131" style:family="paragraph" style:parent-style-name="Text_20_body">
      <style:text-properties officeooo:rsid="008cca01" officeooo:paragraph-rsid="008cca01"/>
    </style:style>
    <style:style style:name="P132" style:family="paragraph" style:parent-style-name="Text_20_body">
      <style:text-properties officeooo:rsid="008aa0e7" officeooo:paragraph-rsid="009074bd"/>
    </style:style>
    <style:style style:name="P133" style:family="paragraph" style:parent-style-name="Contents_20_1">
      <style:paragraph-properties>
        <style:tab-stops>
          <style:tab-stop style:position="19.001cm" style:type="right" style:leader-style="dotted" style:leader-text="."/>
        </style:tab-stops>
      </style:paragraph-properties>
    </style:style>
    <style:style style:name="P134" style:family="paragraph" style:parent-style-name="Contents_20_2">
      <style:paragraph-properties>
        <style:tab-stops>
          <style:tab-stop style:position="18.501cm" style:type="right" style:leader-style="dotted" style:leader-text="."/>
        </style:tab-stops>
      </style:paragraph-properties>
    </style:style>
    <style:style style:name="P135" style:family="paragraph" style:parent-style-name="Contents_20_3">
      <style:paragraph-properties>
        <style:tab-stops>
          <style:tab-stop style:position="18.002cm" style:type="right" style:leader-style="dotted" style:leader-text="."/>
        </style:tab-stops>
      </style:paragraph-properties>
    </style:style>
    <style:style style:name="P136" style:family="paragraph" style:parent-style-name="Contents_20_4">
      <style:paragraph-properties>
        <style:tab-stops>
          <style:tab-stop style:position="17.503cm" style:type="right" style:leader-style="dotted" style:leader-text="."/>
        </style:tab-stops>
      </style:paragraph-properties>
    </style:style>
    <style:style style:name="P137" style:family="paragraph" style:parent-style-name="Heading_20_1">
      <style:paragraph-properties fo:margin-top="0cm" fo:margin-bottom="0cm" style:contextual-spacing="false"/>
      <style:text-properties officeooo:rsid="002c132d" officeooo:paragraph-rsid="002c132d"/>
    </style:style>
    <style:style style:name="P138" style:family="paragraph" style:parent-style-name="Heading_20_1">
      <style:paragraph-properties fo:margin-top="0cm" fo:margin-bottom="0cm" style:contextual-spacing="false"/>
      <style:text-properties officeooo:rsid="001e8e16" officeooo:paragraph-rsid="001d4756"/>
    </style:style>
    <style:style style:name="P139" style:family="paragraph" style:parent-style-name="Heading_20_1">
      <style:paragraph-properties fo:margin-top="0cm" fo:margin-bottom="0cm" style:contextual-spacing="false"/>
      <style:text-properties officeooo:rsid="001e8e16" officeooo:paragraph-rsid="001e8e16"/>
    </style:style>
    <style:style style:name="P140" style:family="paragraph" style:parent-style-name="Heading_20_1">
      <style:paragraph-properties fo:margin-top="0cm" fo:margin-bottom="0cm" style:contextual-spacing="false"/>
      <style:text-properties officeooo:rsid="001e8e16" officeooo:paragraph-rsid="001efe3d"/>
    </style:style>
    <style:style style:name="P141" style:family="paragraph" style:parent-style-name="Heading_20_1">
      <style:paragraph-properties fo:margin-top="0cm" fo:margin-bottom="0cm" style:contextual-spacing="false"/>
      <style:text-properties officeooo:rsid="001e8e16" officeooo:paragraph-rsid="00233be0"/>
    </style:style>
    <style:style style:name="P142" style:family="paragraph" style:parent-style-name="Heading_20_1">
      <style:paragraph-properties fo:margin-top="0cm" fo:margin-bottom="0cm" style:contextual-spacing="false"/>
      <style:text-properties officeooo:rsid="001e8e16" officeooo:paragraph-rsid="0023a24c"/>
    </style:style>
    <style:style style:name="P143" style:family="paragraph" style:parent-style-name="Heading_20_1">
      <style:paragraph-properties fo:margin-top="0cm" fo:margin-bottom="0cm" style:contextual-spacing="false"/>
      <style:text-properties officeooo:rsid="0030405d" officeooo:paragraph-rsid="0030405d"/>
    </style:style>
    <style:style style:name="P144" style:family="paragraph" style:parent-style-name="Heading_20_1">
      <style:paragraph-properties fo:margin-top="0cm" fo:margin-bottom="0cm" style:contextual-spacing="false"/>
      <style:text-properties officeooo:rsid="001efe3d" officeooo:paragraph-rsid="001efe3d"/>
    </style:style>
    <style:style style:name="P145" style:family="paragraph" style:parent-style-name="Heading_20_1">
      <style:paragraph-properties fo:margin-top="0cm" fo:margin-bottom="0cm" style:contextual-spacing="false"/>
      <style:text-properties officeooo:rsid="00247863" officeooo:paragraph-rsid="00247863"/>
    </style:style>
    <style:style style:name="P146" style:family="paragraph" style:parent-style-name="Heading_20_1">
      <style:paragraph-properties fo:margin-top="0cm" fo:margin-bottom="0cm" style:contextual-spacing="false"/>
      <style:text-properties officeooo:rsid="00247863" officeooo:paragraph-rsid="0042265f"/>
    </style:style>
    <style:style style:name="P147" style:family="paragraph" style:parent-style-name="Heading_20_1">
      <style:paragraph-properties fo:margin-top="0cm" fo:margin-bottom="0cm" style:contextual-spacing="false"/>
      <style:text-properties officeooo:rsid="00247863" officeooo:paragraph-rsid="0025d439"/>
    </style:style>
    <style:style style:name="P148" style:family="paragraph" style:parent-style-name="Heading_20_1">
      <style:paragraph-properties fo:margin-top="0cm" fo:margin-bottom="0cm" style:contextual-spacing="false"/>
      <style:text-properties officeooo:rsid="00247863" officeooo:paragraph-rsid="002b52e0"/>
    </style:style>
    <style:style style:name="P149" style:family="paragraph" style:parent-style-name="Heading_20_1">
      <style:paragraph-properties fo:margin-top="0cm" fo:margin-bottom="0cm" style:contextual-spacing="false"/>
      <style:text-properties officeooo:rsid="00247863" officeooo:paragraph-rsid="002bba12"/>
    </style:style>
    <style:style style:name="P150" style:family="paragraph" style:parent-style-name="Heading_20_2">
      <style:text-properties officeooo:rsid="001d4756" officeooo:paragraph-rsid="001d4756"/>
    </style:style>
    <style:style style:name="P151" style:family="paragraph" style:parent-style-name="Heading_20_2">
      <style:text-properties officeooo:paragraph-rsid="007325c1"/>
    </style:style>
    <style:style style:name="P152" style:family="paragraph" style:parent-style-name="Heading_20_2">
      <style:text-properties officeooo:paragraph-rsid="0023a24c"/>
    </style:style>
    <style:style style:name="P153" style:family="paragraph" style:parent-style-name="Heading_20_2">
      <style:text-properties officeooo:paragraph-rsid="0024a364"/>
    </style:style>
    <style:style style:name="P154" style:family="paragraph" style:parent-style-name="Heading_20_2">
      <style:text-properties officeooo:paragraph-rsid="0042265f"/>
    </style:style>
    <style:style style:name="P155" style:family="paragraph" style:parent-style-name="Heading_20_2">
      <style:text-properties officeooo:paragraph-rsid="002718fc"/>
    </style:style>
    <style:style style:name="P156" style:family="paragraph" style:parent-style-name="Heading_20_3">
      <style:text-properties officeooo:rsid="001efe3d" officeooo:paragraph-rsid="004b5eb6"/>
    </style:style>
    <style:style style:name="P157" style:family="paragraph" style:parent-style-name="Heading_20_3">
      <style:text-properties officeooo:rsid="0055c010" officeooo:paragraph-rsid="0055c010"/>
    </style:style>
    <style:style style:name="P158" style:family="paragraph" style:parent-style-name="Heading_20_3">
      <style:text-properties officeooo:paragraph-rsid="00518725"/>
    </style:style>
    <style:style style:name="P159" style:family="paragraph" style:parent-style-name="Heading_20_3">
      <style:text-properties officeooo:rsid="008aa0e7" officeooo:paragraph-rsid="009074bd"/>
    </style:style>
    <style:style style:name="P160" style:family="paragraph" style:parent-style-name="Heading_20_3">
      <style:text-properties officeooo:paragraph-rsid="005c4d2d"/>
    </style:style>
    <style:style style:name="P161" style:family="paragraph" style:parent-style-name="Heading_20_3">
      <style:text-properties officeooo:paragraph-rsid="00790c4c"/>
    </style:style>
    <style:style style:name="P162" style:family="paragraph" style:parent-style-name="Heading_20_3">
      <style:text-properties officeooo:rsid="002fd310" officeooo:paragraph-rsid="00790c4c"/>
    </style:style>
    <style:style style:name="P163" style:family="paragraph" style:parent-style-name="Heading_20_3">
      <style:text-properties officeooo:rsid="004fb4d5"/>
    </style:style>
    <style:style style:name="P164" style:family="paragraph" style:parent-style-name="Heading_20_3">
      <style:text-properties officeooo:rsid="00488907" officeooo:paragraph-rsid="00488907"/>
    </style:style>
    <style:style style:name="P165"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 style:font-size-complex="14.1000003814697pt" style:font-weight-complex="bold"/>
    </style:style>
    <style:style style:name="P166" style:family="paragraph" style:parent-style-name="Text_20_body">
      <style:text-properties officeooo:rsid="0276359f" officeooo:paragraph-rsid="0091ca6c"/>
    </style:style>
    <style:style style:name="T1" style:family="text">
      <style:text-properties officeooo:rsid="008eb908"/>
    </style:style>
    <style:style style:name="T2" style:family="text">
      <style:text-properties officeooo:rsid="0081e1b8"/>
    </style:style>
    <style:style style:name="T3" style:family="text">
      <style:text-properties fo:font-weight="bold" style:font-weight-asian="bold" style:font-weight-complex="bold"/>
    </style:style>
    <style:style style:name="T4" style:family="text">
      <style:text-properties fo:font-weight="bold" officeooo:rsid="0033273f" style:font-weight-asian="bold" style:font-weight-complex="bold"/>
    </style:style>
    <style:style style:name="T5" style:family="text">
      <style:text-properties officeooo:rsid="001d4756"/>
    </style:style>
    <style:style style:name="T6" style:family="text">
      <style:text-properties officeooo:rsid="001e8e16"/>
    </style:style>
    <style:style style:name="T7" style:family="text">
      <style:text-properties officeooo:rsid="001efe3d"/>
    </style:style>
    <style:style style:name="T8" style:family="text">
      <style:text-properties officeooo:rsid="001f8f0f"/>
    </style:style>
    <style:style style:name="T9" style:family="text">
      <style:text-properties officeooo:rsid="0023a24c"/>
    </style:style>
    <style:style style:name="T10" style:family="text">
      <style:text-properties officeooo:rsid="0023aeef"/>
    </style:style>
    <style:style style:name="T11" style:family="text">
      <style:text-properties officeooo:rsid="00247863"/>
    </style:style>
    <style:style style:name="T12" style:family="text">
      <style:text-properties officeooo:rsid="0024a364"/>
    </style:style>
    <style:style style:name="T13" style:family="text">
      <style:text-properties officeooo:rsid="002718fc"/>
    </style:style>
    <style:style style:name="T14" style:family="text">
      <style:text-properties officeooo:rsid="0028b4cc"/>
    </style:style>
    <style:style style:name="T15" style:family="text">
      <style:text-properties officeooo:rsid="0028d2de"/>
    </style:style>
    <style:style style:name="T16" style:family="text">
      <style:text-properties officeooo:rsid="002b52e0"/>
    </style:style>
    <style:style style:name="T17" style:family="text">
      <style:text-properties officeooo:rsid="002bba12"/>
    </style:style>
    <style:style style:name="T18" style:family="text">
      <style:text-properties officeooo:rsid="002e0d47"/>
    </style:style>
    <style:style style:name="T19" style:family="text">
      <style:text-properties officeooo:rsid="002fd310"/>
    </style:style>
    <style:style style:name="T20" style:family="text">
      <style:text-properties officeooo:rsid="0030405d"/>
    </style:style>
    <style:style style:name="T21" style:family="text">
      <style:text-properties officeooo:rsid="0033273f"/>
    </style:style>
    <style:style style:name="T22" style:family="text">
      <style:text-properties officeooo:rsid="0039388c"/>
    </style:style>
    <style:style style:name="T23" style:family="text">
      <style:text-properties officeooo:rsid="003c8a2b"/>
    </style:style>
    <style:style style:name="T24" style:family="text">
      <style:text-properties officeooo:rsid="0042265f"/>
    </style:style>
    <style:style style:name="T25" style:family="text">
      <style:text-properties officeooo:rsid="004b5eb6"/>
    </style:style>
    <style:style style:name="T26" style:family="text">
      <style:text-properties officeooo:rsid="004bca70"/>
    </style:style>
    <style:style style:name="T27" style:family="text">
      <style:text-properties officeooo:rsid="004d7d13"/>
    </style:style>
    <style:style style:name="T28" style:family="text">
      <style:text-properties officeooo:rsid="004f8b54"/>
    </style:style>
    <style:style style:name="T29" style:family="text">
      <style:text-properties officeooo:rsid="004fb4d5"/>
    </style:style>
    <style:style style:name="T30" style:family="text">
      <style:text-properties officeooo:rsid="00518725"/>
    </style:style>
    <style:style style:name="T31" style:family="text">
      <style:text-properties officeooo:rsid="0054f2bb"/>
    </style:style>
    <style:style style:name="T32" style:family="text">
      <style:text-properties officeooo:rsid="0055c010"/>
    </style:style>
    <style:style style:name="T33" style:family="text">
      <style:text-properties officeooo:rsid="005a2e02"/>
    </style:style>
    <style:style style:name="T34" style:family="text">
      <style:text-properties officeooo:rsid="005ee6f9"/>
    </style:style>
    <style:style style:name="T35" style:family="text">
      <style:text-properties officeooo:rsid="005fb473"/>
    </style:style>
    <style:style style:name="T36" style:family="text">
      <style:text-properties officeooo:rsid="00602f18"/>
    </style:style>
    <style:style style:name="T37" style:family="text">
      <style:text-properties officeooo:rsid="006216d4"/>
    </style:style>
    <style:style style:name="T38" style:family="text">
      <style:text-properties officeooo:rsid="00488907"/>
    </style:style>
    <style:style style:name="T39" style:family="text">
      <style:text-properties officeooo:rsid="00622829"/>
    </style:style>
    <style:style style:name="T40" style:family="text">
      <style:text-properties officeooo:rsid="00636f03"/>
    </style:style>
    <style:style style:name="T41" style:family="text">
      <style:text-properties officeooo:rsid="0066cc3a"/>
    </style:style>
    <style:style style:name="T42" style:family="text">
      <style:text-properties officeooo:rsid="0067a72a"/>
    </style:style>
    <style:style style:name="T43" style:family="text">
      <style:text-properties officeooo:rsid="006c4e4f"/>
    </style:style>
    <style:style style:name="T44" style:family="text">
      <style:text-properties officeooo:rsid="006d7053"/>
    </style:style>
    <style:style style:name="T45" style:family="text">
      <style:text-properties officeooo:rsid="00722e94"/>
    </style:style>
    <style:style style:name="T46" style:family="text">
      <style:text-properties officeooo:rsid="007325c1"/>
    </style:style>
    <style:style style:name="T47" style:family="text">
      <style:text-properties officeooo:rsid="00746c97"/>
    </style:style>
    <style:style style:name="T48" style:family="text">
      <style:text-properties officeooo:rsid="0075edd9"/>
    </style:style>
    <style:style style:name="T49" style:family="text">
      <style:text-properties officeooo:rsid="00790c4c"/>
    </style:style>
    <style:style style:name="T50" style:family="text">
      <style:text-properties officeooo:rsid="0079ee7a"/>
    </style:style>
    <style:style style:name="T51" style:family="text">
      <style:text-properties officeooo:rsid="007bae14"/>
    </style:style>
    <style:style style:name="T52" style:family="text">
      <style:text-properties officeooo:rsid="007d4e6b"/>
    </style:style>
    <style:style style:name="T53" style:family="text">
      <style:text-properties officeooo:rsid="007e8e24"/>
    </style:style>
    <style:style style:name="T54" style:family="text">
      <style:text-properties officeooo:rsid="0080369d"/>
    </style:style>
    <style:style style:name="T55"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T56" style:family="text">
      <style:text-properties style:font-name="Albany" fo:font-size="13.3000001907349pt" fo:font-style="italic" fo:font-weight="bold" officeooo:rsid="00878722" style:font-name-asian="Microsoft YaHei" style:font-size-asian="13.3000001907349pt" style:font-style-asian="italic" style:font-weight-asian="bold" style:font-name-complex="Mangal" style:font-size-complex="13.3000001907349pt" style:font-style-complex="italic" style:font-weight-complex="bold"/>
    </style:style>
    <style:style style:name="T57" style:family="text">
      <style:text-properties style:font-name="Albany" fo:font-weight="bold" officeooo:rsid="00526d1a" style:font-name-asian="Microsoft YaHei" style:font-weight-asian="bold" style:font-name-complex="Mangal" style:font-weight-complex="bold"/>
    </style:style>
    <style:style style:name="T58" style:family="text">
      <style:text-properties style:font-name="Albany" fo:font-weight="bold" officeooo:rsid="0276359f" style:font-name-asian="Microsoft YaHei" style:font-weight-asian="bold" style:font-name-complex="Mangal" style:font-weight-complex="bold"/>
    </style:style>
    <style:style style:name="T59" style:family="text">
      <style:text-properties officeooo:rsid="008200b5"/>
    </style:style>
    <style:style style:name="T60" style:family="text">
      <style:text-properties officeooo:rsid="0083ba48"/>
    </style:style>
    <style:style style:name="T61" style:family="text">
      <style:text-properties officeooo:rsid="008cca01"/>
    </style:style>
    <style:style style:name="T62" style:family="text">
      <style:text-properties officeooo:rsid="009074bd"/>
    </style:style>
    <style:style style:name="T63" style:family="text">
      <style:text-properties officeooo:rsid="0037a347"/>
    </style:style>
    <style:style style:name="T64" style:family="text">
      <style:text-properties officeooo:rsid="02a5848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able:table table:name="Tabelle17" table:style-name="Tabelle17">
        <table:table-column table:style-name="Tabelle17.A"/>
        <table:table-column table:style-name="Tabelle17.B"/>
        <table:table-row table:style-name="Tabelle17.1">
          <table:table-cell table:style-name="Tabelle17.A1" office:value-type="string">
            <text:p text:style-name="P45"><draw:frame draw:style-name="fr21" draw:name="Bild118" text:anchor-type="char" svg:width="0.831cm" svg:height="0.831cm" draw:z-index="117"><draw:image xlink:href="Pictures/1000000100000080000000802F260AA07D3ACAE1.png" xlink:type="simple" xlink:show="embed" xlink:actuate="onLoad" draw:mime-type="image/png"/></draw:frame></text:p>
          </table:table-cell>
          <table:table-cell table:style-name="Tabelle17.B1" office:value-type="string">
            <text:p text:style-name="P130"><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6"><text:a xlink:type="simple" xlink:href="#__RefHeading___Toc3740_748569519" text:style-name="Index_20_Link" text:visited-style-name="Index_20_Link">Detailed Table of Content<text:tab/>1</text:a></text:p>
          <text:p text:style-name="P126"><text:a xlink:type="simple" xlink:href="#__RefHeading___Toc892_761696535" text:style-name="Index_20_Link" text:visited-style-name="Index_20_Link">Introduction<text:tab/>8</text:a></text:p>
          <text:p text:style-name="P127"><text:a xlink:type="simple" xlink:href="#__RefHeading___Toc466_965822318" text:style-name="Index_20_Link" text:visited-style-name="Index_20_Link">Limits<text:tab/>9</text:a></text:p>
          <text:p text:style-name="P126"><text:a xlink:type="simple" xlink:href="#__RefHeading___Toc468_965822318" text:style-name="Index_20_Link" text:visited-style-name="Index_20_Link">Menus<text:tab/>9</text:a></text:p>
          <text:p text:style-name="P127"><text:a xlink:type="simple" xlink:href="#__RefHeading___Toc472_965822318" text:style-name="Index_20_Link" text:visited-style-name="Index_20_Link">Toolbar Type menu<text:tab/>9</text:a></text:p>
          <text:p text:style-name="P127"><text:a xlink:type="simple" xlink:href="#__RefHeading___Toc474_965822318" text:style-name="Index_20_Link" text:visited-style-name="Index_20_Link">Toolbars Menus<text:tab/>9</text:a></text:p>
          <text:p text:style-name="P126"><text:a xlink:type="simple" xlink:href="#__RefHeading___Toc3501_388915669" text:style-name="Index_20_Link" text:visited-style-name="Index_20_Link">Toolbar Settings Bforartists add-on<text:tab/>10</text:a></text:p>
          <text:p text:style-name="P126"><text:a xlink:type="simple" xlink:href="#__RefHeading___Toc476_965822318" text:style-name="Index_20_Link" text:visited-style-name="Index_20_Link">Create new toolbar<text:tab/>10</text:a></text:p>
          <text:p text:style-name="P126"><text:a xlink:type="simple" xlink:href="#__RefHeading___Toc3503_388915669" text:style-name="Index_20_Link" text:visited-style-name="Index_20_Link">Save Toolbar state<text:tab/>11</text:a></text:p>
          <text:p text:style-name="P126"><text:a xlink:type="simple" xlink:href="#__RefHeading___Toc478_965822318" text:style-name="Index_20_Link" text:visited-style-name="Index_20_Link">Toolbar Types<text:tab/>12</text:a></text:p>
          <text:p text:style-name="P127"><text:a xlink:type="simple" xlink:href="#__RefHeading___Toc5018_3884546386" text:style-name="Index_20_Link" text:visited-style-name="Index_20_Link">Toolbar Types<text:tab/>12</text:a></text:p>
          <text:p text:style-name="P127"><text:a xlink:type="simple" xlink:href="#__RefHeading___Toc5020_3884546386" text:style-name="Index_20_Link" text:visited-style-name="Index_20_Link">Options<text:tab/>12</text:a></text:p>
          <text:p text:style-name="P126"><text:a xlink:type="simple" xlink:href="#__RefHeading___Toc480_965822318" text:style-name="Index_20_Link" text:visited-style-name="Index_20_Link">Toolbars File<text:tab/>13</text:a></text:p>
          <text:p text:style-name="P127"><text:a xlink:type="simple" xlink:href="#__RefHeading___Toc860_4089665913" text:style-name="Index_20_Link" text:visited-style-name="Index_20_Link">Available Toolbars<text:tab/>13</text:a></text:p>
          <text:p text:style-name="P126"><text:a xlink:type="simple" xlink:href="#__RefHeading___Toc832_408966591" text:style-name="Index_20_Link" text:visited-style-name="Index_20_Link">Toolbars Mesh Edit<text:tab/>18</text:a></text:p>
          <text:p text:style-name="P127"><text:a xlink:type="simple" xlink:href="#__RefHeading___Toc860_4089665912" text:style-name="Index_20_Link" text:visited-style-name="Index_20_Link">Available Toolbars<text:tab/>18</text:a></text:p>
          <text:p text:style-name="P126"><text:a xlink:type="simple" xlink:href="#__RefHeading___Toc858_408966591" text:style-name="Index_20_Link" text:visited-style-name="Index_20_Link">Toolbars Primitives<text:tab/>22</text:a></text:p>
          <text:p text:style-name="P127"><text:a xlink:type="simple" xlink:href="#__RefHeading___Toc860_408966591" text:style-name="Index_20_Link" text:visited-style-name="Index_20_Link">Available Toolbars<text:tab/>22</text:a></text:p>
          <text:p text:style-name="P126"><text:a xlink:type="simple" xlink:href="#__RefHeading___Toc2097_1851234632" text:style-name="Index_20_Link" text:visited-style-name="Index_20_Link">Toolbars Image<text:tab/>29</text:a></text:p>
          <text:p text:style-name="P127"><text:a xlink:type="simple" xlink:href="#__RefHeading___Toc860_4089665911" text:style-name="Index_20_Link" text:visited-style-name="Index_20_Link">Available Toolbars<text:tab/>29</text:a></text:p>
          <text:p text:style-name="P126"><text:a xlink:type="simple" xlink:href="#__RefHeading___Toc30382_710846562" text:style-name="Index_20_Link" text:visited-style-name="Index_20_Link">Toolbars Tools<text:tab/>31</text:a></text:p>
          <text:p text:style-name="P127"><text:a xlink:type="simple" xlink:href="#__RefHeading___Toc30514_3534856482" text:style-name="Index_20_Link" text:visited-style-name="Index_20_Link">Available Toolbars<text:tab/>31</text:a></text:p>
          <text:p text:style-name="P126"><text:a xlink:type="simple" xlink:href="#__RefHeading___Toc2571_896025203" text:style-name="Index_20_Link" text:visited-style-name="Index_20_Link">Toolbars Animation<text:tab/>34</text:a></text:p>
          <text:p text:style-name="P127"><text:a xlink:type="simple" xlink:href="#__RefHeading___Toc860_40896659111" text:style-name="Index_20_Link" text:visited-style-name="Index_20_Link">Available Toolbars<text:tab/>34</text:a></text:p>
          <text:p text:style-name="P126"><text:a xlink:type="simple" xlink:href="#__RefHeading___Toc2625_896025203" text:style-name="Index_20_Link" text:visited-style-name="Index_20_Link">Toolbars Edit<text:tab/>36</text:a></text:p>
          <text:p text:style-name="P127"><text:a xlink:type="simple" xlink:href="#__RefHeading___Toc860_408966591111" text:style-name="Index_20_Link" text:visited-style-name="Index_20_Link">Available Toolbars<text:tab/>37</text:a></text:p>
          <text:p text:style-name="P126"><text:a xlink:type="simple" xlink:href="#__RefHeading___Toc2693_896025203" text:style-name="Index_20_Link" text:visited-style-name="Index_20_Link">Toolbars Misc<text:tab/>40</text:a></text:p>
          <text:p text:style-name="P127"><text:a xlink:type="simple" xlink:href="#__RefHeading___Toc860_4089665911111" text:style-name="Index_20_Link" text:visited-style-name="Index_20_Link">Available Toolbars<text:tab/>40</text:a></text:p>
          <text:p text:style-name="P127"><text:a xlink:type="simple" xlink:href="#__RefHeading___Toc5309_2040432889" text:style-name="Index_20_Link" text:visited-style-name="Index_20_Link">Viewport<text:tab/>40</text:a></text:p>
        </text:index-body>
      </text:table-of-content>
      <text:p text:style-name="P44"/>
      <table:table table:name="Tabelle12" table:style-name="Tabelle12">
        <table:table-column table:style-name="Tabelle12.A"/>
        <table:table-row table:style-name="TableLine2448385508576">
          <table:table-cell table:style-name="Tabelle12.A1" office:value-type="string">
            <text:h text:style-name="P137" text:outline-level="1"><text:bookmark-start text:name="__RefHeading___Toc3740_748569519"/>Detailed Table of Content<text:bookmark-end text:name="__RefHeading___Toc3740_748569519"/></text:h>
          </table:table-cell>
        </table:table-row>
      </table:table>
      <text:p text:style-name="P30"/>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26"><text:a xlink:type="simple" xlink:href="#__RefHeading___Toc3740_748569519" text:style-name="Index_20_Link" text:visited-style-name="Index_20_Link">Detailed Table of Content<text:tab/>1</text:a></text:p>
          <text:p text:style-name="P126"><text:a xlink:type="simple" xlink:href="#__RefHeading___Toc892_761696535" text:style-name="Index_20_Link" text:visited-style-name="Index_20_Link">Introduction<text:tab/>8</text:a></text:p>
          <text:p text:style-name="P127"><text:a xlink:type="simple" xlink:href="#__RefHeading___Toc466_965822318" text:style-name="Index_20_Link" text:visited-style-name="Index_20_Link">Limits<text:tab/>9</text:a></text:p>
          <text:p text:style-name="P126"><text:a xlink:type="simple" xlink:href="#__RefHeading___Toc468_965822318" text:style-name="Index_20_Link" text:visited-style-name="Index_20_Link">Menus<text:tab/>9</text:a></text:p>
          <text:p text:style-name="P127"><text:a xlink:type="simple" xlink:href="#__RefHeading___Toc472_965822318" text:style-name="Index_20_Link" text:visited-style-name="Index_20_Link">Toolbar Type menu<text:tab/>9</text:a></text:p>
          <text:p text:style-name="P127"><text:a xlink:type="simple" xlink:href="#__RefHeading___Toc474_965822318" text:style-name="Index_20_Link" text:visited-style-name="Index_20_Link">Toolbars Menus<text:tab/>9</text:a></text:p>
          <text:p text:style-name="P126"><text:a xlink:type="simple" xlink:href="#__RefHeading___Toc3501_388915669" text:style-name="Index_20_Link" text:visited-style-name="Index_20_Link">Toolbar Settings Bforartists add-on<text:tab/>10</text:a></text:p>
          <text:p text:style-name="P126"><text:a xlink:type="simple" xlink:href="#__RefHeading___Toc476_965822318" text:style-name="Index_20_Link" text:visited-style-name="Index_20_Link">Create new toolbar<text:tab/>10</text:a></text:p>
          <text:p text:style-name="P126"><text:a xlink:type="simple" xlink:href="#__RefHeading___Toc3503_388915669" text:style-name="Index_20_Link" text:visited-style-name="Index_20_Link">Save Toolbar state<text:tab/>11</text:a></text:p>
          <text:p text:style-name="P126"><text:a xlink:type="simple" xlink:href="#__RefHeading___Toc478_965822318" text:style-name="Index_20_Link" text:visited-style-name="Index_20_Link">Toolbar Types<text:tab/>12</text:a></text:p>
          <text:p text:style-name="P127"><text:a xlink:type="simple" xlink:href="#__RefHeading___Toc5018_3884546386" text:style-name="Index_20_Link" text:visited-style-name="Index_20_Link">Toolbar Types<text:tab/>12</text:a></text:p>
          <text:p text:style-name="P127"><text:soft-page-break/><text:a xlink:type="simple" xlink:href="#__RefHeading___Toc5020_3884546386" text:style-name="Index_20_Link" text:visited-style-name="Index_20_Link">Options<text:tab/>12</text:a></text:p>
          <text:p text:style-name="P128"><text:a xlink:type="simple" xlink:href="#__RefHeading___Toc5026_3884546386" text:style-name="Index_20_Link" text:visited-style-name="Index_20_Link">Show Quick Toggle<text:tab/>12</text:a></text:p>
          <text:p text:style-name="P126"><text:a xlink:type="simple" xlink:href="#__RefHeading___Toc480_965822318" text:style-name="Index_20_Link" text:visited-style-name="Index_20_Link">Toolbars File<text:tab/>13</text:a></text:p>
          <text:p text:style-name="P127"><text:a xlink:type="simple" xlink:href="#__RefHeading___Toc860_4089665913" text:style-name="Index_20_Link" text:visited-style-name="Index_20_Link">Available Toolbars<text:tab/>13</text:a></text:p>
          <text:p text:style-name="P128"><text:a xlink:type="simple" xlink:href="#__RefHeading___Toc484_965822318" text:style-name="Index_20_Link" text:visited-style-name="Index_20_Link">Load / Save<text:tab/>13</text:a></text:p>
          <text:p text:style-name="P129"><text:a xlink:type="simple" xlink:href="#__RefHeading___Toc3884_2711970837" text:style-name="Index_20_Link" text:visited-style-name="Index_20_Link">File New<text:tab/>13</text:a></text:p>
          <text:p text:style-name="P129"><text:a xlink:type="simple" xlink:href="#__RefHeading___Toc5028_3884546386" text:style-name="Index_20_Link" text:visited-style-name="Index_20_Link">New from Template<text:tab/>13</text:a></text:p>
          <text:p text:style-name="P129"><text:a xlink:type="simple" xlink:href="#__RefHeading___Toc3886_2711970837" text:style-name="Index_20_Link" text:visited-style-name="Index_20_Link">Open<text:tab/>13</text:a></text:p>
          <text:p text:style-name="P129"><text:a xlink:type="simple" xlink:href="#__RefHeading___Toc3888_2711970837" text:style-name="Index_20_Link" text:visited-style-name="Index_20_Link">Open Recent<text:tab/>13</text:a></text:p>
          <text:p text:style-name="P129"><text:a xlink:type="simple" xlink:href="#__RefHeading___Toc3890_2711970837" text:style-name="Index_20_Link" text:visited-style-name="Index_20_Link">Save Blend File<text:tab/>13</text:a></text:p>
          <text:p text:style-name="P129"><text:a xlink:type="simple" xlink:href="#__RefHeading___Toc3892_2711970837" text:style-name="Index_20_Link" text:visited-style-name="Index_20_Link">Save As Blend File<text:tab/>13</text:a></text:p>
          <text:p text:style-name="P129"><text:a xlink:type="simple" xlink:href="#__RefHeading___Toc3894_2711970837" text:style-name="Index_20_Link" text:visited-style-name="Index_20_Link">Save Copy<text:tab/>14</text:a></text:p>
          <text:p text:style-name="P128"><text:a xlink:type="simple" xlink:href="#__RefHeading___Toc5043_1739096030" text:style-name="Index_20_Link" text:visited-style-name="Index_20_Link">Recover<text:tab/>14</text:a></text:p>
          <text:p text:style-name="P129"><text:a xlink:type="simple" xlink:href="#__RefHeading___Toc5045_1739096030" text:style-name="Index_20_Link" text:visited-style-name="Index_20_Link">Revert<text:tab/>14</text:a></text:p>
          <text:p text:style-name="P129"><text:a xlink:type="simple" xlink:href="#__RefHeading___Toc5047_1739096030" text:style-name="Index_20_Link" text:visited-style-name="Index_20_Link">Recover<text:tab/>14</text:a></text:p>
          <text:p text:style-name="P129"><text:a xlink:type="simple" xlink:href="#__RefHeading___Toc5049_1739096030" text:style-name="Index_20_Link" text:visited-style-name="Index_20_Link">Recover Last Session<text:tab/>14</text:a></text:p>
          <text:p text:style-name="P129"><text:a xlink:type="simple" xlink:href="#__RefHeading___Toc5051_1739096030" text:style-name="Index_20_Link" text:visited-style-name="Index_20_Link">Recover Autosave<text:tab/>14</text:a></text:p>
          <text:p text:style-name="P128"><text:a xlink:type="simple" xlink:href="#__RefHeading___Toc4679_1861851957" text:style-name="Index_20_Link" text:visited-style-name="Index_20_Link">Link Append<text:tab/>14</text:a></text:p>
          <text:p text:style-name="P129"><text:a xlink:type="simple" xlink:href="#__RefHeading___Toc3896_2711970837" text:style-name="Index_20_Link" text:visited-style-name="Index_20_Link">Link from Library<text:tab/>14</text:a></text:p>
          <text:p text:style-name="P129"><text:a xlink:type="simple" xlink:href="#__RefHeading___Toc3898_2711970837" text:style-name="Index_20_Link" text:visited-style-name="Index_20_Link">Append from Library<text:tab/>14</text:a></text:p>
          <text:p text:style-name="P128"><text:a xlink:type="simple" xlink:href="#__RefHeading___Toc498_965822318" text:style-name="Index_20_Link" text:visited-style-name="Index_20_Link">Import Menu<text:tab/>14</text:a></text:p>
          <text:p text:style-name="P128"><text:a xlink:type="simple" xlink:href="#__RefHeading___Toc4681_1861851957" text:style-name="Index_20_Link" text:visited-style-name="Index_20_Link">Export Menu<text:tab/>15</text:a></text:p>
          <text:p text:style-name="P128"><text:a xlink:type="simple" xlink:href="#__RefHeading___Toc504_965822318" text:style-name="Index_20_Link" text:visited-style-name="Index_20_Link">Import Common<text:tab/>15</text:a></text:p>
          <text:p text:style-name="P129"><text:a xlink:type="simple" xlink:href="#__RefHeading___Toc4683_1861851957" text:style-name="Index_20_Link" text:visited-style-name="Index_20_Link">Import FBX<text:tab/>15</text:a></text:p>
          <text:p text:style-name="P129"><text:a xlink:type="simple" xlink:href="#__RefHeading___Toc508_9658223182" text:style-name="Index_20_Link" text:visited-style-name="Index_20_Link">Import Obj<text:tab/>15</text:a></text:p>
          <text:p text:style-name="P129"><text:a xlink:type="simple" xlink:href="#__RefHeading___Toc4685_1861851957" text:style-name="Index_20_Link" text:visited-style-name="Index_20_Link">Import ABC<text:tab/>15</text:a></text:p>
          <text:p text:style-name="P128"><text:a xlink:type="simple" xlink:href="#__RefHeading___Toc4687_1861851957" text:style-name="Index_20_Link" text:visited-style-name="Index_20_Link">Import Common 2<text:tab/>15</text:a></text:p>
          <text:p text:style-name="P129"><text:a xlink:type="simple" xlink:href="#__RefHeading___Toc5293_4246895728" text:style-name="Index_20_Link" text:visited-style-name="Index_20_Link">Import SVG into Grease Pencil<text:tab/>15</text:a></text:p>
          <text:p text:style-name="P129"><text:a xlink:type="simple" xlink:href="#__RefHeading___Toc4689_1861851957" text:style-name="Index_20_Link" text:visited-style-name="Index_20_Link">Import DAE<text:tab/>15</text:a></text:p>
          <text:p text:style-name="P129"><text:a xlink:type="simple" xlink:href="#__RefHeading___Toc4691_1861851957" text:style-name="Index_20_Link" text:visited-style-name="Index_20_Link">Import BVH<text:tab/>15</text:a></text:p>
          <text:p text:style-name="P129"><text:a xlink:type="simple" xlink:href="#__RefHeading___Toc4693_1861851957" text:style-name="Index_20_Link" text:visited-style-name="Index_20_Link">Import glTF2<text:tab/>15</text:a></text:p>
          <text:p text:style-name="P128"><text:a xlink:type="simple" xlink:href="#__RefHeading___Toc516_965822318" text:style-name="Index_20_Link" text:visited-style-name="Index_20_Link">Import Uncommon<text:tab/>15</text:a></text:p>
          <text:p text:style-name="P129"><text:a xlink:type="simple" xlink:href="#__RefHeading___Toc3900_2711970837" text:style-name="Index_20_Link" text:visited-style-name="Index_20_Link">Import STL<text:tab/>16</text:a></text:p>
          <text:p text:style-name="P129"><text:a xlink:type="simple" xlink:href="#__RefHeading___Toc3902_2711970837" text:style-name="Index_20_Link" text:visited-style-name="Index_20_Link">Import PLY<text:tab/>16</text:a></text:p>
          <text:p text:style-name="P129"><text:a xlink:type="simple" xlink:href="#__RefHeading___Toc3906_2711970837" text:style-name="Index_20_Link" text:visited-style-name="Index_20_Link">Import SVG<text:tab/>16</text:a></text:p>
          <text:p text:style-name="P128"><text:a xlink:type="simple" xlink:href="#__RefHeading___Toc518_965822318" text:style-name="Index_20_Link" text:visited-style-name="Index_20_Link">Export Common<text:tab/>16</text:a></text:p>
          <text:p text:style-name="P129"><text:a xlink:type="simple" xlink:href="#__RefHeading___Toc4695_1861851957" text:style-name="Index_20_Link" text:visited-style-name="Index_20_Link">Export FBX<text:tab/>16</text:a></text:p>
          <text:p text:style-name="P129"><text:a xlink:type="simple" xlink:href="#__RefHeading___Toc4697_1861851957" text:style-name="Index_20_Link" text:visited-style-name="Index_20_Link">Export Obj<text:tab/>16</text:a></text:p>
          <text:p text:style-name="P129"><text:a xlink:type="simple" xlink:href="#__RefHeading___Toc4699_1861851957" text:style-name="Index_20_Link" text:visited-style-name="Index_20_Link">Export ABC<text:tab/>16</text:a></text:p>
          <text:p text:style-name="P128"><text:a xlink:type="simple" xlink:href="#__RefHeading___Toc4701_1861851957" text:style-name="Index_20_Link" text:visited-style-name="Index_20_Link">Export Common 2<text:tab/>16</text:a></text:p>
          <text:p text:style-name="P129"><text:a xlink:type="simple" xlink:href="#__RefHeading___Toc5295_4246895728" text:style-name="Index_20_Link" text:visited-style-name="Index_20_Link">Export Grease Pencil to SVG<text:tab/>16</text:a></text:p>
          <text:p text:style-name="P129"><text:a xlink:type="simple" xlink:href="#__RefHeading___Toc5297_4246895728" text:style-name="Index_20_Link" text:visited-style-name="Index_20_Link">Export Grease Pencil to PDF<text:tab/>16</text:a></text:p>
          <text:p text:style-name="P129"><text:a xlink:type="simple" xlink:href="#__RefHeading___Toc4703_1861851957" text:style-name="Index_20_Link" text:visited-style-name="Index_20_Link">Export DAE<text:tab/>16</text:a></text:p>
          <text:p text:style-name="P129"><text:a xlink:type="simple" xlink:href="#__RefHeading___Toc4705_1861851957" text:style-name="Index_20_Link" text:visited-style-name="Index_20_Link">Export BVH<text:tab/>16</text:a></text:p>
          <text:p text:style-name="P129"><text:a xlink:type="simple" xlink:href="#__RefHeading___Toc5108_1367871154" text:style-name="Index_20_Link" text:visited-style-name="Index_20_Link">Export USD<text:tab/>16</text:a></text:p>
          <text:p text:style-name="P129"><text:a xlink:type="simple" xlink:href="#__RefHeading___Toc4707_1861851957" text:style-name="Index_20_Link" text:visited-style-name="Index_20_Link">Export gITF2<text:tab/>17</text:a></text:p>
          <text:p text:style-name="P128"><text:a xlink:type="simple" xlink:href="#__RefHeading___Toc808_408966591" text:style-name="Index_20_Link" text:visited-style-name="Index_20_Link">Export Uncommon<text:tab/>17</text:a></text:p>
          <text:p text:style-name="P129"><text:a xlink:type="simple" xlink:href="#__RefHeading___Toc810_408966591" text:style-name="Index_20_Link" text:visited-style-name="Index_20_Link">Export 3DS<text:tab/>17</text:a></text:p>
          <text:p text:style-name="P129"><text:a xlink:type="simple" xlink:href="#__RefHeading___Toc812_408966591" text:style-name="Index_20_Link" text:visited-style-name="Index_20_Link">Export PLY<text:tab/>17</text:a></text:p>
          <text:p text:style-name="P128"><text:a xlink:type="simple" xlink:href="#__RefHeading___Toc520_965822318" text:style-name="Index_20_Link" text:visited-style-name="Index_20_Link">Render<text:tab/>17</text:a></text:p>
          <text:p text:style-name="P129"><text:a xlink:type="simple" xlink:href="#__RefHeading___Toc3908_2711970837" text:style-name="Index_20_Link" text:visited-style-name="Index_20_Link">Render Image<text:tab/>17</text:a></text:p>
          <text:p text:style-name="P129"><text:a xlink:type="simple" xlink:href="#__RefHeading___Toc3910_2711970837" text:style-name="Index_20_Link" text:visited-style-name="Index_20_Link">Render Animation<text:tab/>17</text:a></text:p>
          <text:p text:style-name="P128"><text:a xlink:type="simple" xlink:href="#__RefHeading___Toc522_965822318" text:style-name="Index_20_Link" text:visited-style-name="Index_20_Link">Render Open GL<text:tab/>17</text:a></text:p>
          <text:p text:style-name="P129"><text:soft-page-break/><text:a xlink:type="simple" xlink:href="#__RefHeading___Toc820_408966591" text:style-name="Index_20_Link" text:visited-style-name="Index_20_Link">Open GL Render Image<text:tab/>17</text:a></text:p>
          <text:p text:style-name="P129"><text:a xlink:type="simple" xlink:href="#__RefHeading___Toc822_408966591" text:style-name="Index_20_Link" text:visited-style-name="Index_20_Link">Open GL Render Animation<text:tab/>17</text:a></text:p>
          <text:p text:style-name="P128"><text:a xlink:type="simple" xlink:href="#__RefHeading___Toc524_965822318" text:style-name="Index_20_Link" text:visited-style-name="Index_20_Link">Render Misc<text:tab/>17</text:a></text:p>
          <text:p text:style-name="P129"><text:a xlink:type="simple" xlink:href="#__RefHeading___Toc3912_2711970837" text:style-name="Index_20_Link" text:visited-style-name="Index_20_Link">Mixdown Audio<text:tab/>17</text:a></text:p>
          <text:p text:style-name="P129"><text:a xlink:type="simple" xlink:href="#__RefHeading___Toc3914_2711970837" text:style-name="Index_20_Link" text:visited-style-name="Index_20_Link">Show/ Hide Render view<text:tab/>17</text:a></text:p>
          <text:p text:style-name="P129"><text:a xlink:type="simple" xlink:href="#__RefHeading___Toc3916_2711970837" text:style-name="Index_20_Link" text:visited-style-name="Index_20_Link">Play rendered animation<text:tab/>18</text:a></text:p>
          <text:p text:style-name="P126"><text:a xlink:type="simple" xlink:href="#__RefHeading___Toc832_408966591" text:style-name="Index_20_Link" text:visited-style-name="Index_20_Link">Toolbars Mesh Edit<text:tab/>18</text:a></text:p>
          <text:p text:style-name="P127"><text:a xlink:type="simple" xlink:href="#__RefHeading___Toc860_4089665912" text:style-name="Index_20_Link" text:visited-style-name="Index_20_Link">Available Toolbars<text:tab/>18</text:a></text:p>
          <text:p text:style-name="P128"><text:a xlink:type="simple" xlink:href="#__RefHeading___Toc836_408966591" text:style-name="Index_20_Link" text:visited-style-name="Index_20_Link">Vertices Split connect<text:tab/>18</text:a></text:p>
          <text:p text:style-name="P129"><text:a xlink:type="simple" xlink:href="#__RefHeading___Toc838_408966591" text:style-name="Index_20_Link" text:visited-style-name="Index_20_Link">Split<text:tab/>18</text:a></text:p>
          <text:p text:style-name="P129"><text:a xlink:type="simple" xlink:href="#__RefHeading___Toc840_408966591" text:style-name="Index_20_Link" text:visited-style-name="Index_20_Link">Vertex Connect Path<text:tab/>18</text:a></text:p>
          <text:p text:style-name="P129"><text:a xlink:type="simple" xlink:href="#__RefHeading___Toc842_408966591" text:style-name="Index_20_Link" text:visited-style-name="Index_20_Link">Vertex Connect<text:tab/>18</text:a></text:p>
          <text:p text:style-name="P128"><text:a xlink:type="simple" xlink:href="#__RefHeading___Toc3918_2711970837" text:style-name="Index_20_Link" text:visited-style-name="Index_20_Link">Vertices Misc<text:tab/>18</text:a></text:p>
          <text:p text:style-name="P129"><text:a xlink:type="simple" xlink:href="#__RefHeading___Toc844_408966591" text:style-name="Index_20_Link" text:visited-style-name="Index_20_Link">Convex Hull<text:tab/>18</text:a></text:p>
          <text:p text:style-name="P129"><text:a xlink:type="simple" xlink:href="#__RefHeading___Toc846_408966591" text:style-name="Index_20_Link" text:visited-style-name="Index_20_Link">Blend from Shape<text:tab/>19</text:a></text:p>
          <text:p text:style-name="P129"><text:a xlink:type="simple" xlink:href="#__RefHeading___Toc848_408966591" text:style-name="Index_20_Link" text:visited-style-name="Index_20_Link">Shape Propagate<text:tab/>19</text:a></text:p>
          <text:p text:style-name="P128"><text:a xlink:type="simple" xlink:href="#__RefHeading___Toc3920_2711970837" text:style-name="Index_20_Link" text:visited-style-name="Index_20_Link">Edges Subdiv<text:tab/>19</text:a></text:p>
          <text:p text:style-name="P129"><text:a xlink:type="simple" xlink:href="#__RefHeading___Toc850_408966591" text:style-name="Index_20_Link" text:visited-style-name="Index_20_Link">Subdivide Edge Ring<text:tab/>19</text:a></text:p>
          <text:p text:style-name="P129"><text:a xlink:type="simple" xlink:href="#__RefHeading___Toc3922_2711970837" text:style-name="Index_20_Link" text:visited-style-name="Index_20_Link">Un-Subdivide<text:tab/>19</text:a></text:p>
          <text:p text:style-name="P128"><text:a xlink:type="simple" xlink:href="#__RefHeading___Toc3924_2711970837" text:style-name="Index_20_Link" text:visited-style-name="Index_20_Link">Edges Sharp<text:tab/>19</text:a></text:p>
          <text:p text:style-name="P129"><text:a xlink:type="simple" xlink:href="#__RefHeading___Toc850_4089665911" text:style-name="Index_20_Link" text:visited-style-name="Index_20_Link">Mark Sharp<text:tab/>19</text:a></text:p>
          <text:p text:style-name="P129"><text:a xlink:type="simple" xlink:href="#__RefHeading___Toc3926_2711970837" text:style-name="Index_20_Link" text:visited-style-name="Index_20_Link">Unmark Sharp<text:tab/>19</text:a></text:p>
          <text:p text:style-name="P128"><text:a xlink:type="simple" xlink:href="#__RefHeading___Toc3928_2711970837" text:style-name="Index_20_Link" text:visited-style-name="Index_20_Link">Edges Freestyle<text:tab/>19</text:a></text:p>
          <text:p text:style-name="P129"><text:a xlink:type="simple" xlink:href="#__RefHeading___Toc850_4089665912" text:style-name="Index_20_Link" text:visited-style-name="Index_20_Link">Mark Freestyle Edge<text:tab/>19</text:a></text:p>
          <text:p text:style-name="P129"><text:a xlink:type="simple" xlink:href="#__RefHeading___Toc3930_2711970837" text:style-name="Index_20_Link" text:visited-style-name="Index_20_Link">Unmark Freestyle Edge<text:tab/>19</text:a></text:p>
          <text:p text:style-name="P128"><text:a xlink:type="simple" xlink:href="#__RefHeading___Toc3932_2711970837" text:style-name="Index_20_Link" text:visited-style-name="Index_20_Link">Edges Rotate<text:tab/>19</text:a></text:p>
          <text:p text:style-name="P129"><text:a xlink:type="simple" xlink:href="#__RefHeading___Toc850_40896659121" text:style-name="Index_20_Link" text:visited-style-name="Index_20_Link">Rotate<text:tab/>19</text:a></text:p>
          <text:p text:style-name="P128"><text:a xlink:type="simple" xlink:href="#__RefHeading___Toc3934_2711970837" text:style-name="Index_20_Link" text:visited-style-name="Index_20_Link">Edges Misc<text:tab/>20</text:a></text:p>
          <text:p text:style-name="P129"><text:a xlink:type="simple" xlink:href="#__RefHeading___Toc850_40896659122" text:style-name="Index_20_Link" text:visited-style-name="Index_20_Link">Edge Split<text:tab/>20</text:a></text:p>
          <text:p text:style-name="P129"><text:a xlink:type="simple" xlink:href="#__RefHeading___Toc3936_2711970837" text:style-name="Index_20_Link" text:visited-style-name="Index_20_Link">Bridge Edge loops<text:tab/>20</text:a></text:p>
          <text:p text:style-name="P128"><text:a xlink:type="simple" xlink:href="#__RefHeading___Toc3938_2711970837" text:style-name="Index_20_Link" text:visited-style-name="Index_20_Link">Faces general<text:tab/>20</text:a></text:p>
          <text:p text:style-name="P129"><text:a xlink:type="simple" xlink:href="#__RefHeading___Toc3940_2711970837" text:style-name="Index_20_Link" text:visited-style-name="Index_20_Link">Fill<text:tab/>20</text:a></text:p>
          <text:p text:style-name="P129"><text:a xlink:type="simple" xlink:href="#__RefHeading___Toc840_4089665911" text:style-name="Index_20_Link" text:visited-style-name="Index_20_Link">Grid Fill<text:tab/>20</text:a></text:p>
          <text:p text:style-name="P129"><text:a xlink:type="simple" xlink:href="#__RefHeading___Toc842_4089665911" text:style-name="Index_20_Link" text:visited-style-name="Index_20_Link">Beautify Faces<text:tab/>20</text:a></text:p>
          <text:p text:style-name="P129"><text:a xlink:type="simple" xlink:href="#__RefHeading___Toc3942_2711970837" text:style-name="Index_20_Link" text:visited-style-name="Index_20_Link">Solidify<text:tab/>20</text:a></text:p>
          <text:p text:style-name="P129"><text:a xlink:type="simple" xlink:href="#__RefHeading___Toc840_40896659111" text:style-name="Index_20_Link" text:visited-style-name="Index_20_Link">Intersect<text:tab/>20</text:a></text:p>
          <text:p text:style-name="P129"><text:a xlink:type="simple" xlink:href="#__RefHeading___Toc842_40896659111" text:style-name="Index_20_Link" text:visited-style-name="Index_20_Link">Boolean Intersect<text:tab/>20</text:a></text:p>
          <text:p text:style-name="P129"><text:a xlink:type="simple" xlink:href="#__RefHeading___Toc3944_2711970837" text:style-name="Index_20_Link" text:visited-style-name="Index_20_Link">Wire Frame<text:tab/>20</text:a></text:p>
          <text:p text:style-name="P128"><text:a xlink:type="simple" xlink:href="#__RefHeading___Toc3946_2711970837" text:style-name="Index_20_Link" text:visited-style-name="Index_20_Link">Faces Freestyle<text:tab/>20</text:a></text:p>
          <text:p text:style-name="P129"><text:a xlink:type="simple" xlink:href="#__RefHeading___Toc3948_2711970837" text:style-name="Index_20_Link" text:visited-style-name="Index_20_Link">Mark Freestyle Face<text:tab/>20</text:a></text:p>
          <text:p text:style-name="P129"><text:a xlink:type="simple" xlink:href="#__RefHeading___Toc840_40896659112" text:style-name="Index_20_Link" text:visited-style-name="Index_20_Link">Unmark Freestyle Face<text:tab/>20</text:a></text:p>
          <text:p text:style-name="P128"><text:a xlink:type="simple" xlink:href="#__RefHeading___Toc3950_2711970837" text:style-name="Index_20_Link" text:visited-style-name="Index_20_Link">Faces Tris<text:tab/>21</text:a></text:p>
          <text:p text:style-name="P129"><text:a xlink:type="simple" xlink:href="#__RefHeading___Toc3952_2711970837" text:style-name="Index_20_Link" text:visited-style-name="Index_20_Link">Poke Faces<text:tab/>21</text:a></text:p>
          <text:p text:style-name="P129"><text:a xlink:type="simple" xlink:href="#__RefHeading___Toc840_40896659113" text:style-name="Index_20_Link" text:visited-style-name="Index_20_Link">Triangulate Faces<text:tab/>21</text:a></text:p>
          <text:p text:style-name="P129"><text:a xlink:type="simple" xlink:href="#__RefHeading___Toc842_40896659112" text:style-name="Index_20_Link" text:visited-style-name="Index_20_Link">Tris to Quads<text:tab/>21</text:a></text:p>
          <text:p text:style-name="P129"><text:a xlink:type="simple" xlink:href="#__RefHeading___Toc3954_2711970837" text:style-name="Index_20_Link" text:visited-style-name="Index_20_Link">Split by Edges<text:tab/>21</text:a></text:p>
          <text:p text:style-name="P128"><text:a xlink:type="simple" xlink:href="#__RefHeading___Toc3956_2711970837" text:style-name="Index_20_Link" text:visited-style-name="Index_20_Link">Faces Rotate Misc<text:tab/>21</text:a></text:p>
          <text:p text:style-name="P129"><text:a xlink:type="simple" xlink:href="#__RefHeading___Toc3958_2711970837" text:style-name="Index_20_Link" text:visited-style-name="Index_20_Link">Rotate UV's<text:tab/>21</text:a></text:p>
          <text:p text:style-name="P129"><text:a xlink:type="simple" xlink:href="#__RefHeading___Toc840_408966591131" text:style-name="Index_20_Link" text:visited-style-name="Index_20_Link">Reverse UV's<text:tab/>21</text:a></text:p>
          <text:p text:style-name="P129"><text:a xlink:type="simple" xlink:href="#__RefHeading___Toc842_408966591121" text:style-name="Index_20_Link" text:visited-style-name="Index_20_Link">Rotate Colors<text:tab/>21</text:a></text:p>
          <text:p text:style-name="P129"><text:a xlink:type="simple" xlink:href="#__RefHeading___Toc3960_2711970837" text:style-name="Index_20_Link" text:visited-style-name="Index_20_Link">Reverse Colors<text:tab/>21</text:a></text:p>
          <text:p text:style-name="P128"><text:a xlink:type="simple" xlink:href="#__RefHeading___Toc3962_2711970837" text:style-name="Index_20_Link" text:visited-style-name="Index_20_Link">Cleanup<text:tab/>21</text:a></text:p>
          <text:p text:style-name="P129"><text:a xlink:type="simple" xlink:href="#__RefHeading___Toc3964_2711970837" text:style-name="Index_20_Link" text:visited-style-name="Index_20_Link">Delete Loose<text:tab/>21</text:a></text:p>
          <text:p text:style-name="P129"><text:soft-page-break/><text:a xlink:type="simple" xlink:href="#__RefHeading___Toc840_4089665911311" text:style-name="Index_20_Link" text:visited-style-name="Index_20_Link">Decimate Geometry<text:tab/>21</text:a></text:p>
          <text:p text:style-name="P129"><text:a xlink:type="simple" xlink:href="#__RefHeading___Toc842_4089665911211" text:style-name="Index_20_Link" text:visited-style-name="Index_20_Link">Degenerate Dissolve<text:tab/>21</text:a></text:p>
          <text:p text:style-name="P129"><text:a xlink:type="simple" xlink:href="#__RefHeading___Toc3966_2711970837" text:style-name="Index_20_Link" text:visited-style-name="Index_20_Link">Make Planar Faces<text:tab/>21</text:a></text:p>
          <text:p text:style-name="P129"><text:a xlink:type="simple" xlink:href="#__RefHeading___Toc3968_2711970837" text:style-name="Index_20_Link" text:visited-style-name="Index_20_Link">Split Non Planar Faces<text:tab/>22</text:a></text:p>
          <text:p text:style-name="P129"><text:a xlink:type="simple" xlink:href="#__RefHeading___Toc842_40896659112111" text:style-name="Index_20_Link" text:visited-style-name="Index_20_Link">Split Concave Faces<text:tab/>22</text:a></text:p>
          <text:p text:style-name="P129"><text:a xlink:type="simple" xlink:href="#__RefHeading___Toc3970_2711970837" text:style-name="Index_20_Link" text:visited-style-name="Index_20_Link">Fill Holes<text:tab/>22</text:a></text:p>
          <text:p text:style-name="P126"><text:a xlink:type="simple" xlink:href="#__RefHeading___Toc858_408966591" text:style-name="Index_20_Link" text:visited-style-name="Index_20_Link">Toolbars Primitives<text:tab/>22</text:a></text:p>
          <text:p text:style-name="P127"><text:a xlink:type="simple" xlink:href="#__RefHeading___Toc860_408966591" text:style-name="Index_20_Link" text:visited-style-name="Index_20_Link">Available Toolbars<text:tab/>22</text:a></text:p>
          <text:p text:style-name="P128"><text:a xlink:type="simple" xlink:href="#__RefHeading___Toc862_408966591" text:style-name="Index_20_Link" text:visited-style-name="Index_20_Link">Mesh<text:tab/>22</text:a></text:p>
          <text:p text:style-name="P129"><text:a xlink:type="simple" xlink:href="#__RefHeading___Toc864_408966591" text:style-name="Index_20_Link" text:visited-style-name="Index_20_Link">Add Plane<text:tab/>22</text:a></text:p>
          <text:p text:style-name="P129"><text:a xlink:type="simple" xlink:href="#__RefHeading___Toc866_408966591" text:style-name="Index_20_Link" text:visited-style-name="Index_20_Link">Add Cube<text:tab/>22</text:a></text:p>
          <text:p text:style-name="P129"><text:a xlink:type="simple" xlink:href="#__RefHeading___Toc868_408966591" text:style-name="Index_20_Link" text:visited-style-name="Index_20_Link">Add Circle<text:tab/>22</text:a></text:p>
          <text:p text:style-name="P129"><text:a xlink:type="simple" xlink:href="#__RefHeading___Toc870_408966591" text:style-name="Index_20_Link" text:visited-style-name="Index_20_Link">Add UV Sphere<text:tab/>23</text:a></text:p>
          <text:p text:style-name="P129"><text:a xlink:type="simple" xlink:href="#__RefHeading___Toc872_408966591" text:style-name="Index_20_Link" text:visited-style-name="Index_20_Link">Add Cylinder<text:tab/>23</text:a></text:p>
          <text:p text:style-name="P129"><text:a xlink:type="simple" xlink:href="#__RefHeading___Toc874_408966591" text:style-name="Index_20_Link" text:visited-style-name="Index_20_Link">Add Cone<text:tab/>23</text:a></text:p>
          <text:p text:style-name="P129"><text:a xlink:type="simple" xlink:href="#__RefHeading___Toc876_408966591" text:style-name="Index_20_Link" text:visited-style-name="Index_20_Link">Add Torus<text:tab/>23</text:a></text:p>
          <text:p text:style-name="P129"><text:a xlink:type="simple" xlink:href="#__RefHeading___Toc4709_1861851957" text:style-name="Index_20_Link" text:visited-style-name="Index_20_Link">Add Grid<text:tab/>23</text:a></text:p>
          <text:p text:style-name="P128"><text:a xlink:type="simple" xlink:href="#__RefHeading___Toc878_408966591" text:style-name="Index_20_Link" text:visited-style-name="Index_20_Link">Curve<text:tab/>23</text:a></text:p>
          <text:p text:style-name="P129"><text:a xlink:type="simple" xlink:href="#__RefHeading___Toc967_408966591" text:style-name="Index_20_Link" text:visited-style-name="Index_20_Link">Add Bezier<text:tab/>23</text:a></text:p>
          <text:p text:style-name="P129"><text:a xlink:type="simple" xlink:href="#__RefHeading___Toc969_408966591" text:style-name="Index_20_Link" text:visited-style-name="Index_20_Link">Add Circle<text:tab/>23</text:a></text:p>
          <text:p text:style-name="P129"><text:a xlink:type="simple" xlink:href="#__RefHeading___Toc971_408966591" text:style-name="Index_20_Link" text:visited-style-name="Index_20_Link">Add Nurbs Curve<text:tab/>23</text:a></text:p>
          <text:p text:style-name="P129"><text:a xlink:type="simple" xlink:href="#__RefHeading___Toc973_408966591" text:style-name="Index_20_Link" text:visited-style-name="Index_20_Link">Add Nurbs Circle<text:tab/>23</text:a></text:p>
          <text:p text:style-name="P129"><text:a xlink:type="simple" xlink:href="#__RefHeading___Toc975_408966591" text:style-name="Index_20_Link" text:visited-style-name="Index_20_Link">Add Nurbs Path<text:tab/>23</text:a></text:p>
          <text:p text:style-name="P128"><text:a xlink:type="simple" xlink:href="#__RefHeading___Toc880_408966591" text:style-name="Index_20_Link" text:visited-style-name="Index_20_Link">Surface<text:tab/>23</text:a></text:p>
          <text:p text:style-name="P129"><text:a xlink:type="simple" xlink:href="#__RefHeading___Toc977_408966591" text:style-name="Index_20_Link" text:visited-style-name="Index_20_Link">Add Surface Curve<text:tab/>23</text:a></text:p>
          <text:p text:style-name="P129"><text:a xlink:type="simple" xlink:href="#__RefHeading___Toc979_408966591" text:style-name="Index_20_Link" text:visited-style-name="Index_20_Link">Add Surface Circle<text:tab/>24</text:a></text:p>
          <text:p text:style-name="P129"><text:a xlink:type="simple" xlink:href="#__RefHeading___Toc981_408966591" text:style-name="Index_20_Link" text:visited-style-name="Index_20_Link">Add Surface Patch<text:tab/>24</text:a></text:p>
          <text:p text:style-name="P129"><text:a xlink:type="simple" xlink:href="#__RefHeading___Toc983_408966591" text:style-name="Index_20_Link" text:visited-style-name="Index_20_Link">Add Surface Cylinder<text:tab/>24</text:a></text:p>
          <text:p text:style-name="P129"><text:a xlink:type="simple" xlink:href="#__RefHeading___Toc985_408966591" text:style-name="Index_20_Link" text:visited-style-name="Index_20_Link">Add Surface Sphere<text:tab/>24</text:a></text:p>
          <text:p text:style-name="P129"><text:a xlink:type="simple" xlink:href="#__RefHeading___Toc987_408966591" text:style-name="Index_20_Link" text:visited-style-name="Index_20_Link">Add Surface Torus<text:tab/>24</text:a></text:p>
          <text:p text:style-name="P128"><text:a xlink:type="simple" xlink:href="#__RefHeading___Toc882_408966591" text:style-name="Index_20_Link" text:visited-style-name="Index_20_Link">Metaball<text:tab/>24</text:a></text:p>
          <text:p text:style-name="P129"><text:a xlink:type="simple" xlink:href="#__RefHeading___Toc989_408966591" text:style-name="Index_20_Link" text:visited-style-name="Index_20_Link">Add Metaball of type Ball<text:tab/>24</text:a></text:p>
          <text:p text:style-name="P129"><text:a xlink:type="simple" xlink:href="#__RefHeading___Toc991_408966591" text:style-name="Index_20_Link" text:visited-style-name="Index_20_Link">Add Metaball of type Capsule<text:tab/>24</text:a></text:p>
          <text:p text:style-name="P129"><text:a xlink:type="simple" xlink:href="#__RefHeading___Toc993_408966591" text:style-name="Index_20_Link" text:visited-style-name="Index_20_Link">Add Metaball of type Plane<text:tab/>24</text:a></text:p>
          <text:p text:style-name="P129"><text:a xlink:type="simple" xlink:href="#__RefHeading___Toc995_408966591" text:style-name="Index_20_Link" text:visited-style-name="Index_20_Link">Add Metaball of type Ellipsoid<text:tab/>24</text:a></text:p>
          <text:p text:style-name="P129"><text:a xlink:type="simple" xlink:href="#__RefHeading___Toc997_408966591" text:style-name="Index_20_Link" text:visited-style-name="Index_20_Link">Add Metaball of type Cube<text:tab/>24</text:a></text:p>
          <text:p text:style-name="P128"><text:a xlink:type="simple" xlink:href="#__RefHeading___Toc5126_530248374" text:style-name="Index_20_Link" text:visited-style-name="Index_20_Link">Point Cloud<text:tab/>24</text:a></text:p>
          <text:p text:style-name="P129"><text:a xlink:type="simple" xlink:href="#__RefHeading___Toc5128_530248374" text:style-name="Index_20_Link" text:visited-style-name="Index_20_Link">Add </text:a><text:a xlink:type="simple" xlink:href="#__RefHeading___Toc5128_530248374" text:style-name="Index_20_Link" text:visited-style-name="Index_20_Link">Point Cloud</text:a><text:a xlink:type="simple" xlink:href="#__RefHeading___Toc5128_530248374" text:style-name="Index_20_Link" text:visited-style-name="Index_20_Link"><text:tab/>24</text:a></text:p>
          <text:p text:style-name="P128"><text:a xlink:type="simple" xlink:href="#__RefHeading___Toc5130_530248374" text:style-name="Index_20_Link" text:visited-style-name="Index_20_Link">Volume<text:tab/>25</text:a></text:p>
          <text:p text:style-name="P129"><text:a xlink:type="simple" xlink:href="#__RefHeading___Toc5132_530248374" text:style-name="Index_20_Link" text:visited-style-name="Index_20_Link">Import OpenVDB Volume<text:tab/>25</text:a></text:p>
          <text:p text:style-name="P129"><text:a xlink:type="simple" xlink:href="#__RefHeading___Toc5134_530248374" text:style-name="Index_20_Link" text:visited-style-name="Index_20_Link">Add Volume<text:tab/>25</text:a></text:p>
          <text:p text:style-name="P128"><text:a xlink:type="simple" xlink:href="#__RefHeading___Toc4811_2780832351" text:style-name="Index_20_Link" text:visited-style-name="Index_20_Link">Grease Pencil<text:tab/>25</text:a></text:p>
          <text:p text:style-name="P129"><text:a xlink:type="simple" xlink:href="#__RefHeading___Toc4813_2780832351" text:style-name="Index_20_Link" text:visited-style-name="Index_20_Link">Blank<text:tab/>25</text:a></text:p>
          <text:p text:style-name="P129"><text:a xlink:type="simple" xlink:href="#__RefHeading___Toc4815_2780832351" text:style-name="Index_20_Link" text:visited-style-name="Index_20_Link">Stroke<text:tab/>25</text:a></text:p>
          <text:p text:style-name="P129"><text:a xlink:type="simple" xlink:href="#__RefHeading___Toc4817_2780832351" text:style-name="Index_20_Link" text:visited-style-name="Index_20_Link">Monkey<text:tab/>25</text:a></text:p>
          <text:p text:style-name="P129"><text:a xlink:type="simple" xlink:href="#__RefHeading___Toc7890_826753520" text:style-name="Index_20_Link" text:visited-style-name="Index_20_Link">Scene Line Art<text:tab/>25</text:a></text:p>
          <text:p text:style-name="P129"><text:a xlink:type="simple" xlink:href="#__RefHeading___Toc2581_3741603856" text:style-name="Index_20_Link" text:visited-style-name="Index_20_Link">Collection Line Art<text:tab/>25</text:a></text:p>
          <text:p text:style-name="P128"><text:a xlink:type="simple" xlink:href="#__RefHeading___Toc884_408966591" text:style-name="Index_20_Link" text:visited-style-name="Index_20_Link">Lamp<text:tab/>25</text:a></text:p>
          <text:p text:style-name="P129"><text:a xlink:type="simple" xlink:href="#__RefHeading___Toc999_408966591" text:style-name="Index_20_Link" text:visited-style-name="Index_20_Link">Add Lamp of type Point<text:tab/>25</text:a></text:p>
          <text:p text:style-name="P129"><text:a xlink:type="simple" xlink:href="#__RefHeading___Toc1001_408966591" text:style-name="Index_20_Link" text:visited-style-name="Index_20_Link">Add Lamp of type Sun<text:tab/>25</text:a></text:p>
          <text:p text:style-name="P129"><text:a xlink:type="simple" xlink:href="#__RefHeading___Toc1003_408966591" text:style-name="Index_20_Link" text:visited-style-name="Index_20_Link">Add Lamp of type Spot<text:tab/>26</text:a></text:p>
          <text:p text:style-name="P129"><text:a xlink:type="simple" xlink:href="#__RefHeading___Toc1007_408966591" text:style-name="Index_20_Link" text:visited-style-name="Index_20_Link">Add Lamp of type Area<text:tab/>26</text:a></text:p>
          <text:p text:style-name="P128"><text:a xlink:type="simple" xlink:href="#__RefHeading___Toc886_408966591" text:style-name="Index_20_Link" text:visited-style-name="Index_20_Link">Other<text:tab/>26</text:a></text:p>
          <text:p text:style-name="P129"><text:soft-page-break/><text:a xlink:type="simple" xlink:href="#__RefHeading___Toc1009_408966591" text:style-name="Index_20_Link" text:visited-style-name="Index_20_Link">Add Text<text:tab/>26</text:a></text:p>
          <text:p text:style-name="P129"><text:a xlink:type="simple" xlink:href="#__RefHeading___Toc1011_408966591" text:style-name="Index_20_Link" text:visited-style-name="Index_20_Link">Add Armature<text:tab/>26</text:a></text:p>
          <text:p text:style-name="P129"><text:a xlink:type="simple" xlink:href="#__RefHeading___Toc1013_408966591" text:style-name="Index_20_Link" text:visited-style-name="Index_20_Link">Add Lattice<text:tab/>26</text:a></text:p>
          <text:p text:style-name="P129"><text:a xlink:type="simple" xlink:href="#__RefHeading___Toc1015_408966591" text:style-name="Index_20_Link" text:visited-style-name="Index_20_Link">Add Camera<text:tab/>26</text:a></text:p>
          <text:p text:style-name="P129"><text:a xlink:type="simple" xlink:href="#__RefHeading___Toc1017_408966591" text:style-name="Index_20_Link" text:visited-style-name="Index_20_Link">Add Speaker<text:tab/>26</text:a></text:p>
          <text:p text:style-name="P128"><text:a xlink:type="simple" xlink:href="#__RefHeading___Toc888_408966591" text:style-name="Index_20_Link" text:visited-style-name="Index_20_Link">Empties<text:tab/>26</text:a></text:p>
          <text:p text:style-name="P129"><text:a xlink:type="simple" xlink:href="#__RefHeading___Toc1019_408966591" text:style-name="Index_20_Link" text:visited-style-name="Index_20_Link">Add Empty of type Plain Axes<text:tab/>26</text:a></text:p>
          <text:p text:style-name="P129"><text:a xlink:type="simple" xlink:href="#__RefHeading___Toc1021_408966591" text:style-name="Index_20_Link" text:visited-style-name="Index_20_Link">Add Empty of type Sphere<text:tab/>26</text:a></text:p>
          <text:p text:style-name="P129"><text:a xlink:type="simple" xlink:href="#__RefHeading___Toc1023_408966591" text:style-name="Index_20_Link" text:visited-style-name="Index_20_Link">Add Empty of type Circle<text:tab/>26</text:a></text:p>
          <text:p text:style-name="P129"><text:a xlink:type="simple" xlink:href="#__RefHeading___Toc1025_408966591" text:style-name="Index_20_Link" text:visited-style-name="Index_20_Link">Add Empty of type Cone<text:tab/>26</text:a></text:p>
          <text:p text:style-name="P129"><text:a xlink:type="simple" xlink:href="#__RefHeading___Toc1027_408966591" text:style-name="Index_20_Link" text:visited-style-name="Index_20_Link">Add Empty of type Cube<text:tab/>27</text:a></text:p>
          <text:p text:style-name="P129"><text:a xlink:type="simple" xlink:href="#__RefHeading___Toc1029_408966591" text:style-name="Index_20_Link" text:visited-style-name="Index_20_Link">Add Empty of type Single Arrow<text:tab/>27</text:a></text:p>
          <text:p text:style-name="P129"><text:a xlink:type="simple" xlink:href="#__RefHeading___Toc1031_408966591" text:style-name="Index_20_Link" text:visited-style-name="Index_20_Link">Add Empty of type Arrows<text:tab/>27</text:a></text:p>
          <text:p text:style-name="P129"><text:a xlink:type="simple" xlink:href="#__RefHeading___Toc1033_408966591" text:style-name="Index_20_Link" text:visited-style-name="Index_20_Link">Add Empty of type Image<text:tab/>27</text:a></text:p>
          <text:p text:style-name="P128"><text:a xlink:type="simple" xlink:href="#__RefHeading___Toc4819_2780832351" text:style-name="Index_20_Link" text:visited-style-name="Index_20_Link">Image<text:tab/>27</text:a></text:p>
          <text:p text:style-name="P129"><text:a xlink:type="simple" xlink:href="#__RefHeading___Toc4821_2780832351" text:style-name="Index_20_Link" text:visited-style-name="Index_20_Link">Reference Image<text:tab/>27</text:a></text:p>
          <text:p text:style-name="P129"><text:a xlink:type="simple" xlink:href="#__RefHeading___Toc4823_2780832351" text:style-name="Index_20_Link" text:visited-style-name="Index_20_Link">Background Image<text:tab/>27</text:a></text:p>
          <text:p text:style-name="P128"><text:a xlink:type="simple" xlink:href="#__RefHeading___Toc4825_2780832351" text:style-name="Index_20_Link" text:visited-style-name="Index_20_Link">Light Probe<text:tab/>27</text:a></text:p>
          <text:p text:style-name="P129"><text:a xlink:type="simple" xlink:href="#__RefHeading___Toc4953_2860383765" text:style-name="Index_20_Link" text:visited-style-name="Index_20_Link">Sphere<text:tab/>27</text:a></text:p>
          <text:p text:style-name="P129"><text:a xlink:type="simple" xlink:href="#__RefHeading___Toc4955_2860383765" text:style-name="Index_20_Link" text:visited-style-name="Index_20_Link">Plane<text:tab/>27</text:a></text:p>
          <text:p text:style-name="P129"><text:a xlink:type="simple" xlink:href="#__RefHeading___Toc4957_2860383765" text:style-name="Index_20_Link" text:visited-style-name="Index_20_Link">Volume<text:tab/>27</text:a></text:p>
          <text:p text:style-name="P128"><text:a xlink:type="simple" xlink:href="#__RefHeading___Toc890_408966591" text:style-name="Index_20_Link" text:visited-style-name="Index_20_Link">Force Field<text:tab/>27</text:a></text:p>
          <text:p text:style-name="P129"><text:a xlink:type="simple" xlink:href="#__RefHeading___Toc1035_408966591" text:style-name="Index_20_Link" text:visited-style-name="Index_20_Link">Add Physics Effector of Type Boid<text:tab/>27</text:a></text:p>
          <text:p text:style-name="P129"><text:a xlink:type="simple" xlink:href="#__RefHeading___Toc1037_408966591" text:style-name="Index_20_Link" text:visited-style-name="Index_20_Link">Add Physics Effector of Type Charge<text:tab/>27</text:a></text:p>
          <text:p text:style-name="P129"><text:a xlink:type="simple" xlink:href="#__RefHeading___Toc1039_408966591" text:style-name="Index_20_Link" text:visited-style-name="Index_20_Link">Add Physics Effector of Type Curve Guide<text:tab/>28</text:a></text:p>
          <text:p text:style-name="P129"><text:a xlink:type="simple" xlink:href="#__RefHeading___Toc1041_408966591" text:style-name="Index_20_Link" text:visited-style-name="Index_20_Link">Add Physics Effector of Type Drag<text:tab/>28</text:a></text:p>
          <text:p text:style-name="P129"><text:a xlink:type="simple" xlink:href="#__RefHeading___Toc1043_408966591" text:style-name="Index_20_Link" text:visited-style-name="Index_20_Link">Add Physics Effector of Type Force<text:tab/>28</text:a></text:p>
          <text:p text:style-name="P129"><text:a xlink:type="simple" xlink:href="#__RefHeading___Toc1045_408966591" text:style-name="Index_20_Link" text:visited-style-name="Index_20_Link">Add Physics Effector of Type Harmonic<text:tab/>28</text:a></text:p>
          <text:p text:style-name="P129"><text:a xlink:type="simple" xlink:href="#__RefHeading___Toc1047_408966591" text:style-name="Index_20_Link" text:visited-style-name="Index_20_Link">Add Physics Effector of Type Lenard-Jones<text:tab/>28</text:a></text:p>
          <text:p text:style-name="P129"><text:a xlink:type="simple" xlink:href="#__RefHeading___Toc1049_408966591" text:style-name="Index_20_Link" text:visited-style-name="Index_20_Link">Add Physics Effector of Type Magnetic<text:tab/>28</text:a></text:p>
          <text:p text:style-name="P129"><text:a xlink:type="simple" xlink:href="#__RefHeading___Toc1051_408966591" text:style-name="Index_20_Link" text:visited-style-name="Index_20_Link">Add Physics Effector of Type Smoke Flow<text:tab/>28</text:a></text:p>
          <text:p text:style-name="P129"><text:a xlink:type="simple" xlink:href="#__RefHeading___Toc1053_408966591" text:style-name="Index_20_Link" text:visited-style-name="Index_20_Link">Add Physics Effector of Type Texture<text:tab/>28</text:a></text:p>
          <text:p text:style-name="P129"><text:a xlink:type="simple" xlink:href="#__RefHeading___Toc1055_408966591" text:style-name="Index_20_Link" text:visited-style-name="Index_20_Link">Add Physics Effector of Type Turbulence<text:tab/>28</text:a></text:p>
          <text:p text:style-name="P129"><text:a xlink:type="simple" xlink:href="#__RefHeading___Toc1057_408966591" text:style-name="Index_20_Link" text:visited-style-name="Index_20_Link">Add Physics Effector of Type Vortex<text:tab/>28</text:a></text:p>
          <text:p text:style-name="P129"><text:a xlink:type="simple" xlink:href="#__RefHeading___Toc1059_408966591" text:style-name="Index_20_Link" text:visited-style-name="Index_20_Link">Add Physics Effector of Type Wind<text:tab/>28</text:a></text:p>
          <text:p text:style-name="P128"><text:a xlink:type="simple" xlink:href="#__RefHeading___Toc4833_2780832351" text:style-name="Index_20_Link" text:visited-style-name="Index_20_Link">Collection<text:tab/>28</text:a></text:p>
          <text:p text:style-name="P129"><text:a xlink:type="simple" xlink:href="#__RefHeading___Toc4835_2780832351" text:style-name="Index_20_Link" text:visited-style-name="Index_20_Link">Add Collection Instance<text:tab/>28</text:a></text:p>
          <text:p text:style-name="P126"><text:a xlink:type="simple" xlink:href="#__RefHeading___Toc2097_1851234632" text:style-name="Index_20_Link" text:visited-style-name="Index_20_Link">Toolbars Image<text:tab/>29</text:a></text:p>
          <text:p text:style-name="P127"><text:a xlink:type="simple" xlink:href="#__RefHeading___Toc860_4089665911" text:style-name="Index_20_Link" text:visited-style-name="Index_20_Link">Available Toolbars<text:tab/>29</text:a></text:p>
          <text:p text:style-name="P128"><text:a xlink:type="simple" xlink:href="#__RefHeading___Toc5209_3705267694" text:style-name="Index_20_Link" text:visited-style-name="Index_20_Link">UV Mirror<text:tab/>29</text:a></text:p>
          <text:p text:style-name="P128"><text:a xlink:type="simple" xlink:href="#__RefHeading___Toc5211_3705267694" text:style-name="Index_20_Link" text:visited-style-name="Index_20_Link">UV Rotate<text:tab/>29</text:a></text:p>
          <text:p text:style-name="P128"><text:a xlink:type="simple" xlink:href="#__RefHeading___Toc2121_1851234632" text:style-name="Index_20_Link" text:visited-style-name="Index_20_Link">UV Align<text:tab/>29</text:a></text:p>
          <text:p text:style-name="P129"><text:a xlink:type="simple" xlink:href="#__RefHeading___Toc2127_1851234632" text:style-name="Index_20_Link" text:visited-style-name="Index_20_Link">Align Straighten<text:tab/>29</text:a></text:p>
          <text:p text:style-name="P129"><text:a xlink:type="simple" xlink:href="#__RefHeading___Toc2129_1851234632" text:style-name="Index_20_Link" text:visited-style-name="Index_20_Link">Align Straighten X<text:tab/>29</text:a></text:p>
          <text:p text:style-name="P129"><text:a xlink:type="simple" xlink:href="#__RefHeading___Toc2131_1851234632" text:style-name="Index_20_Link" text:visited-style-name="Index_20_Link">Align Straighten Y<text:tab/>29</text:a></text:p>
          <text:p text:style-name="P129"><text:a xlink:type="simple" xlink:href="#__RefHeading___Toc2133_1851234632" text:style-name="Index_20_Link" text:visited-style-name="Index_20_Link">Align Auto<text:tab/>29</text:a></text:p>
          <text:p text:style-name="P129"><text:a xlink:type="simple" xlink:href="#__RefHeading___Toc2135_1851234632" text:style-name="Index_20_Link" text:visited-style-name="Index_20_Link">Align X<text:tab/>29</text:a></text:p>
          <text:p text:style-name="P129"><text:a xlink:type="simple" xlink:href="#__RefHeading___Toc2137_1851234632" text:style-name="Index_20_Link" text:visited-style-name="Index_20_Link">Align Y<text:tab/>29</text:a></text:p>
          <text:p text:style-name="P128"><text:a xlink:type="simple" xlink:href="#__RefHeading___Toc5391_3689809637" text:style-name="Index_20_Link" text:visited-style-name="Index_20_Link">Align Rotation<text:tab/>30</text:a></text:p>
          <text:p text:style-name="P128"><text:a xlink:type="simple" xlink:href="#__RefHeading___Toc862_4089665911" text:style-name="Index_20_Link" text:visited-style-name="Index_20_Link">UV Unwrap<text:tab/>30</text:a></text:p>
          <text:p text:style-name="P129"><text:a xlink:type="simple" xlink:href="#__RefHeading___Toc70330_3716474372" text:style-name="Index_20_Link" text:visited-style-name="Index_20_Link">Mark Seam<text:tab/>30</text:a></text:p>
          <text:p text:style-name="P129"><text:a xlink:type="simple" xlink:href="#__RefHeading___Toc2105_1851234632" text:style-name="Index_20_Link" text:visited-style-name="Index_20_Link">Clear Seam<text:tab/>30</text:a></text:p>
          <text:p text:style-name="P129"><text:a xlink:type="simple" xlink:href="#__RefHeading___Toc70332_3716474372" text:style-name="Index_20_Link" text:visited-style-name="Index_20_Link">Seams from Islands<text:tab/>30</text:a></text:p>
          <text:p text:style-name="P129"><text:soft-page-break/><text:a xlink:type="simple" xlink:href="#__RefHeading___Toc70334_3716474372" text:style-name="Index_20_Link" text:visited-style-name="Index_20_Link">Unwrap Angle Based<text:tab/>30</text:a></text:p>
          <text:p text:style-name="P129"><text:a xlink:type="simple" xlink:href="#__RefHeading___Toc4756_2712896930" text:style-name="Index_20_Link" text:visited-style-name="Index_20_Link">Unwrap Conformal<text:tab/>30</text:a></text:p>
          <text:p text:style-name="P128"><text:a xlink:type="simple" xlink:href="#__RefHeading___Toc2111_1851234632" text:style-name="Index_20_Link" text:visited-style-name="Index_20_Link">UV Modify UV<text:tab/>30</text:a></text:p>
          <text:p text:style-name="P129"><text:a xlink:type="simple" xlink:href="#__RefHeading___Toc70336_3716474372" text:style-name="Index_20_Link" text:visited-style-name="Index_20_Link">Pin<text:tab/>30</text:a></text:p>
          <text:p text:style-name="P129"><text:a xlink:type="simple" xlink:href="#__RefHeading___Toc4760_2712896930" text:style-name="Index_20_Link" text:visited-style-name="Index_20_Link">Unpin<text:tab/>30</text:a></text:p>
          <text:p text:style-name="P129"><text:a xlink:type="simple" xlink:href="#__RefHeading___Toc70338_3716474372" text:style-name="Index_20_Link" text:visited-style-name="Index_20_Link">Weld<text:tab/>30</text:a></text:p>
          <text:p text:style-name="P129"><text:a xlink:type="simple" xlink:href="#__RefHeading___Toc70340_3716474372" text:style-name="Index_20_Link" text:visited-style-name="Index_20_Link">Remove Doubles UV<text:tab/>30</text:a></text:p>
          <text:p text:style-name="P129"><text:a xlink:type="simple" xlink:href="#__RefHeading___Toc70342_3716474372" text:style-name="Index_20_Link" text:visited-style-name="Index_20_Link">Average Island Scale<text:tab/>30</text:a></text:p>
          <text:p text:style-name="P129"><text:a xlink:type="simple" xlink:href="#__RefHeading___Toc70344_3716474372" text:style-name="Index_20_Link" text:visited-style-name="Index_20_Link">Pack Island<text:tab/>31</text:a></text:p>
          <text:p text:style-name="P129"><text:a xlink:type="simple" xlink:href="#__RefHeading___Toc2109_1851234632" text:style-name="Index_20_Link" text:visited-style-name="Index_20_Link">Copy mirrored UV Coordinates<text:tab/>31</text:a></text:p>
          <text:p text:style-name="P126"><text:a xlink:type="simple" xlink:href="#__RefHeading___Toc30382_710846562" text:style-name="Index_20_Link" text:visited-style-name="Index_20_Link">Toolbars Tools<text:tab/>31</text:a></text:p>
          <text:p text:style-name="P127"><text:a xlink:type="simple" xlink:href="#__RefHeading___Toc30514_3534856482" text:style-name="Index_20_Link" text:visited-style-name="Index_20_Link">Available Toolbars<text:tab/>31</text:a></text:p>
          <text:p text:style-name="P128"><text:a xlink:type="simple" xlink:href="#__RefHeading___Toc4774_2712896930" text:style-name="Index_20_Link" text:visited-style-name="Index_20_Link">Parent<text:tab/>31</text:a></text:p>
          <text:p text:style-name="P129"><text:a xlink:type="simple" xlink:href="#__RefHeading___Toc4776_2712896930" text:style-name="Index_20_Link" text:visited-style-name="Index_20_Link">Make Parent<text:tab/>31</text:a></text:p>
          <text:p text:style-name="P129"><text:a xlink:type="simple" xlink:href="#__RefHeading___Toc4778_2712896930" text:style-name="Index_20_Link" text:visited-style-name="Index_20_Link">Clear Parent<text:tab/>31</text:a></text:p>
          <text:p text:style-name="P128"><text:a xlink:type="simple" xlink:href="#__RefHeading___Toc4780_2712896930" text:style-name="Index_20_Link" text:visited-style-name="Index_20_Link">Object to Data<text:tab/>31</text:a></text:p>
          <text:p text:style-name="P129"><text:a xlink:type="simple" xlink:href="#__RefHeading___Toc4782_2712896930" text:style-name="Index_20_Link" text:visited-style-name="Index_20_Link">Make Single User<text:tab/>31</text:a></text:p>
          <text:p text:style-name="P129"><text:a xlink:type="simple" xlink:href="#__RefHeading___Toc4784_2712896930" text:style-name="Index_20_Link" text:visited-style-name="Index_20_Link">Link Data<text:tab/>32</text:a></text:p>
          <text:p text:style-name="P128"><text:a xlink:type="simple" xlink:href="#__RefHeading___Toc4786_2712896930" text:style-name="Index_20_Link" text:visited-style-name="Index_20_Link">Link to SCN<text:tab/>32</text:a></text:p>
          <text:p text:style-name="P129"><text:a xlink:type="simple" xlink:href="#__RefHeading___Toc4788_2712896930" text:style-name="Index_20_Link" text:visited-style-name="Index_20_Link">Link to SCN<text:tab/>32</text:a></text:p>
          <text:p text:style-name="P128"><text:a xlink:type="simple" xlink:href="#__RefHeading___Toc4790_2712896930" text:style-name="Index_20_Link" text:visited-style-name="Index_20_Link">Linked Objects<text:tab/>32</text:a></text:p>
          <text:p text:style-name="P129"><text:a xlink:type="simple" xlink:href="#__RefHeading___Toc4792_2712896930" text:style-name="Index_20_Link" text:visited-style-name="Index_20_Link">Make Local<text:tab/>32</text:a></text:p>
          <text:p text:style-name="P129"><text:a xlink:type="simple" xlink:href="#__RefHeading___Toc30542_3534856482" text:style-name="Index_20_Link" text:visited-style-name="Index_20_Link">Make </text:a><text:a xlink:type="simple" xlink:href="#__RefHeading___Toc30542_3534856482" text:style-name="Index_20_Link" text:visited-style-name="Index_20_Link">Library Override</text:a><text:a xlink:type="simple" xlink:href="#__RefHeading___Toc30542_3534856482" text:style-name="Index_20_Link" text:visited-style-name="Index_20_Link"><text:tab/>32</text:a></text:p>
          <text:p text:style-name="P128"><text:a xlink:type="simple" xlink:href="#__RefHeading___Toc4794_2712896930" text:style-name="Index_20_Link" text:visited-style-name="Index_20_Link">Join<text:tab/>32</text:a></text:p>
          <text:p text:style-name="P129"><text:a xlink:type="simple" xlink:href="#__RefHeading___Toc4796_2712896930" text:style-name="Index_20_Link" text:visited-style-name="Index_20_Link">Join<text:tab/>32</text:a></text:p>
          <text:p text:style-name="P128"><text:a xlink:type="simple" xlink:href="#__RefHeading___Toc4798_2712896930" text:style-name="Index_20_Link" text:visited-style-name="Index_20_Link">Origin<text:tab/>32</text:a></text:p>
          <text:p text:style-name="P129"><text:a xlink:type="simple" xlink:href="#__RefHeading___Toc30550_35348564821" text:style-name="Index_20_Link" text:visited-style-name="Index_20_Link">Set Geometry to Origin<text:tab/>32</text:a></text:p>
          <text:p text:style-name="P129"><text:a xlink:type="simple" xlink:href="#__RefHeading___Toc30552_35348564821" text:style-name="Index_20_Link" text:visited-style-name="Index_20_Link">Set Origin to Geometry<text:tab/>32</text:a></text:p>
          <text:p text:style-name="P129"><text:a xlink:type="simple" xlink:href="#__RefHeading___Toc4800_2712896930" text:style-name="Index_20_Link" text:visited-style-name="Index_20_Link">Set Origin to 3D cursor<text:tab/>32</text:a></text:p>
          <text:p text:style-name="P129"><text:a xlink:type="simple" xlink:href="#__RefHeading___Toc4802_2712896930" text:style-name="Index_20_Link" text:visited-style-name="Index_20_Link">Set Origin to Center of Mass<text:tab/>33</text:a></text:p>
          <text:p text:style-name="P129"><text:a xlink:type="simple" xlink:href="#__RefHeading___Toc4837_2780832351" text:style-name="Index_20_Link" text:visited-style-name="Index_20_Link">Set Origin to Center of Volume<text:tab/>33</text:a></text:p>
          <text:p text:style-name="P128"><text:a xlink:type="simple" xlink:href="#__RefHeading___Toc4804_2712896930" text:style-name="Index_20_Link" text:visited-style-name="Index_20_Link">Shading<text:tab/>33</text:a></text:p>
          <text:p text:style-name="P129"><text:a xlink:type="simple" xlink:href="#__RefHeading___Toc4806_2712896930" text:style-name="Index_20_Link" text:visited-style-name="Index_20_Link">Shade Smooth<text:tab/>33</text:a></text:p>
          <text:p text:style-name="P129"><text:a xlink:type="simple" xlink:href="#__RefHeading___Toc5336_3637428145" text:style-name="Index_20_Link" text:visited-style-name="Index_20_Link">Shade Smooth by Angle<text:tab/>33</text:a></text:p>
          <text:p text:style-name="P129"><text:a xlink:type="simple" xlink:href="#__RefHeading___Toc30560_35348564821" text:style-name="Index_20_Link" text:visited-style-name="Index_20_Link">Shade Flat<text:tab/>33</text:a></text:p>
          <text:p text:style-name="P128"><text:a xlink:type="simple" xlink:href="#__RefHeading___Toc4808_2712896930" text:style-name="Index_20_Link" text:visited-style-name="Index_20_Link">Data Transfer<text:tab/>33</text:a></text:p>
          <text:p text:style-name="P129"><text:a xlink:type="simple" xlink:href="#__RefHeading___Toc4810_2712896930" text:style-name="Index_20_Link" text:visited-style-name="Index_20_Link">Transfer Mesh Data<text:tab/>33</text:a></text:p>
          <text:p text:style-name="P129"><text:a xlink:type="simple" xlink:href="#__RefHeading___Toc30564_3534856482" text:style-name="Index_20_Link" text:visited-style-name="Index_20_Link">Transfer Mesh Data Layout<text:tab/>33</text:a></text:p>
          <text:p text:style-name="P129"><text:a xlink:type="simple" xlink:href="#__RefHeading___Toc4812_2712896930" text:style-name="Index_20_Link" text:visited-style-name="Index_20_Link">Join UV's<text:tab/>33</text:a></text:p>
          <text:p text:style-name="P128"><text:a xlink:type="simple" xlink:href="#__RefHeading___Toc30518_3534856482" text:style-name="Index_20_Link" text:visited-style-name="Index_20_Link">Relations<text:tab/>33</text:a></text:p>
          <text:p text:style-name="P128"><text:a xlink:type="simple" xlink:href="#__RefHeading___Toc4814_2712896930" text:style-name="Index_20_Link" text:visited-style-name="Index_20_Link">Make Vertex Parent<text:tab/>33</text:a></text:p>
          <text:p text:style-name="P126"><text:a xlink:type="simple" xlink:href="#__RefHeading___Toc2571_896025203" text:style-name="Index_20_Link" text:visited-style-name="Index_20_Link">Toolbars Animation<text:tab/>34</text:a></text:p>
          <text:p text:style-name="P127"><text:a xlink:type="simple" xlink:href="#__RefHeading___Toc860_40896659111" text:style-name="Index_20_Link" text:visited-style-name="Index_20_Link">Available Toolbars<text:tab/>34</text:a></text:p>
          <text:p text:style-name="P128"><text:a xlink:type="simple" xlink:href="#__RefHeading___Toc2573_896025203" text:style-name="Index_20_Link" text:visited-style-name="Index_20_Link">Keyframes<text:tab/>34</text:a></text:p>
          <text:p text:style-name="P129"><text:a xlink:type="simple" xlink:href="#__RefHeading___Toc2575_896025203" text:style-name="Index_20_Link" text:visited-style-name="Index_20_Link">Insert Keyframe Menu<text:tab/>34</text:a></text:p>
          <text:p text:style-name="P129"><text:a xlink:type="simple" xlink:href="#__RefHeading___Toc2577_896025203" text:style-name="Index_20_Link" text:visited-style-name="Index_20_Link">Delete Keyframe<text:tab/>34</text:a></text:p>
          <text:p text:style-name="P129"><text:a xlink:type="simple" xlink:href="#__RefHeading___Toc2579_896025203" text:style-name="Index_20_Link" text:visited-style-name="Index_20_Link">Bake Action<text:tab/>34</text:a></text:p>
          <text:p text:style-name="P129"><text:a xlink:type="simple" xlink:href="#__RefHeading___Toc2581_896025203" text:style-name="Index_20_Link" text:visited-style-name="Index_20_Link">Remove Animation<text:tab/>34</text:a></text:p>
          <text:p text:style-name="P129"><text:a xlink:type="simple" xlink:href="#__RefHeading___Toc2583_896025203" text:style-name="Index_20_Link" text:visited-style-name="Index_20_Link">Calculate Object Paths<text:tab/>34</text:a></text:p>
          <text:p text:style-name="P129"><text:a xlink:type="simple" xlink:href="#__RefHeading___Toc2585_896025203" text:style-name="Index_20_Link" text:visited-style-name="Index_20_Link">Clear Object Paths<text:tab/>35</text:a></text:p>
          <text:p text:style-name="P128"><text:a xlink:type="simple" xlink:href="#__RefHeading___Toc2597_896025203" text:style-name="Index_20_Link" text:visited-style-name="Index_20_Link">Play<text:tab/>35</text:a></text:p>
          <text:p text:style-name="P129"><text:a xlink:type="simple" xlink:href="#__RefHeading___Toc2601_896025203" text:style-name="Index_20_Link" text:visited-style-name="Index_20_Link">Jump to Endpoint<text:tab/>35</text:a></text:p>
          <text:p text:style-name="P129"><text:a xlink:type="simple" xlink:href="#__RefHeading___Toc2603_896025203" text:style-name="Index_20_Link" text:visited-style-name="Index_20_Link">Jump to Keyframe<text:tab/>35</text:a></text:p>
          <text:p text:style-name="P129"><text:soft-page-break/><text:a xlink:type="simple" xlink:href="#__RefHeading___Toc2605_896025203" text:style-name="Index_20_Link" text:visited-style-name="Index_20_Link">Play Animation<text:tab/>35</text:a></text:p>
          <text:p text:style-name="P129"><text:a xlink:type="simple" xlink:href="#__RefHeading___Toc2607_896025203" text:style-name="Index_20_Link" text:visited-style-name="Index_20_Link">Play Animation<text:tab/>35</text:a></text:p>
          <text:p text:style-name="P129"><text:a xlink:type="simple" xlink:href="#__RefHeading___Toc2609_896025203" text:style-name="Index_20_Link" text:visited-style-name="Index_20_Link">Jump to Keyframe<text:tab/>35</text:a></text:p>
          <text:p text:style-name="P129"><text:a xlink:type="simple" xlink:href="#__RefHeading___Toc2611_896025203" text:style-name="Index_20_Link" text:visited-style-name="Index_20_Link">Jump to Endpoint<text:tab/>35</text:a></text:p>
          <text:p text:style-name="P129"><text:a xlink:type="simple" xlink:href="#__RefHeading___Toc4897_3727306145" text:style-name="Index_20_Link" text:visited-style-name="Index_20_Link">Current Frame<text:tab/>35</text:a></text:p>
          <text:p text:style-name="P128"><text:a xlink:type="simple" xlink:href="#__RefHeading___Toc2587_896025203" text:style-name="Index_20_Link" text:visited-style-name="Index_20_Link">Range<text:tab/>35</text:a></text:p>
          <text:p text:style-name="P129"><text:a xlink:type="simple" xlink:href="#__RefHeading___Toc2589_896025203" text:style-name="Index_20_Link" text:visited-style-name="Index_20_Link">Use Preview Range<text:tab/>35</text:a></text:p>
          <text:p text:style-name="P129"><text:a xlink:type="simple" xlink:href="#__RefHeading___Toc2591_896025203" text:style-name="Index_20_Link" text:visited-style-name="Index_20_Link">Lock Frame Selection to Range<text:tab/>35</text:a></text:p>
          <text:p text:style-name="P129"><text:a xlink:type="simple" xlink:href="#__RefHeading___Toc2593_896025203" text:style-name="Index_20_Link" text:visited-style-name="Index_20_Link">Frame Start<text:tab/>36</text:a></text:p>
          <text:p text:style-name="P129"><text:a xlink:type="simple" xlink:href="#__RefHeading___Toc2595_896025203" text:style-name="Index_20_Link" text:visited-style-name="Index_20_Link">Frame End<text:tab/>36</text:a></text:p>
          <text:p text:style-name="P128"><text:a xlink:type="simple" xlink:href="#__RefHeading___Toc2615_896025203" text:style-name="Index_20_Link" text:visited-style-name="Index_20_Link">Keying set<text:tab/>36</text:a></text:p>
          <text:p text:style-name="P129"><text:a xlink:type="simple" xlink:href="#__RefHeading___Toc4899_3727306145" text:style-name="Index_20_Link" text:visited-style-name="Index_20_Link">Insert Keyframe<text:tab/>36</text:a></text:p>
          <text:p text:style-name="P129"><text:a xlink:type="simple" xlink:href="#__RefHeading___Toc3986_2711970837" text:style-name="Index_20_Link" text:visited-style-name="Index_20_Link">Delete Keying set Keyframe<text:tab/>36</text:a></text:p>
          <text:p text:style-name="P129"><text:a xlink:type="simple" xlink:href="#__RefHeading___Toc3980_2711970837" text:style-name="Index_20_Link" text:visited-style-name="Index_20_Link">Use Keyframe Insert Auto<text:tab/>36</text:a></text:p>
          <text:p text:style-name="P129"><text:a xlink:type="simple" xlink:href="#__RefHeading___Toc3982_2711970837" text:style-name="Index_20_Link" text:visited-style-name="Index_20_Link">Keying set Drop down box<text:tab/>36</text:a></text:p>
          <text:p text:style-name="P128"><text:a xlink:type="simple" xlink:href="#__RefHeading___Toc2613_896025203" text:style-name="Index_20_Link" text:visited-style-name="Index_20_Link">Sync<text:tab/>36</text:a></text:p>
          <text:p text:style-name="P128"><text:a xlink:type="simple" xlink:href="#__RefHeading___Toc3473_2050733154" text:style-name="Index_20_Link" text:visited-style-name="Index_20_Link">Keyframe Type<text:tab/>36</text:a></text:p>
          <text:p text:style-name="P126"><text:a xlink:type="simple" xlink:href="#__RefHeading___Toc2625_896025203" text:style-name="Index_20_Link" text:visited-style-name="Index_20_Link">Toolbars Edit<text:tab/>36</text:a></text:p>
          <text:p text:style-name="P127"><text:a xlink:type="simple" xlink:href="#__RefHeading___Toc860_408966591111" text:style-name="Index_20_Link" text:visited-style-name="Index_20_Link">Available Toolbars<text:tab/>37</text:a></text:p>
          <text:p text:style-name="P128"><text:a xlink:type="simple" xlink:href="#__RefHeading___Toc2627_896025203" text:style-name="Index_20_Link" text:visited-style-name="Index_20_Link">Edit<text:tab/>37</text:a></text:p>
          <text:p text:style-name="P129"><text:a xlink:type="simple" xlink:href="#__RefHeading___Toc2629_896025203" text:style-name="Index_20_Link" text:visited-style-name="Index_20_Link">Dissolve Vertices<text:tab/>37</text:a></text:p>
          <text:p text:style-name="P129"><text:a xlink:type="simple" xlink:href="#__RefHeading___Toc2631_896025203" text:style-name="Index_20_Link" text:visited-style-name="Index_20_Link">Dissolve Edges<text:tab/>37</text:a></text:p>
          <text:p text:style-name="P129"><text:a xlink:type="simple" xlink:href="#__RefHeading___Toc2633_896025203" text:style-name="Index_20_Link" text:visited-style-name="Index_20_Link">Dissolve Faces<text:tab/>37</text:a></text:p>
          <text:p text:style-name="P129"><text:a xlink:type="simple" xlink:href="#__RefHeading___Toc2635_896025203" text:style-name="Index_20_Link" text:visited-style-name="Index_20_Link">Remove Doubles<text:tab/>37</text:a></text:p>
          <text:p text:style-name="P129"><text:a xlink:type="simple" xlink:href="#__RefHeading___Toc2637_896025203" text:style-name="Index_20_Link" text:visited-style-name="Index_20_Link">Limited Dissolve<text:tab/>37</text:a></text:p>
          <text:p text:style-name="P129"><text:a xlink:type="simple" xlink:href="#__RefHeading___Toc2639_896025203" text:style-name="Index_20_Link" text:visited-style-name="Index_20_Link">Dissolve Selection<text:tab/>37</text:a></text:p>
          <text:p text:style-name="P129"><text:a xlink:type="simple" xlink:href="#__RefHeading___Toc2641_896025203" text:style-name="Index_20_Link" text:visited-style-name="Index_20_Link">Edge Collapse<text:tab/>37</text:a></text:p>
          <text:p text:style-name="P129"><text:a xlink:type="simple" xlink:href="#__RefHeading___Toc2643_896025203" text:style-name="Index_20_Link" text:visited-style-name="Index_20_Link">Merge<text:tab/>37</text:a></text:p>
          <text:p text:style-name="P129"><text:a xlink:type="simple" xlink:href="#__RefHeading___Toc2645_896025203" text:style-name="Index_20_Link" text:visited-style-name="Index_20_Link">Separate<text:tab/>37</text:a></text:p>
          <text:p text:style-name="P129"><text:a xlink:type="simple" xlink:href="#__RefHeading___Toc2647_896025203" text:style-name="Index_20_Link" text:visited-style-name="Index_20_Link">Weight in Edit<text:tab/>38</text:a></text:p>
          <text:p text:style-name="P129"><text:a xlink:type="simple" xlink:href="#__RefHeading___Toc2649_896025203" text:style-name="Index_20_Link" text:visited-style-name="Index_20_Link">Normalize all<text:tab/>38</text:a></text:p>
          <text:p text:style-name="P129"><text:a xlink:type="simple" xlink:href="#__RefHeading___Toc2651_896025203" text:style-name="Index_20_Link" text:visited-style-name="Index_20_Link">Normalize<text:tab/>38</text:a></text:p>
          <text:p text:style-name="P129"><text:a xlink:type="simple" xlink:href="#__RefHeading___Toc2653_896025203" text:style-name="Index_20_Link" text:visited-style-name="Index_20_Link">Mirror<text:tab/>38</text:a></text:p>
          <text:p text:style-name="P129"><text:a xlink:type="simple" xlink:href="#__RefHeading___Toc2655_896025203" text:style-name="Index_20_Link" text:visited-style-name="Index_20_Link">Invert<text:tab/>38</text:a></text:p>
          <text:p text:style-name="P129"><text:a xlink:type="simple" xlink:href="#__RefHeading___Toc2657_896025203" text:style-name="Index_20_Link" text:visited-style-name="Index_20_Link">Clean<text:tab/>38</text:a></text:p>
          <text:p text:style-name="P129"><text:a xlink:type="simple" xlink:href="#__RefHeading___Toc2659_896025203" text:style-name="Index_20_Link" text:visited-style-name="Index_20_Link">Quantize<text:tab/>38</text:a></text:p>
          <text:p text:style-name="P129"><text:a xlink:type="simple" xlink:href="#__RefHeading___Toc2661_896025203" text:style-name="Index_20_Link" text:visited-style-name="Index_20_Link">Levels<text:tab/>38</text:a></text:p>
          <text:p text:style-name="P129"><text:a xlink:type="simple" xlink:href="#__RefHeading___Toc2663_896025203" text:style-name="Index_20_Link" text:visited-style-name="Index_20_Link">Smooth<text:tab/>38</text:a></text:p>
          <text:p text:style-name="P129"><text:a xlink:type="simple" xlink:href="#__RefHeading___Toc2665_896025203" text:style-name="Index_20_Link" text:visited-style-name="Index_20_Link">Limit Total<text:tab/>38</text:a></text:p>
          <text:p text:style-name="P128"><text:a xlink:type="simple" xlink:href="#__RefHeading___Toc2669_896025203" text:style-name="Index_20_Link" text:visited-style-name="Index_20_Link">Object Apply<text:tab/>38</text:a></text:p>
          <text:p text:style-name="P129"><text:a xlink:type="simple" xlink:href="#__RefHeading___Toc2671_896025203" text:style-name="Index_20_Link" text:visited-style-name="Index_20_Link">Apply Location<text:tab/>38</text:a></text:p>
          <text:p text:style-name="P129"><text:a xlink:type="simple" xlink:href="#__RefHeading___Toc2673_896025203" text:style-name="Index_20_Link" text:visited-style-name="Index_20_Link">Apply Rotation<text:tab/>39</text:a></text:p>
          <text:p text:style-name="P129"><text:a xlink:type="simple" xlink:href="#__RefHeading___Toc2675_896025203" text:style-name="Index_20_Link" text:visited-style-name="Index_20_Link">Apply Scale<text:tab/>39</text:a></text:p>
          <text:p text:style-name="P129"><text:a xlink:type="simple" xlink:href="#__RefHeading___Toc4901_3727306145" text:style-name="Index_20_Link" text:visited-style-name="Index_20_Link">Apply All<text:tab/>39</text:a></text:p>
          <text:p text:style-name="P129"><text:a xlink:type="simple" xlink:href="#__RefHeading___Toc2677_896025203" text:style-name="Index_20_Link" text:visited-style-name="Index_20_Link">Apply Rotation &amp; Scale<text:tab/>39</text:a></text:p>
          <text:p text:style-name="P129"><text:a xlink:type="simple" xlink:href="#__RefHeading___Toc2679_896025203" text:style-name="Index_20_Link" text:visited-style-name="Index_20_Link">Apply Visual Transform<text:tab/>39</text:a></text:p>
          <text:p text:style-name="P129"><text:a xlink:type="simple" xlink:href="#__RefHeading___Toc2681_896025203" text:style-name="Index_20_Link" text:visited-style-name="Index_20_Link">Apply Make Duplicates real<text:tab/>39</text:a></text:p>
          <text:p text:style-name="P128"><text:a xlink:type="simple" xlink:href="#__RefHeading___Toc30566_3534856482" text:style-name="Index_20_Link" text:visited-style-name="Index_20_Link">Object Apply Deltas<text:tab/>39</text:a></text:p>
          <text:p text:style-name="P129"><text:a xlink:type="simple" xlink:href="#__RefHeading___Toc30568_3534856482" text:style-name="Index_20_Link" text:visited-style-name="Index_20_Link">Location<text:tab/>39</text:a></text:p>
          <text:p text:style-name="P129"><text:a xlink:type="simple" xlink:href="#__RefHeading___Toc30570_3534856482" text:style-name="Index_20_Link" text:visited-style-name="Index_20_Link">Rotation<text:tab/>39</text:a></text:p>
          <text:p text:style-name="P129"><text:a xlink:type="simple" xlink:href="#__RefHeading___Toc30572_3534856482" text:style-name="Index_20_Link" text:visited-style-name="Index_20_Link">Scale<text:tab/>39</text:a></text:p>
          <text:p text:style-name="P129"><text:a xlink:type="simple" xlink:href="#__RefHeading___Toc30574_3534856482" text:style-name="Index_20_Link" text:visited-style-name="Index_20_Link">All<text:tab/>39</text:a></text:p>
          <text:p text:style-name="P129"><text:a xlink:type="simple" xlink:href="#__RefHeading___Toc30576_3534856482" text:style-name="Index_20_Link" text:visited-style-name="Index_20_Link">Transforms to Delta Anims<text:tab/>39</text:a></text:p>
          <text:p text:style-name="P128"><text:soft-page-break/><text:a xlink:type="simple" xlink:href="#__RefHeading___Toc2683_896025203" text:style-name="Index_20_Link" text:visited-style-name="Index_20_Link">Object Clear<text:tab/>40</text:a></text:p>
          <text:p text:style-name="P129"><text:a xlink:type="simple" xlink:href="#__RefHeading___Toc2685_896025203" text:style-name="Index_20_Link" text:visited-style-name="Index_20_Link">Location<text:tab/>40</text:a></text:p>
          <text:p text:style-name="P129"><text:a xlink:type="simple" xlink:href="#__RefHeading___Toc2687_896025203" text:style-name="Index_20_Link" text:visited-style-name="Index_20_Link">Rotation<text:tab/>40</text:a></text:p>
          <text:p text:style-name="P129"><text:a xlink:type="simple" xlink:href="#__RefHeading___Toc2689_896025203" text:style-name="Index_20_Link" text:visited-style-name="Index_20_Link">Scale<text:tab/>40</text:a></text:p>
          <text:p text:style-name="P129"><text:a xlink:type="simple" xlink:href="#__RefHeading___Toc2691_896025203" text:style-name="Index_20_Link" text:visited-style-name="Index_20_Link">Origin<text:tab/>40</text:a></text:p>
          <text:p text:style-name="P126"><text:a xlink:type="simple" xlink:href="#__RefHeading___Toc2693_896025203" text:style-name="Index_20_Link" text:visited-style-name="Index_20_Link">Toolbars Misc<text:tab/>40</text:a></text:p>
          <text:p text:style-name="P127"><text:a xlink:type="simple" xlink:href="#__RefHeading___Toc860_4089665911111" text:style-name="Index_20_Link" text:visited-style-name="Index_20_Link">Available Toolbars<text:tab/>40</text:a></text:p>
          <text:p text:style-name="P127"><text:a xlink:type="simple" xlink:href="#__RefHeading___Toc5309_2040432889" text:style-name="Index_20_Link" text:visited-style-name="Index_20_Link">Viewport<text:tab/>40</text:a></text:p>
          <text:p text:style-name="P128"><text:a xlink:type="simple" xlink:href="#__RefHeading___Toc2695_896025203" text:style-name="Index_20_Link" text:visited-style-name="Index_20_Link">Undo / Redo<text:tab/>41</text:a></text:p>
          <text:p text:style-name="P129"><text:a xlink:type="simple" xlink:href="#__RefHeading___Toc70346_3716474372" text:style-name="Index_20_Link" text:visited-style-name="Index_20_Link">Undo<text:tab/>41</text:a></text:p>
          <text:p text:style-name="P129"><text:a xlink:type="simple" xlink:href="#__RefHeading___Toc2699_8960252031" text:style-name="Index_20_Link" text:visited-style-name="Index_20_Link">Redo<text:tab/>41</text:a></text:p>
          <text:p text:style-name="P128"><text:a xlink:type="simple" xlink:href="#__RefHeading___Toc70348_3716474372" text:style-name="Index_20_Link" text:visited-style-name="Index_20_Link">Undo History<text:tab/>41</text:a></text:p>
          <text:p text:style-name="P129"><text:a xlink:type="simple" xlink:href="#__RefHeading___Toc70350_3716474372" text:style-name="Index_20_Link" text:visited-style-name="Index_20_Link">Undo History<text:tab/>41</text:a></text:p>
          <text:p text:style-name="P128"><text:a xlink:type="simple" xlink:href="#__RefHeading___Toc70352_3716474372" text:style-name="Index_20_Link" text:visited-style-name="Index_20_Link">Repeat<text:tab/>41</text:a></text:p>
          <text:p text:style-name="P129"><text:a xlink:type="simple" xlink:href="#__RefHeading___Toc70354_3716474372" text:style-name="Index_20_Link" text:visited-style-name="Index_20_Link">Repeat<text:tab/>41</text:a></text:p>
          <text:p text:style-name="P129"><text:a xlink:type="simple" xlink:href="#__RefHeading___Toc2705_896025203" text:style-name="Index_20_Link" text:visited-style-name="Index_20_Link">Repeat History<text:tab/>41</text:a></text:p>
          <text:p text:style-name="P128"><text:a xlink:type="simple" xlink:href="#__RefHeading___Toc4614_3330988324" text:style-name="Index_20_Link" text:visited-style-name="Index_20_Link">Scene<text:tab/>41</text:a></text:p>
          <text:p text:style-name="P128"><text:a xlink:type="simple" xlink:href="#__RefHeading___Toc4939_1780796704" text:style-name="Index_20_Link" text:visited-style-name="Index_20_Link">View Layer<text:tab/>41</text:a></text:p>
          <text:p text:style-name="P128"><text:a xlink:type="simple" xlink:href="#__RefHeading___Toc4839_2780832351" text:style-name="Index_20_Link" text:visited-style-name="Index_20_Link">Adjust last Operation<text:tab/>42</text:a></text:p>
          <text:p text:style-name="P128"><text:a xlink:type="simple" xlink:href="#__RefHeading___Toc5084_1286517654" text:style-name="Index_20_Link" text:visited-style-name="Index_20_Link">Operatorsearch<text:tab/>42</text:a></text:p>
          <text:p text:style-name="P129"><text:a xlink:type="simple" xlink:href="#__RefHeading___Toc5053_1739096030" text:style-name="Index_20_Link" text:visited-style-name="Index_20_Link">Search Menu<text:tab/>42</text:a></text:p>
          <text:p text:style-name="P128"><text:a xlink:type="simple" xlink:href="#__RefHeading___Toc5084_12865176541" text:style-name="Index_20_Link" text:visited-style-name="Index_20_Link">Search Operator<text:tab/>42</text:a></text:p>
          <text:p text:style-name="P128"><text:a xlink:type="simple" xlink:href="#__RefHeading___Toc2707_896025203" text:style-name="Index_20_Link" text:visited-style-name="Index_20_Link">Info<text:tab/>42</text:a></text:p>
        </text:index-body>
      </text:table-of-content>
      <text:p text:style-name="P30"/>
      <text:p text:style-name="P30"/>
      <text:p text:style-name="P30"/>
      <text:p text:style-name="P31"/>
      <table:table table:name="Tabelle1" table:style-name="Tabelle1">
        <table:table-column table:style-name="Tabelle1.A"/>
        <table:table-row table:style-name="TableLine2448385510208">
          <table:table-cell table:style-name="Tabelle1.A1" office:value-type="string">
            <text:h text:style-name="P138" text:outline-level="1"><text:bookmark-start text:name="__RefHeading___Toc892_761696535"/>Introduction<text:bookmark-end text:name="__RefHeading___Toc892_761696535"/></text:h>
          </table:table-cell>
        </table:table-row>
      </table:table>
      <text:p text:style-name="P46"/>
      <text:p text:style-name="P47"><draw:frame draw:style-name="fr20" draw:name="Bild1" text:anchor-type="as-char" svg:width="16.101cm" svg:height="0.469cm" draw:z-index="0"><draw:image xlink:href="Pictures/10000001000003B70000001C22D44E4D5EDA6FC7.png" xlink:type="simple" xlink:show="embed" xlink:actuate="onLoad" draw:mime-type="image/png"/><svg:title>../_images/Outliner-Window.jpg</svg:title></draw:frame><text:s/></text:p>
      <text:p text:style-name="P47">The <text:span text:style-name="T5">Toolbar editor is </text:span>what you normally have to avoid<text:span text:style-name="T5"> in UI design</text:span>. It's a <text:span text:style-name="T6">bunch of </text:span>double menu<text:span text:style-name="T6"> entries. It is made by lots of tools that already exists elsewhere.</text:span></text:p>
      <text:p text:style-name="P6">But<text:span text:style-name="T6"> the value of this</text:span> double menu here is <text:span text:style-name="T6">that it is </text:span>configurable. This customizable toolbar makes it possible to have the most needed tools at top <text:span text:style-name="T6">UI </text:span>level. This <text:span text:style-name="T12">can save</text:span> a ton of clicks<text:span text:style-name="T12">, tabbing, scrolling, </text:span>and digging in sub menus. And you can<text:span text:style-name="T6"> display </text:span>what you need for your personal workflow.<text:span text:style-name="T6"> And hide away the rest.</text:span></text:p>
      <text:p text:style-name="P9">The toolbar editor uses pure Icon buttons. </text:p>
      <text:p text:style-name="P24">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40">Parts of the toolbars are just visible when the right object type in the scene exists / is selected.</text:p>
      <text:p text:style-name="P24">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50" text:outline-level="2"><text:bookmark-start text:name="__RefHeading___Toc466_965822318"/><text:soft-page-break/>Limits<text:bookmark-end text:name="__RefHeading___Toc466_965822318"/></text:h>
      <text:p text:style-name="P4">- The toolbar does not contain all possible tools. <text:span text:style-name="T6">More the opposite, the selection is very limited. </text:span>Lots of tools depends to be performed in the editor type where you want to do the change.<text:span text:style-name="T6"> They just work there.</text:span> <text:span text:style-name="T6">And not in other editors. This affects for example most tools in edit mode. And the toolbar is another editor. </text:span>This limits the available tools in the toolbar dramatically.</text:p>
      <text:p text:style-name="P4">- The toolbar<text:span text:style-name="T6">s</text:span> ha<text:span text:style-name="T6">ve</text:span> a fixed order. The content is not sortable.<text:span text:style-name="T6"> The sorting is defined by the order of the toolbar type. And inside the toolbar type by the order in the toolbars menu. You would need to have to edit the python file to change this order.</text:span></text:p>
      <text:p text:style-name="P6">- Just the toolbar types are independent. The check boxes to display the toolbars themselves are global.<text:span text:style-name="T6"> Means when you set one toolbar type to Primitives, and activate all the primitives types there, then other toolbars with this toolbar type will have the same primitives types displayed. </text:span></text:p>
      <text:p text:style-name="P4"/>
      <table:table table:name="Tabelle3" table:style-name="Tabelle3">
        <table:table-column table:style-name="Tabelle3.A"/>
        <table:table-row table:style-name="TableLine2448385512928">
          <table:table-cell table:style-name="Tabelle3.A1" office:value-type="string">
            <text:h text:style-name="P139" text:outline-level="1"><text:bookmark-start text:name="__RefHeading___Toc468_965822318"/>Menus<text:bookmark-end text:name="__RefHeading___Toc468_965822318"/></text:h>
          </table:table-cell>
        </table:table-row>
      </table:table>
      <text:p text:style-name="P18"><draw:frame draw:style-name="fr1" draw:name="Bild6" text:anchor-type="paragraph" svg:y="0.483cm" svg:width="3.96cm" svg:height="5.98cm" draw:z-index="3"><draw:image xlink:href="Pictures/10000001000000EA00000161A4CC308A8643C928.png" xlink:type="simple" xlink:show="embed" xlink:actuate="onLoad" draw:mime-type="image/png"/></draw:frame></text:p>
      <text:h text:style-name="Heading_20_2" text:outline-level="2"><text:bookmark-start text:name="__RefHeading___Toc472_965822318"/>Toolbar Type<text:span text:style-name="T7"> menu</text:span><text:bookmark-end text:name="__RefHeading___Toc472_965822318"/></text:h>
      <text:p text:style-name="P9">The first entry of a toolbar is the Toolbar Type menu.</text:p>
      <text:p text:style-name="P9">Choose what kind of Toolbar Type you want to show. You can show multiple types of toolbars at once.</text:p>
      <text:p text:style-name="P9">The toolbar types are independent from each other. You can set up every toolbar to display different content.</text:p>
      <text:h text:style-name="Heading_20_3" text:outline-level="3"/>
      <text:h text:style-name="Heading_20_2" text:outline-level="2"><draw:frame draw:style-name="fr1" draw:name="Bild9" text:anchor-type="paragraph" svg:y="0.314cm" svg:width="3.829cm" svg:height="5.489cm" draw:z-index="4"><draw:image xlink:href="Pictures/10000001000000E200000144106505728438B3D5.png" xlink:type="simple" xlink:show="embed" xlink:actuate="onLoad" draw:mime-type="image/png"/></draw:frame><text:bookmark-start text:name="__RefHeading___Toc474_965822318"/>Toolbars Menus<text:bookmark-end text:name="__RefHeading___Toc474_965822318"/></text:h>
      <text:p text:style-name="P9">Every toolbar type has several toolbars to display.</text:p>
      <text:p text:style-name="P9"><text:span text:style-name="T20">In the toolbar menu</text:span><text:span text:style-name="T44"> at the front of a toolbar type</text:span> you can choose what toolbars you want to display.</text:p>
      <text:p text:style-name="P9">The toolbars are not independent. This setup is global. When you for example tick the Toolbar File in this toolbar, then it will be displayed in all other toolbars too. Including in other layouts.</text:p>
      <text:p text:style-name="P33">These check boxes are also available in the Toolbar Settings Bforartists add-on</text:p>
      <text:p text:style-name="P33"/>
      <text:p text:style-name="P33"/>
      <text:p text:style-name="P33"/>
      <text:p text:style-name="P33"/>
      <text:p text:style-name="P33"/>
      <table:table table:name="Tabelle13" table:style-name="Tabelle13">
        <table:table-column table:style-name="Tabelle13.A"/>
        <text:soft-page-break/>
        <table:table-row table:style-name="TableLine2448385525440">
          <table:table-cell table:style-name="Tabelle13.A1" office:value-type="string">
            <text:h text:style-name="P143" text:outline-level="1"><text:bookmark-start text:name="__RefHeading___Toc3501_388915669"/>Toolbar Settings Bforartists add-on<text:bookmark-end text:name="__RefHeading___Toc3501_388915669"/></text:h>
          </table:table-cell>
        </table:table-row>
      </table:table>
      <text:p text:style-name="P16"><draw:frame draw:style-name="fr19" draw:name="Bild66" text:anchor-type="paragraph" svg:width="11.16cm" svg:height="9.329cm" draw:z-index="47"><draw:image xlink:href="Pictures/100000010000029300000227CBA45AB7A6D31D64.png" xlink:type="simple" xlink:show="embed" xlink:actuate="onLoad" draw:mime-type="image/png"/></draw:frame></text:p>
      <text:p text:style-name="Text_20_body">The settings for the toolbar needs to be stored somewhere. This is done in an add-on called Toolbar Settings Bforartists. </text:p>
      <text:p text:style-name="P103">This add-on contains the same check boxes than the single toolbars menus in the toolbar. But all of them at once. </text:p>
      <text:p text:style-name="P103"/>
      <text:p text:style-name="P104">Changing a setting here will automatically save the user preferences.</text:p>
      <text:p text:style-name="P34"/>
      <text:p text:style-name="P34"/>
      <text:p text:style-name="P32"/>
      <text:p text:style-name="P32"/>
      <text:p text:style-name="P16"/>
      <table:table table:name="Tabelle14" table:style-name="Tabelle14">
        <table:table-column table:style-name="Tabelle14.A"/>
        <table:table-row table:style-name="TableLine2448385523808">
          <table:table-cell table:style-name="Tabelle14.A1" office:value-type="string">
            <text:p text:style-name="P35">Warning! </text:p>
          </table:table-cell>
        </table:table-row>
        <table:table-row table:style-name="TableLine2448385525168">
          <table:table-cell table:style-name="Tabelle14.A2" office:value-type="string">
            <text:p text:style-name="P32">Do not deactivate this add-on. The toolbar will not work then. It depends of the settings in the add-on!</text:p>
          </table:table-cell>
        </table:table-row>
      </table:table>
      <text:p text:style-name="P32"/>
      <text:p text:style-name="P16"/>
      <table:table table:name="Tabelle4" table:style-name="Tabelle4">
        <table:table-column table:style-name="Tabelle4.A"/>
        <table:table-row table:style-name="TableLine2448385524896">
          <table:table-cell table:style-name="Tabelle4.A1" office:value-type="string">
            <text:h text:style-name="P144" text:outline-level="1"><text:bookmark-start text:name="__RefHeading___Toc476_965822318"/>Create new toolbar<text:bookmark-end text:name="__RefHeading___Toc476_965822318"/></text:h>
          </table:table-cell>
        </table:table-row>
      </table:table>
      <text:p text:style-name="P8"><draw:frame draw:style-name="fr1" draw:name="Bild10" text:anchor-type="paragraph" svg:y="0.395cm" svg:width="3.39cm" svg:height="2.75cm" draw:z-index="5"><draw:image xlink:href="Pictures/100000010000010B000000D95E6969CEB659C55A.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2" draw:name="Bild11" text:anchor-type="paragraph" svg:x="15.744cm" svg:y="0.205cm" svg:width="3cm" svg:height="1.75cm" draw:z-index="6"><draw:image xlink:href="Pictures/10000001000000AA000000634D69465D149925C2.png" xlink:type="simple" xlink:show="embed" xlink:actuate="onLoad" draw:mime-type="image/png"/></draw:frame>Look at the right of this new created editor type. You will now see a small button. This is the Editor type menu. Open it by clicking at it. And choose Toolbar.</text:p>
      <text:p text:style-name="Text_20_body"/>
      <text:p text:style-name="Text_20_body"><draw:frame draw:style-name="fr18" draw:name="Bild12" text:anchor-type="paragraph" svg:width="7.96cm" svg:height="3.72cm" draw:z-index="7"><draw:image xlink:href="Pictures/10000001000002730000012540B275A3B35021F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draw:style-name="fr2" draw:name="Bild13" text:anchor-type="paragraph" svg:x="13.152cm" svg:y="0.279cm" svg:width="5.549cm" svg:height="2.281cm" draw:z-index="8"><draw:image xlink:href="Pictures/100000010000013B000000812D4A51F23768FC9C.png" xlink:type="simple" xlink:show="embed" xlink:actuate="onLoad" draw:mime-type="image/png"/></draw:frame><text:soft-page-break/>Now set up your new created Toolbar editor. Choose the toolbar types you want to display here. Then choose the toolbars to display.</text:p>
      <text:p text:style-name="Text_20_body">The last step is to hide the Editor Type menu and to collapse the menus. Right click at the toolbar, and tick Collapse Menus and Hide Editortype menu. </text:p>
      <text:p text:style-name="P8"/>
      <text:p text:style-name="P16"/>
      <table:table table:name="Tabelle15" table:style-name="Tabelle15">
        <table:table-column table:style-name="Tabelle15.A"/>
        <table:table-row table:style-name="TableLine2448385264864">
          <table:table-cell table:style-name="Tabelle15.A1" office:value-type="string">
            <text:h text:style-name="P143"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10" draw:name="Bild67" text:anchor-type="paragraph" svg:x="10.224cm" svg:y="0.011cm" svg:width="8.391cm" svg:height="7.001cm" draw:z-index="48"><draw:image xlink:href="Pictures/1000000100000295000002274CB8E7A82A4333A5.png" xlink:type="simple" xlink:show="embed" xlink:actuate="onLoad" draw:mime-type="image/png"/></draw:frame>Because of the autosave Preferences feature changes in the menus of the single toolbars are stored automatically. </text:p>
      <text:p text:style-name="Text_20_body">When you activate<text:span text:style-name="T40"> for example the Curve toolbar in the Primitives, then the curve toolbar will stay activated when you close and open Bforartists.</text:span></text:p>
      <text:p text:style-name="Text_20_body"/>
      <text:p text:style-name="Text_20_body"/>
      <text:p text:style-name="Text_20_body"/>
      <text:p text:style-name="Text_20_body"/>
      <text:p text:style-name="Text_20_body"/>
      <text:p text:style-name="Text_20_body"><draw:frame draw:style-name="fr17" draw:name="Bild14" text:anchor-type="paragraph" svg:y="0.182cm" svg:width="4.339cm" svg:height="7.031cm" draw:z-index="49"><draw:image xlink:href="Pictures/10000001000001000000019FFFE8484C04B4D6A2.png" xlink:type="simple" xlink:show="embed" xlink:actuate="onLoad" draw:mime-type="image/png"/></draw:frame>But<text:span text:style-name="T39"> the general setup of the toolbar</text:span><text:span text:style-name="T44"> type</text:span><text:span text:style-name="T39"> is layout. And so </text:span><text:span text:style-name="T44">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text:soft-page-break/></text:p>
      <table:table table:name="Tabelle2" table:style-name="Tabelle2">
        <table:table-column table:style-name="Tabelle2.A"/>
        <table:table-row table:style-name="TableLine2448385273840">
          <table:table-cell table:style-name="Tabelle2.A1" office:value-type="string">
            <text:h text:style-name="P139" text:outline-level="1"><text:bookmark-start text:name="__RefHeading___Toc478_965822318"/>Toolbar Types<text:bookmark-end text:name="__RefHeading___Toc478_965822318"/></text:h>
          </table:table-cell>
        </table:table-row>
      </table:table>
      <text:p text:style-name="P3"/>
      <text:p text:style-name="P7"><draw:frame draw:style-name="fr1" draw:name="Bild5" text:anchor-type="paragraph" svg:y="0.46cm" svg:width="3.96cm" svg:height="5.98cm" draw:z-index="2"><draw:image xlink:href="Pictures/10000001000000EA00000161A4CC308A8643C928.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Text_20_body">The single toolbar types.</text:p>
      <text:p text:style-name="Text_20_body">Note that you need to save the startup file to make changes at the toolbar types permanent. They are part of the layout. Which was the only way to allow them to act independent from each other.</text:p>
      <text:p text:style-name="Text_20_body"><text:span text:style-name="T3">File</text:span> - <text:s/>Contains some file menu related tools. Like load save. But also the render menu. </text:p>
      <text:p text:style-name="Text_20_body"><text:span text:style-name="T4">Mesh Edit</text:span><text:span text:style-name="T3"> </text:span>- Contains <text:span text:style-name="T21">tools for Meshes in Edit Mode.</text:span></text:p>
      <text:p text:style-name="Text_20_body"><text:span text:style-name="T3">Primitives</text:span> - Contains the primitives from the Create tab in the Tool Shelf.</text:p>
      <text:p text:style-name="Text_20_body"><text:span text:style-name="T3">Image</text:span> - Contains some tools for editing UV</text:p>
      <text:p text:style-name="Text_20_body"><text:span text:style-name="T3">Tools</text:span> - Contains the content of the Relations panel in Object mode.</text:p>
      <text:p text:style-name="Text_20_body"><text:span text:style-name="T3">Animation </text:span>- Contains Animation tools</text:p>
      <text:p text:style-name="Text_20_body"><text:span text:style-name="T3">Edit</text:span> - <text:s/>Contains some tools from Object and Edit Mode</text:p>
      <text:p text:style-name="Text_20_body"><text:span text:style-name="T3">Misc</text:span> - Contains Undo, and an empty menu as a place holder.</text:p>
      <text:p text:style-name="P39"/>
      <text:h text:style-name="Heading_20_2" text:outline-level="2"><draw:frame draw:style-name="fr16" draw:name="Bild2" text:anchor-type="paragraph" svg:y="0.303cm" svg:width="17.69cm" svg:height="2.72cm" draw:z-index="1"><draw:image xlink:href="Pictures/1000000100000571000000D67087F2176A534CB5.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hith quick toggles turned on you will <text:span text:style-name="T45">reveal</text:span> small buttons besides the single toolbar types that allows you to expand or collapse the toolbar types from within the toolbar. Each quick toggle represents a toolbar type.</text:p>
      <text:p text:style-name="P21"><draw:frame draw:style-name="fr6" draw:name="Bild4" text:anchor-type="paragraph" svg:y="0.314cm" svg:width="15.229cm" svg:height="0.43cm" draw:z-index="99"><draw:image xlink:href="Pictures/10000001000003B30000001B2CE1A781FAA729A8.png" xlink:type="simple" xlink:show="embed" xlink:actuate="onLoad" draw:mime-type="image/png"/></draw:frame></text:p>
      <text:p text:style-name="Text_20_body"><draw:frame draw:style-name="fr6" draw:name="Bild53" text:anchor-type="paragraph" svg:y="0.314cm" svg:width="17.87cm" svg:height="0.43cm" draw:z-index="102"><draw:image xlink:href="Pictures/10000001000004570000001B6D8404F1218972AE.png" xlink:type="simple" xlink:show="embed" xlink:actuate="onLoad" draw:mime-type="image/png"/></draw:frame></text:p>
      <text:p text:style-name="Text_20_body"/>
      <text:p text:style-name="Text_20_body"/>
      <text:p text:style-name="Text_20_body"><text:soft-page-break/></text:p>
      <table:table table:name="Tabelle5" table:style-name="Tabelle5">
        <table:table-column table:style-name="Tabelle5.A"/>
        <table:table-row table:style-name="TableLine2448385268128">
          <table:table-cell table:style-name="Tabelle5.A1" office:value-type="string">
            <text:h text:style-name="P140" text:outline-level="1"><text:bookmark-start text:name="__RefHeading___Toc480_965822318"/>Toolbar<text:span text:style-name="T7">s File</text:span><text:bookmark-end text:name="__RefHeading___Toc480_965822318"/></text:h>
          </table:table-cell>
        </table:table-row>
      </table:table>
      <text:p text:style-name="P23"/>
      <text:p text:style-name="Text_20_body"><draw:frame draw:style-name="fr4" draw:name="Bild15" text:anchor-type="paragraph" svg:width="3.761cm" svg:height="6.249cm" draw:z-index="9"><draw:image xlink:href="Pictures/10000001000000DE00000171601488C00C5D304B.png" xlink:type="simple" xlink:show="embed" xlink:actuate="onLoad" draw:mime-type="image/png"/></draw:frame></text:p>
      <text:p text:style-name="Text_20_body"><text:span text:style-name="T7">The Toolbars File c</text:span>ontains some file menu related tools. Like load save. But also the render menu. </text:p>
      <text:p text:style-name="Text_20_body"/>
      <text:p text:style-name="Text_20_body">These toolbars are available in all modes. </text:p>
      <text:p text:style-name="Text_20_body"/>
      <text:p text:style-name="Text_20_body"/>
      <text:p text:style-name="Text_20_body"/>
      <text:p text:style-name="Text_20_body"/>
      <text:p text:style-name="Horizontal_20_Line"><draw:frame draw:style-name="fr15" draw:name="Bild16" text:anchor-type="paragraph" svg:x="0.399cm" svg:y="0.268cm" svg:width="16.17cm" svg:height="0.439cm" draw:z-index="10"><draw:image xlink:href="Pictures/10000001000003BB0000001AE474DFA0704E5C7E.png" xlink:type="simple" xlink:show="embed" xlink:actuate="onLoad" draw:mime-type="image/png"/></draw:frame></text:p>
      <text:h text:style-name="P151"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1" draw:name="Bild17" text:anchor-type="paragraph" svg:y="0.303cm" svg:width="4.09cm" svg:height="0.66cm" draw:z-index="11"><draw:image xlink:href="Pictures/10000001000000A10000001AD9F420611B3D1106.png" xlink:type="simple" xlink:show="embed" xlink:actuate="onLoad" draw:mime-type="image/png"/></draw:frame><text:bookmark-start text:name="__RefHeading___Toc484_965822318"/>Load / Save<text:bookmark-end text:name="__RefHeading___Toc484_965822318"/></text:h>
      <text:p text:style-name="P63">The original menu items are in the File menu of the Info editor.</text:p>
      <text:h text:style-name="Heading_20_4" text:outline-level="4"><text:bookmark-start text:name="__RefHeading___Toc3884_2711970837"/>File New<text:bookmark-end text:name="__RefHeading___Toc3884_2711970837"/></text:h>
      <text:p text:style-name="P9">Creates a new scene<text:span text:style-name="T43">, using the current template.</text:span></text:p>
      <text:h text:style-name="Heading_20_4" text:outline-level="4"><draw:frame draw:style-name="fr4" draw:name="Bild7" text:anchor-type="paragraph" svg:width="3.099cm" svg:height="2.57cm" draw:z-index="100"><draw:image xlink:href="Pictures/10000001000000B700000098FDAD4780CB1D1DED.png" xlink:type="simple" xlink:show="embed" xlink:actuate="onLoad" draw:mime-type="image/png"/></draw:frame><text:bookmark-start text:name="__RefHeading___Toc5028_3884546386"/>New from Template<text:bookmark-end text:name="__RefHeading___Toc5028_3884546386"/></text:h>
      <text:p text:style-name="P99">Creates a new scene in one of the templates.</text:p>
      <text:h text:style-name="Heading_20_4" text:outline-level="4"><text:bookmark-start text:name="__RefHeading___Toc3886_2711970837"/>Open<text:bookmark-end text:name="__RefHeading___Toc3886_2711970837"/></text:h>
      <text:p text:style-name="P9">Load a Blend file.</text:p>
      <text:h text:style-name="Heading_20_4" text:outline-level="4"><draw:frame draw:style-name="fr4" draw:name="Bild18" text:anchor-type="paragraph" svg:width="2.649cm" svg:height="1.341cm" draw:z-index="61"><draw:image xlink:href="Pictures/10000001000000960000004CAA1A91CCF425D3EF.png" xlink:type="simple" xlink:show="embed" xlink:actuate="onLoad" draw:mime-type="image/png"/></draw:frame><text:bookmark-start text:name="__RefHeading___Toc3888_2711970837"/><text:span text:style-name="T43">Open </text:span>Recent<text:bookmark-end text:name="__RefHeading___Toc3888_2711970837"/></text:h>
      <text:p text:style-name="P9">The recent files menu.</text:p>
      <text:h text:style-name="Heading_20_4" text:outline-level="4"><text:bookmark-start text:name="__RefHeading___Toc3890_2711970837"/>Save Blend File<text:bookmark-end text:name="__RefHeading___Toc3890_2711970837"/></text:h>
      <text:p text:style-name="P9">Save a Blend file.</text:p>
      <text:h text:style-name="Heading_20_4" text:outline-level="4"><text:bookmark-start text:name="__RefHeading___Toc3892_2711970837"/><text:soft-page-break/>Save As Blend File<text:bookmark-end text:name="__RefHeading___Toc3892_2711970837"/></text:h>
      <text:p text:style-name="P9">Save a Blend file as.</text:p>
      <text:h text:style-name="Heading_20_4" text:outline-level="4"><text:bookmark-start text:name="__RefHeading___Toc3894_2711970837"/>Save Copy<text:bookmark-end text:name="__RefHeading___Toc3894_2711970837"/></text:h>
      <text:p text:style-name="P9">Saves a copy of the Blend file. </text:p>
      <text:p text:style-name="Horizontal_20_Line"/>
      <text:h text:style-name="Heading_20_3" text:outline-level="3"><draw:frame draw:style-name="fr1" draw:name="Bild107" text:anchor-type="paragraph" svg:y="0.078cm" svg:width="3.47cm" svg:height="2.641cm" draw:z-index="97"><draw:image xlink:href="Pictures/10000001000000CD0000009C434021FCF757A981.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6">Reload the saved file.</text:p>
      <text:h text:style-name="Heading_20_4" text:outline-level="4"><text:bookmark-start text:name="__RefHeading___Toc5047_1739096030"/>Recover<text:bookmark-end text:name="__RefHeading___Toc5047_1739096030"/></text:h>
      <text:p text:style-name="P96">Reload a startup file from one of the templates.</text:p>
      <text:h text:style-name="Heading_20_4" text:outline-level="4"><text:bookmark-start text:name="__RefHeading___Toc5049_1739096030"/>Recover Last Session<text:bookmark-end text:name="__RefHeading___Toc5049_1739096030"/></text:h>
      <text:p text:style-name="P96">Open the last closed file, which is stored in the quit.blend.</text:p>
      <text:h text:style-name="Heading_20_4" text:outline-level="4"><text:bookmark-start text:name="__RefHeading___Toc5051_1739096030"/>Recover Autosave<text:bookmark-end text:name="__RefHeading___Toc5051_1739096030"/></text:h>
      <text:p text:style-name="P96">Open an automatically saved file to recover it. Like after a crash. See Preferences , Save &amp; Load , Autosave</text:p>
      <text:p text:style-name="P22"/>
      <text:h text:style-name="Heading_20_3" text:outline-level="3"><draw:frame draw:style-name="fr14" draw:name="Bild19" text:anchor-type="paragraph" svg:x="17.039cm" svg:y="0.363cm" svg:width="1.552cm" svg:height="0.988cm" draw:z-index="72"><draw:image xlink:href="Pictures/100000010000002C0000001C7469F69A52A00AAE.png" xlink:type="simple" xlink:show="embed" xlink:actuate="onLoad" draw:mime-type="image/png"/></draw:frame><text:bookmark-start text:name="__RefHeading___Toc4679_1861851957"/>Link Append<text:bookmark-end text:name="__RefHeading___Toc4679_1861851957"/></text:h>
      <text:p text:style-name="P64">The original menu items are in the File menu of the Info editor.</text:p>
      <text:h text:style-name="Heading_20_4" text:outline-level="4"><text:bookmark-start text:name="__RefHeading___Toc3896_2711970837"/>Link from Library<text:bookmark-end text:name="__RefHeading___Toc3896_2711970837"/></text:h>
      <text:p text:style-name="P20">Link contend from a Blend file</text:p>
      <text:h text:style-name="Heading_20_4" text:outline-level="4"><text:bookmark-start text:name="__RefHeading___Toc3898_2711970837"/>Append from Library<text:bookmark-end text:name="__RefHeading___Toc3898_2711970837"/></text:h>
      <text:p text:style-name="P20">Append content</text:p>
      <text:p text:style-name="Horizontal_20_Line"/>
      <text:h text:style-name="Heading_20_3" text:outline-level="3"><draw:frame draw:style-name="fr1" draw:name="Bild87" text:anchor-type="paragraph" svg:y="0.028cm" svg:width="3.739cm" svg:height="4.3cm" draw:z-index="70"><draw:image xlink:href="Pictures/10000001000000DD000000FE55C7504522B98930.png" xlink:type="simple" xlink:show="embed" xlink:actuate="onLoad" draw:mime-type="image/png"/></draw:frame><text:bookmark-start text:name="__RefHeading___Toc498_965822318"/>Import Menu<text:bookmark-end text:name="__RefHeading___Toc498_965822318"/></text:h>
      <text:p text:style-name="P79">The Import menu is the same menu that you can find in the File menu of the Info editor. It contains all available file import types.</text:p>
      <text:p text:style-name="P77"/>
      <text:p text:style-name="P77"/>
      <text:p text:style-name="P77"/>
      <text:p text:style-name="P77"/>
      <text:p text:style-name="P77"/>
      <text:p text:style-name="Horizontal_20_Line"><text:soft-page-break/></text:p>
      <text:h text:style-name="Heading_20_3" text:outline-level="3"><draw:frame draw:style-name="fr1" draw:name="Bild88" text:anchor-type="paragraph" svg:y="0.071cm" svg:width="5.061cm" svg:height="4.71cm" draw:z-index="71"><draw:image xlink:href="Pictures/100000010000012B0000011693CC5CEA3852EC28.png" xlink:type="simple" xlink:show="embed" xlink:actuate="onLoad" draw:mime-type="image/png"/></draw:frame><text:bookmark-start text:name="__RefHeading___Toc4681_1861851957"/>Export Menu<text:bookmark-end text:name="__RefHeading___Toc4681_1861851957"/></text:h>
      <text:p text:style-name="P79">The Export menu is the same menu that you can find in the File menu of the Info editor.</text:p>
      <text:p text:style-name="P79">It contains all available file export types.</text:p>
      <text:p text:style-name="P79"/>
      <text:h text:style-name="P156" text:outline-level="3"/>
      <text:p text:style-name="Horizontal_20_Line"/>
      <text:h text:style-name="Heading_20_3" text:outline-level="3"><draw:frame draw:style-name="fr4" draw:name="Bild20" text:anchor-type="paragraph" svg:width="2.26cm" svg:height="0.99cm" draw:z-index="12"><draw:image xlink:href="Pictures/10000001000000400000001C945FE9DB721FFD83.png" xlink:type="simple" xlink:show="embed" xlink:actuate="onLoad" draw:mime-type="image/png"/></draw:frame><text:bookmark-start text:name="__RefHeading___Toc504_965822318"/>Import Common<text:bookmark-end text:name="__RefHeading___Toc504_965822318"/></text:h>
      <text:p text:style-name="P63">The original menu items are in the File menu of the Info editor.</text:p>
      <text:h text:style-name="Heading_20_4" text:outline-level="4"><text:bookmark-start text:name="__RefHeading___Toc4683_1861851957"/>Import FBX<text:bookmark-end text:name="__RefHeading___Toc4683_1861851957"/></text:h>
      <text:p text:style-name="P20">Import FBX files<text:span text:style-name="T8">.</text:span></text:p>
      <text:h text:style-name="Heading_20_4" text:outline-level="4"><text:bookmark-start text:name="__RefHeading___Toc508_9658223182"/>Import Obj<text:bookmark-end text:name="__RefHeading___Toc508_9658223182"/></text:h>
      <text:p text:style-name="P20">Import Object files<text:span text:style-name="T8">.</text:span></text:p>
      <text:h text:style-name="Heading_20_4" text:outline-level="4"><text:bookmark-start text:name="__RefHeading___Toc4685_1861851957"/>Import <text:span text:style-name="T18">ABC</text:span><text:bookmark-end text:name="__RefHeading___Toc4685_1861851957"/></text:h>
      <text:p text:style-name="P20">Import <text:span text:style-name="T18">Alembic</text:span> files<text:span text:style-name="T8">.</text:span></text:p>
      <text:p text:style-name="Horizontal_20_Line"/>
      <text:h text:style-name="Heading_20_3" text:outline-level="3"><draw:frame draw:style-name="fr4" draw:name="Bild89" text:anchor-type="paragraph" svg:width="2.84cm" svg:height="0.951cm" draw:z-index="73"><draw:image xlink:href="Pictures/10000001000000540000001C56997934A38D8F4B.png" xlink:type="simple" xlink:show="embed" xlink:actuate="onLoad" draw:mime-type="image/png"/></draw:frame><text:bookmark-start text:name="__RefHeading___Toc4687_1861851957"/>Import Common<text:span text:style-name="T25"> 2</text:span><text:bookmark-end text:name="__RefHeading___Toc4687_1861851957"/></text:h>
      <text:p text:style-name="P64">The original menu items are in the File menu of the Info editor.</text:p>
      <text:h text:style-name="Heading_20_4" text:outline-level="4"><text:bookmark-start text:name="__RefHeading___Toc5293_4246895728"/>Import SVG into Grease Pencil<text:bookmark-end text:name="__RefHeading___Toc5293_4246895728"/></text:h>
      <text:p text:style-name="P111">Import a svg file into a grease pencil object.</text:p>
      <text:h text:style-name="Heading_20_4" text:outline-level="4"><text:bookmark-start text:name="__RefHeading___Toc4689_1861851957"/>Import DAE<text:bookmark-end text:name="__RefHeading___Toc4689_1861851957"/></text:h>
      <text:p text:style-name="P20">Import Collada files.</text:p>
      <text:h text:style-name="Heading_20_4" text:outline-level="4"><text:bookmark-start text:name="__RefHeading___Toc4691_1861851957"/>Import BVH<text:bookmark-end text:name="__RefHeading___Toc4691_1861851957"/></text:h>
      <text:p text:style-name="P20">Import Biovision Motion Capture files<text:span text:style-name="T8">.</text:span></text:p>
      <text:h text:style-name="Heading_20_4" text:outline-level="4"><text:bookmark-start text:name="__RefHeading___Toc4693_1861851957"/>Import <text:span text:style-name="T31">g</text:span><text:span text:style-name="T60">l</text:span><text:span text:style-name="T31">TF2</text:span><text:bookmark-end text:name="__RefHeading___Toc4693_1861851957"/></text:h>
      <text:p text:style-name="P20">Import <text:span text:style-name="T31">g</text:span><text:span text:style-name="T60">l</text:span><text:span text:style-name="T31">TF2 files.</text:span></text:p>
      <text:p text:style-name="Horizontal_20_Line"/>
      <text:h text:style-name="Heading_20_3" text:outline-level="3"><draw:frame draw:style-name="fr4" draw:name="Bild21" text:anchor-type="paragraph" svg:width="2.2cm" svg:height="0.951cm" draw:z-index="13"><draw:image xlink:href="Pictures/10000001000000410000001CF40D254B974A2200.png" xlink:type="simple" xlink:show="embed" xlink:actuate="onLoad" draw:mime-type="image/png"/></draw:frame><text:bookmark-start text:name="__RefHeading___Toc516_965822318"/><text:soft-page-break/>Import Uncommon<text:bookmark-end text:name="__RefHeading___Toc516_965822318"/></text:h>
      <text:p text:style-name="P63">The original menu items are in the File menu of the Info editor.</text:p>
      <text:h text:style-name="Heading_20_4" text:outline-level="4"><text:bookmark-start text:name="__RefHeading___Toc3900_2711970837"/>Import STL<text:bookmark-end text:name="__RefHeading___Toc3900_2711970837"/></text:h>
      <text:p text:style-name="P48">Import STL files</text:p>
      <text:h text:style-name="Heading_20_4" text:outline-level="4"><text:bookmark-start text:name="__RefHeading___Toc3902_2711970837"/>Import PLY<text:bookmark-end text:name="__RefHeading___Toc3902_2711970837"/></text:h>
      <text:p text:style-name="P48">Import PLY files.</text:p>
      <text:h text:style-name="Heading_20_4" text:outline-level="4"><text:bookmark-start text:name="__RefHeading___Toc3906_2711970837"/>Import SVG<text:bookmark-end text:name="__RefHeading___Toc3906_2711970837"/></text:h>
      <text:p text:style-name="P48">Import SVG Files.</text:p>
      <text:p text:style-name="Horizontal_20_Line"/>
      <text:h text:style-name="Heading_20_3" text:outline-level="3"><draw:frame draw:style-name="fr1" draw:name="Bild22" text:anchor-type="paragraph" svg:y="0.303cm" svg:width="2.33cm" svg:height="0.99cm" draw:z-index="14"><draw:image xlink:href="Pictures/10000001000000420000001C1C84244A4CC68C0E.png" xlink:type="simple" xlink:show="embed" xlink:actuate="onLoad" draw:mime-type="image/png"/></draw:frame><text:bookmark-start text:name="__RefHeading___Toc518_965822318"/>Export Common<text:bookmark-end text:name="__RefHeading___Toc518_965822318"/></text:h>
      <text:p text:style-name="P63">The original menu items are in the File menu of the Info editor.</text:p>
      <text:h text:style-name="Heading_20_4" text:outline-level="4"><text:bookmark-start text:name="__RefHeading___Toc4695_1861851957"/>Export FBX<text:bookmark-end text:name="__RefHeading___Toc4695_1861851957"/></text:h>
      <text:p text:style-name="P49">Export as FBX file.</text:p>
      <text:h text:style-name="Heading_20_4" text:outline-level="4"><text:bookmark-start text:name="__RefHeading___Toc4697_1861851957"/>Export Obj<text:bookmark-end text:name="__RefHeading___Toc4697_1861851957"/></text:h>
      <text:p text:style-name="P49">Export as Obj file.<text:span text:style-name="T25"> </text:span></text:p>
      <text:h text:style-name="Heading_20_4" text:outline-level="4"><text:bookmark-start text:name="__RefHeading___Toc4699_1861851957"/>Export <text:span text:style-name="T18">ABC</text:span><text:bookmark-end text:name="__RefHeading___Toc4699_1861851957"/></text:h>
      <text:p text:style-name="P49">Export as Alembic file.</text:p>
      <text:p text:style-name="Horizontal_20_Line"/>
      <text:h text:style-name="Heading_20_3" text:outline-level="3"><draw:frame draw:style-name="fr1" draw:name="Bild90" text:anchor-type="paragraph" svg:y="0.303cm" svg:width="2.17cm" svg:height="0.46cm" draw:z-index="74"><draw:image xlink:href="Pictures/10000001000000800000001B1376099847CEF756.png" xlink:type="simple" xlink:show="embed" xlink:actuate="onLoad" draw:mime-type="image/png"/></draw:frame><text:bookmark-start text:name="__RefHeading___Toc4701_1861851957"/>Export Common<text:span text:style-name="T25"> 2</text:span><text:bookmark-end text:name="__RefHeading___Toc4701_1861851957"/></text:h>
      <text:p text:style-name="P64">The original menu items are in the File menu of the Info editor.</text:p>
      <text:h text:style-name="Heading_20_4" text:outline-level="4"><text:bookmark-start text:name="__RefHeading___Toc5295_4246895728"/>Export Grease Pencil to SVG<text:bookmark-end text:name="__RefHeading___Toc5295_4246895728"/></text:h>
      <text:p text:style-name="P111">Exports a grease pencil object as an svg file.</text:p>
      <text:h text:style-name="Heading_20_4" text:outline-level="4"><text:bookmark-start text:name="__RefHeading___Toc5297_4246895728"/>Export Grease Pencil to PDF<text:bookmark-end text:name="__RefHeading___Toc5297_4246895728"/></text:h>
      <text:p text:style-name="P111">Exports a grease pencil object as a PDF file.</text:p>
      <text:h text:style-name="Heading_20_4" text:outline-level="4"><text:bookmark-start text:name="__RefHeading___Toc4703_1861851957"/>Export DAE<text:bookmark-end text:name="__RefHeading___Toc4703_1861851957"/></text:h>
      <text:p text:style-name="P49">Export as Collada file.</text:p>
      <text:h text:style-name="Heading_20_4" text:outline-level="4"><text:bookmark-start text:name="__RefHeading___Toc4705_1861851957"/>Export BVH<text:bookmark-end text:name="__RefHeading___Toc4705_1861851957"/></text:h>
      <text:p text:style-name="P49">Export as BVH Motion Capture file.</text:p>
      <text:h text:style-name="Heading_20_4" text:outline-level="4"><text:bookmark-start text:name="__RefHeading___Toc5108_1367871154"/><text:soft-page-break/>Export USD<text:bookmark-end text:name="__RefHeading___Toc5108_1367871154"/></text:h>
      <text:p text:style-name="P102"><text:span text:style-name="T8">Export as </text:span><text:span text:style-name="T52">USD</text:span><text:span text:style-name="T8"> file.</text:span></text:p>
      <text:h text:style-name="Heading_20_4" text:outline-level="4"><text:bookmark-start text:name="__RefHeading___Toc4707_1861851957"/>Export <text:span text:style-name="T31">gITF2</text:span><text:bookmark-end text:name="__RefHeading___Toc4707_1861851957"/></text:h>
      <text:p text:style-name="P49">Export as <text:span text:style-name="T31">gITF2</text:span> file.</text:p>
      <text:p text:style-name="P78"/>
      <text:h text:style-name="Heading_20_3" text:outline-level="3"><draw:frame draw:style-name="fr9" draw:name="Bild23" text:anchor-type="paragraph" svg:width="1.52cm" svg:height="0.91cm" draw:z-index="15"><draw:image xlink:href="Pictures/100000010000002D0000001B7C4990BF1B87A19B.png" xlink:type="simple" xlink:show="embed" xlink:actuate="onLoad" draw:mime-type="image/png"/></draw:frame><text:bookmark-start text:name="__RefHeading___Toc808_408966591"/>Export <text:span text:style-name="T8">Unc</text:span>ommon<text:bookmark-end text:name="__RefHeading___Toc808_408966591"/></text:h>
      <text:p text:style-name="P63">The original menu items are in the File menu of the Info editor.</text:p>
      <text:h text:style-name="Heading_20_4" text:outline-level="4"><text:bookmark-start text:name="__RefHeading___Toc810_408966591"/>Export 3DS<text:bookmark-end text:name="__RefHeading___Toc810_408966591"/></text:h>
      <text:p text:style-name="P48">Export as 3DS.</text:p>
      <text:h text:style-name="Heading_20_4" text:outline-level="4"><text:bookmark-start text:name="__RefHeading___Toc812_408966591"/>Export PLY<text:bookmark-end text:name="__RefHeading___Toc812_408966591"/></text:h>
      <text:p text:style-name="P48">Export as PLY file.</text:p>
      <text:p text:style-name="Horizontal_20_Line"/>
      <text:h text:style-name="Heading_20_3" text:outline-level="3"><draw:frame draw:style-name="fr1" draw:name="Bild24" text:anchor-type="paragraph" svg:y="0.034cm" svg:width="1.762cm" svg:height="0.988cm" draw:z-index="16"><draw:image xlink:href="Pictures/10000001000000320000001CFF0619545902B691.png" xlink:type="simple" xlink:show="embed" xlink:actuate="onLoad" draw:mime-type="image/png"/></draw:frame><text:bookmark-start text:name="__RefHeading___Toc520_965822318"/>Render<text:bookmark-end text:name="__RefHeading___Toc520_965822318"/></text:h>
      <text:p text:style-name="P63">The original menu items are in the Render menu of the Info editor.</text:p>
      <text:h text:style-name="Heading_20_4" text:outline-level="4"><text:bookmark-start text:name="__RefHeading___Toc3908_2711970837"/>Render Image<text:bookmark-end text:name="__RefHeading___Toc3908_2711970837"/></text:h>
      <text:p text:style-name="P48">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8">Renders the current scene as an animation. Either Blender Internal or Cycles.</text:p>
      <text:p text:style-name="Horizontal_20_Line"/>
      <text:h text:style-name="Heading_20_3" text:outline-level="3"><draw:frame draw:style-name="fr1" draw:name="Bild25" text:anchor-type="paragraph" svg:y="0.199cm" svg:width="1.619cm" svg:height="0.91cm" draw:z-index="17"><draw:image xlink:href="Pictures/10000001000000300000001B43AF40BA145CD8CA.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8">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8">Renders the current scene as an animation by using the Viewport and Open GL.</text:p>
      <text:p text:style-name="Horizontal_20_Line"/>
      <text:h text:style-name="Heading_20_3" text:outline-level="3"><draw:frame draw:style-name="fr2" draw:name="Bild26" text:anchor-type="paragraph" svg:x="16.127cm" svg:y="0.669cm" svg:width="2.574cm" svg:height="0.988cm" draw:z-index="18"><draw:image xlink:href="Pictures/10000001000000490000001C7A39FCE90C19D1B9.png" xlink:type="simple" xlink:show="embed" xlink:actuate="onLoad" draw:mime-type="image/png"/></draw:frame><text:bookmark-start text:name="__RefHeading___Toc524_965822318"/>Render Misc<text:bookmark-end text:name="__RefHeading___Toc524_965822318"/></text:h>
      <text:p text:style-name="P63">The original menu items are in the Render menu of the Info editor.</text:p>
      <text:h text:style-name="Heading_20_4" text:outline-level="4"><text:bookmark-start text:name="__RefHeading___Toc3912_2711970837"/>Mixdown Audio<text:bookmark-end text:name="__RefHeading___Toc3912_2711970837"/></text:h>
      <text:p text:style-name="P50">Mixdown and export the scene's audio to an audio file.</text:p>
      <text:h text:style-name="Heading_20_4" text:outline-level="4"><text:bookmark-start text:name="__RefHeading___Toc3914_2711970837"/><text:soft-page-break/>Show/ Hide Render view<text:bookmark-end text:name="__RefHeading___Toc3914_2711970837"/></text:h>
      <text:p text:style-name="P50">Toggles display of Render view.</text:p>
      <text:h text:style-name="Heading_20_4" text:outline-level="4"><text:bookmark-start text:name="__RefHeading___Toc3916_2711970837"/>Play rendered animation<text:bookmark-end text:name="__RefHeading___Toc3916_2711970837"/></text:h>
      <text:p text:style-name="P50">Play rendered Animation sequence.</text:p>
      <text:p text:style-name="P50"/>
      <table:table table:name="Tabelle6" table:style-name="Tabelle6">
        <table:table-column table:style-name="Tabelle6.A"/>
        <table:table-row table:style-name="TableLine2448385282816">
          <table:table-cell table:style-name="Tabelle6.A1" office:value-type="string">
            <text:h text:style-name="P141" text:outline-level="1"><text:bookmark-start text:name="__RefHeading___Toc832_408966591"/>Toolbar<text:span text:style-name="T7">s Mesh Edit</text:span><text:bookmark-end text:name="__RefHeading___Toc832_408966591"/></text:h>
          </table:table-cell>
        </table:table-row>
      </table:table>
      <text:p text:style-name="Text_20_body"/>
      <text:p text:style-name="Text_20_body"><draw:frame draw:style-name="fr13" draw:name="Bild27" text:anchor-type="paragraph" svg:x="14.665cm" svg:y="0.161cm" svg:width="3.791cm" svg:height="5.211cm" draw:z-index="19"><draw:image xlink:href="Pictures/10000001000000E00000013472312D3BE52F7FE7.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Text_20_body"/>
      <text:p text:style-name="Text_20_body">This toolbar<text:span text:style-name="T23">s</text:span> <text:span text:style-name="T21">shows its content Edit</text:span> mode. </text:p>
      <text:p text:style-name="Text_20_body"/>
      <text:p text:style-name="Text_20_body"/>
      <text:p text:style-name="Text_20_body"><draw:frame draw:style-name="fr12" draw:name="Bild8" text:anchor-type="paragraph" svg:x="-0.079cm" svg:y="0.062cm" svg:width="14.99cm" svg:height="0.469cm" draw:z-index="101"><draw:image xlink:href="Pictures/10000001000003750000001CC76D40694953DB90.png" xlink:type="simple" xlink:show="embed" xlink:actuate="onLoad" draw:mime-type="image/png"/></draw:frame></text:p>
      <text:p text:style-name="Text_20_body"/>
      <text:p text:style-name="P115"/>
      <text:h text:style-name="P151" text:outline-level="2"><text:bookmark-start text:name="__RefHeading___Toc860_4089665912"/>Available Toolbars<text:bookmark-end text:name="__RefHeading___Toc860_4089665912"/></text:h>
      <text:p text:style-name="P19">The description of the single buttons goes from left to right.</text:p>
      <text:p text:style-name="P10"/>
      <text:p text:style-name="Horizontal_20_Line"/>
      <text:h text:style-name="Heading_20_3" text:outline-level="3"><draw:frame draw:style-name="fr4" draw:name="Bild28" text:anchor-type="paragraph" svg:width="2.469cm" svg:height="0.951cm" draw:z-index="20"><draw:image xlink:href="Pictures/10000001000000460000001BFEFDEB1A2FC4B7E3.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69">Splits two connected Vertices.</text:p>
      <text:h text:style-name="Heading_20_4" text:outline-level="4"><text:bookmark-start text:name="__RefHeading___Toc840_408966591"/>Vertex Connect Path<text:bookmark-end text:name="__RefHeading___Toc840_408966591"/></text:h>
      <text:p text:style-name="P51">C<text:span text:style-name="T21">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52">C<text:span text:style-name="T21">onnect selected vertices of faces, splitting the face.</text:span></text:p>
      <text:p text:style-name="Horizontal_20_Line"/>
      <text:h text:style-name="Heading_20_3" text:outline-level="3"><draw:frame draw:style-name="fr4" draw:name="Bild68" text:anchor-type="paragraph" svg:width="2.328cm" svg:height="0.988cm" draw:z-index="50"><draw:image xlink:href="Pictures/10000001000000420000001C4FBFA0F4257F34C9.png" xlink:type="simple" xlink:show="embed" xlink:actuate="onLoad" draw:mime-type="image/png"/></draw:frame><text:bookmark-start text:name="__RefHeading___Toc3918_2711970837"/><text:soft-page-break/>Vertices Misc<text:bookmark-end text:name="__RefHeading___Toc3918_2711970837"/></text:h>
      <text:h text:style-name="Heading_20_4" text:outline-level="4"><text:bookmark-start text:name="__RefHeading___Toc844_408966591"/>C<text:span text:style-name="T21">onvex Hull</text:span><text:bookmark-end text:name="__RefHeading___Toc844_408966591"/></text:h>
      <text:p text:style-name="P69">Enclose selected vertices in a convex polyhedron.</text:p>
      <text:h text:style-name="Heading_20_4" text:outline-level="4"><text:bookmark-start text:name="__RefHeading___Toc846_408966591"/>Blend from Shape<text:bookmark-end text:name="__RefHeading___Toc846_408966591"/></text:h>
      <text:p text:style-name="P69">Blend in shape from a shape key.</text:p>
      <text:h text:style-name="Heading_20_4" text:outline-level="4"><text:bookmark-start text:name="__RefHeading___Toc848_408966591"/>Shape Propagate<text:bookmark-end text:name="__RefHeading___Toc848_408966591"/></text:h>
      <text:p text:style-name="P69">Apply selected vertex locations to all other shape keys.</text:p>
      <text:p text:style-name="P69"/>
      <text:p text:style-name="Horizontal_20_Line"/>
      <text:h text:style-name="Heading_20_3" text:outline-level="3"><draw:frame draw:style-name="fr11" draw:name="Bild69" text:anchor-type="paragraph" svg:width="1.623cm" svg:height="0.988cm" draw:z-index="51"><draw:image xlink:href="Pictures/100000010000002E0000001C4ABB1002FE7A8CAC.png" xlink:type="simple" xlink:show="embed" xlink:actuate="onLoad" draw:mime-type="image/png"/></draw:frame><text:bookmark-start text:name="__RefHeading___Toc3920_2711970837"/>Edges Subdiv<text:bookmark-end text:name="__RefHeading___Toc3920_2711970837"/></text:h>
      <text:h text:style-name="Heading_20_4" text:outline-level="4"><text:bookmark-start text:name="__RefHeading___Toc850_408966591"/>Subdivide Edge Ring<text:bookmark-end text:name="__RefHeading___Toc850_408966591"/></text:h>
      <text:p text:style-name="P69">Subdivides an Edge Ring<text:span text:style-name="T46">.</text:span></text:p>
      <text:h text:style-name="Heading_20_4" text:outline-level="4"><text:bookmark-start text:name="__RefHeading___Toc3922_2711970837"/>Un-Subdivide<text:bookmark-end text:name="__RefHeading___Toc3922_2711970837"/></text:h>
      <text:p text:style-name="P69">Unsubdivides selected edges and faces.</text:p>
      <text:p text:style-name="Horizontal_20_Line"/>
      <text:h text:style-name="Heading_20_3" text:outline-level="3"><draw:frame draw:style-name="fr11" draw:name="Bild70" text:anchor-type="paragraph" svg:width="1.623cm" svg:height="0.988cm" draw:z-index="52"><draw:image xlink:href="Pictures/100000010000002E0000001C3526C42A24E82C72.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69">Mark selected edges as sharp.</text:p>
      <text:h text:style-name="Heading_20_4" text:outline-level="4"><text:bookmark-start text:name="__RefHeading___Toc3926_2711970837"/>Unmark Sharp<text:bookmark-end text:name="__RefHeading___Toc3926_2711970837"/></text:h>
      <text:p text:style-name="P69">Unmark selected edges as sharp.</text:p>
      <text:p text:style-name="Horizontal_20_Line"/>
      <text:h text:style-name="Heading_20_3" text:outline-level="3"><draw:frame draw:style-name="fr11" draw:name="Bild71" text:anchor-type="paragraph" svg:width="1.623cm" svg:height="0.988cm" draw:z-index="53"><draw:image xlink:href="Pictures/100000010000002E0000001C8B8CFE9057ED3E1E.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69">Mark selected edges as Freestyle feature edges.</text:p>
      <text:h text:style-name="Heading_20_4" text:outline-level="4"><text:bookmark-start text:name="__RefHeading___Toc3930_2711970837"/>Unmark Freestyle Edge<text:bookmark-end text:name="__RefHeading___Toc3930_2711970837"/></text:h>
      <text:p text:style-name="P69">Unmark selected edges as Freestyle feature edges.</text:p>
      <text:p text:style-name="Horizontal_20_Line"/>
      <text:h text:style-name="Heading_20_3" text:outline-level="3"><draw:frame draw:style-name="fr11" draw:name="Bild72" text:anchor-type="paragraph" svg:width="0.921cm" svg:height="0.951cm" draw:z-index="54"><draw:image xlink:href="Pictures/100000010000001A0000001BD9B2F783DE555CA3.png" xlink:type="simple" xlink:show="embed" xlink:actuate="onLoad" draw:mime-type="image/png"/></draw:frame><text:bookmark-start text:name="__RefHeading___Toc3932_2711970837"/><text:soft-page-break/>Edges Rotate<text:bookmark-end text:name="__RefHeading___Toc3932_2711970837"/></text:h>
      <text:h text:style-name="Heading_20_4" text:outline-level="4"><text:bookmark-start text:name="__RefHeading___Toc850_40896659121"/>Rotate<text:bookmark-end text:name="__RefHeading___Toc850_40896659121"/></text:h>
      <text:p text:style-name="P69">Rotate selected edges or adjoining faces.</text:p>
      <text:p text:style-name="Horizontal_20_Line"/>
      <text:h text:style-name="Heading_20_3" text:outline-level="3"><draw:frame draw:style-name="fr11" draw:name="Bild73" text:anchor-type="paragraph" svg:width="1.623cm" svg:height="0.988cm" draw:z-index="55"><draw:image xlink:href="Pictures/100000010000002E0000001C5F06A708360B690E.png" xlink:type="simple" xlink:show="embed" xlink:actuate="onLoad" draw:mime-type="image/png"/></draw:frame><text:bookmark-start text:name="__RefHeading___Toc3934_2711970837"/>Edges Misc<text:bookmark-end text:name="__RefHeading___Toc3934_2711970837"/></text:h>
      <text:h text:style-name="Heading_20_4" text:outline-level="4"><text:bookmark-start text:name="__RefHeading___Toc850_40896659122"/>Edge Split<text:bookmark-end text:name="__RefHeading___Toc850_40896659122"/></text:h>
      <text:p text:style-name="P69">Split selected edges so that each neighbor face gets its own copy.</text:p>
      <text:h text:style-name="Heading_20_4" text:outline-level="4"><text:bookmark-start text:name="__RefHeading___Toc3936_2711970837"/>Bridge Edge loops<text:bookmark-end text:name="__RefHeading___Toc3936_2711970837"/></text:h>
      <text:p text:style-name="P69">Create faces between selected edge loops.</text:p>
      <text:p text:style-name="Horizontal_20_Line"/>
      <text:h text:style-name="Heading_20_3" text:outline-level="3"><draw:frame draw:style-name="fr4" draw:name="Bild74" text:anchor-type="paragraph" svg:width="5.151cm" svg:height="0.99cm" draw:z-index="56"><draw:image xlink:href="Pictures/10000001000000920000001C3A59A21743E642C0.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69">Fill a selected edge loop with faces.</text:p>
      <text:h text:style-name="Heading_20_4" text:outline-level="4"><text:bookmark-start text:name="__RefHeading___Toc840_4089665911"/>Grid Fill<text:bookmark-end text:name="__RefHeading___Toc840_4089665911"/></text:h>
      <text:p text:style-name="P69">Fill grid from two loops.</text:p>
      <text:h text:style-name="Heading_20_4" text:outline-level="4"><text:bookmark-start text:name="__RefHeading___Toc842_4089665911"/>Beautify Faces<text:bookmark-end text:name="__RefHeading___Toc842_4089665911"/></text:h>
      <text:p text:style-name="P71">Rearrange some faces to minimize degeneration.</text:p>
      <text:h text:style-name="Heading_20_4" text:outline-level="4"><text:bookmark-start text:name="__RefHeading___Toc3942_2711970837"/>Solidify<text:bookmark-end text:name="__RefHeading___Toc3942_2711970837"/></text:h>
      <text:p text:style-name="P69">Create a solid skin by extruding. Compensating for sharp angles.</text:p>
      <text:h text:style-name="Heading_20_4" text:outline-level="4"><text:bookmark-start text:name="__RefHeading___Toc840_40896659111"/>Intersect<text:bookmark-end text:name="__RefHeading___Toc840_40896659111"/></text:h>
      <text:p text:style-name="P69">Cut an intersection into faces.</text:p>
      <text:h text:style-name="Heading_20_4" text:outline-level="4"><text:bookmark-start text:name="__RefHeading___Toc842_40896659111"/>Boolean Intersect<text:bookmark-end text:name="__RefHeading___Toc842_40896659111"/></text:h>
      <text:p text:style-name="P71">Cut solid geometry from selected to unselected.</text:p>
      <text:h text:style-name="Heading_20_4" text:outline-level="4"><text:bookmark-start text:name="__RefHeading___Toc3944_2711970837"/>Wire Frame<text:bookmark-end text:name="__RefHeading___Toc3944_2711970837"/></text:h>
      <text:p text:style-name="P69">Create a solid wire frame from faces.</text:p>
      <text:p text:style-name="P70"/>
      <text:h text:style-name="Heading_20_3" text:outline-level="3"><draw:frame draw:style-name="fr4" draw:name="Bild29" text:anchor-type="paragraph" svg:width="2.011cm" svg:height="0.99cm" draw:z-index="57"><draw:image xlink:href="Pictures/10000001000000390000001C34EDEB277FCE531C.png" xlink:type="simple" xlink:show="embed" xlink:actuate="onLoad" draw:mime-type="image/png"/></draw:frame><text:bookmark-start text:name="__RefHeading___Toc3946_2711970837"/>Faces <text:span text:style-name="T22">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2">Mark selected faces for exclusion from freestyle feature edge detection.</text:p>
      <text:h text:style-name="Heading_20_4" text:outline-level="4"><text:bookmark-start text:name="__RefHeading___Toc840_40896659112"/><text:soft-page-break/>Unmark Freestyle Face<text:bookmark-end text:name="__RefHeading___Toc840_40896659112"/></text:h>
      <text:p text:style-name="P72">Unmark selected faces for exclusion from freestyle feature edge detection.</text:p>
      <text:p text:style-name="Horizontal_20_Line"/>
      <text:h text:style-name="Heading_20_3" text:outline-level="3"><draw:frame draw:style-name="fr4" draw:name="Bild30" text:anchor-type="paragraph" svg:width="3.14cm" svg:height="0.99cm" draw:z-index="58"><draw:image xlink:href="Pictures/10000001000000590000001CE09337A15E92A7B8.png" xlink:type="simple" xlink:show="embed" xlink:actuate="onLoad" draw:mime-type="image/png"/></draw:frame><text:bookmark-start text:name="__RefHeading___Toc3950_2711970837"/>Faces <text:span text:style-name="T22">Tris</text:span><text:bookmark-end text:name="__RefHeading___Toc3950_2711970837"/></text:h>
      <text:h text:style-name="Heading_20_4" text:outline-level="4"><text:bookmark-start text:name="__RefHeading___Toc3952_2711970837"/>Poke Faces<text:bookmark-end text:name="__RefHeading___Toc3952_2711970837"/></text:h>
      <text:p text:style-name="P72">Split a face into a fan.</text:p>
      <text:h text:style-name="Heading_20_4" text:outline-level="4"><text:bookmark-start text:name="__RefHeading___Toc840_40896659113"/>Triangulate Faces<text:bookmark-end text:name="__RefHeading___Toc840_40896659113"/></text:h>
      <text:p text:style-name="P72">Triangulates selected faces.</text:p>
      <text:h text:style-name="Heading_20_4" text:outline-level="4"><text:bookmark-start text:name="__RefHeading___Toc842_40896659112"/>Tris to Quads<text:bookmark-end text:name="__RefHeading___Toc842_40896659112"/></text:h>
      <text:p text:style-name="P73">Join triangle faces into quads.</text:p>
      <text:h text:style-name="Heading_20_4" text:outline-level="4"><text:bookmark-start text:name="__RefHeading___Toc3954_2711970837"/>Split by Edges<text:bookmark-end text:name="__RefHeading___Toc3954_2711970837"/></text:h>
      <text:p text:style-name="P72">Split faces by loose edges.</text:p>
      <text:p text:style-name="Horizontal_20_Line"/>
      <text:h text:style-name="Heading_20_3" text:outline-level="3"><draw:frame draw:style-name="fr4" draw:name="Bild75" text:anchor-type="paragraph" svg:width="3.14cm" svg:height="0.99cm" draw:z-index="59"><draw:image xlink:href="Pictures/100000010000005B0000001C08DCC41882B521B1.png" xlink:type="simple" xlink:show="embed" xlink:actuate="onLoad" draw:mime-type="image/png"/></draw:frame><text:bookmark-start text:name="__RefHeading___Toc3956_2711970837"/>Faces <text:span text:style-name="T22">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2">Rotate UV coordinates inside faces.</text:p>
      <text:h text:style-name="Heading_20_4" text:outline-level="4"><text:bookmark-start text:name="__RefHeading___Toc840_408966591131"/>Reverse UV's<text:bookmark-end text:name="__RefHeading___Toc840_408966591131"/></text:h>
      <text:p text:style-name="P72">Flip direction of UV coordinates inside faces.</text:p>
      <text:h text:style-name="Heading_20_4" text:outline-level="4"><text:bookmark-start text:name="__RefHeading___Toc842_408966591121"/>Rotate Colors<text:bookmark-end text:name="__RefHeading___Toc842_408966591121"/></text:h>
      <text:p text:style-name="P73">Rotate Vertex Colors inside faces.</text:p>
      <text:h text:style-name="Heading_20_4" text:outline-level="4"><text:bookmark-start text:name="__RefHeading___Toc3960_2711970837"/>Reverse Colors<text:bookmark-end text:name="__RefHeading___Toc3960_2711970837"/></text:h>
      <text:p text:style-name="P72"><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5.54cm" svg:height="0.99cm" draw:z-index="60"><draw:image xlink:href="Pictures/100000010000009D0000001CDD21508ED1BBA9C9.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2">Delete loose vertices, edges or faces.</text:p>
      <text:h text:style-name="Heading_20_4" text:outline-level="4"><text:bookmark-start text:name="__RefHeading___Toc840_4089665911311"/>Decimate Geometry<text:bookmark-end text:name="__RefHeading___Toc840_4089665911311"/></text:h>
      <text:p text:style-name="P72">Simplify geometry by collapsing edges.</text:p>
      <text:h text:style-name="Heading_20_4" text:outline-level="4"><text:bookmark-start text:name="__RefHeading___Toc842_4089665911211"/><text:soft-page-break/>Degenerate Dissolve<text:bookmark-end text:name="__RefHeading___Toc842_4089665911211"/></text:h>
      <text:p text:style-name="P73">Dissolve zero area faces and zero length edges.</text:p>
      <text:h text:style-name="Heading_20_4" text:outline-level="4"><text:bookmark-start text:name="__RefHeading___Toc3966_2711970837"/>Make Planar Faces<text:bookmark-end text:name="__RefHeading___Toc3966_2711970837"/></text:h>
      <text:p text:style-name="P72"><text:bookmark-start text:name="__RefHeading___Toc840_4089665911111"/>Flatten selected faces.<text:bookmark-end text:name="__RefHeading___Toc840_4089665911111"/></text:p>
      <text:h text:style-name="Heading_20_4" text:outline-level="4"><text:bookmark-start text:name="__RefHeading___Toc3968_2711970837"/>Split Non Planar Faces<text:bookmark-end text:name="__RefHeading___Toc3968_2711970837"/></text:h>
      <text:p text:style-name="P72">Split non planar faces that exceeds the angle threshold.</text:p>
      <text:h text:style-name="Heading_20_4" text:outline-level="4"><text:bookmark-start text:name="__RefHeading___Toc842_40896659112111"/>Split Concave Faces<text:bookmark-end text:name="__RefHeading___Toc842_40896659112111"/></text:h>
      <text:p text:style-name="P73">Make all faces convex.</text:p>
      <text:h text:style-name="Heading_20_4" text:outline-level="4"><text:bookmark-start text:name="__RefHeading___Toc3970_2711970837"/>Fill Holes<text:bookmark-end text:name="__RefHeading___Toc3970_2711970837"/></text:h>
      <text:p text:style-name="P72"><text:bookmark-start text:name="__RefHeading___Toc840_40896659111111"/>Fill in holes (boundary edge loops)<text:span text:style-name="T47">.</text:span><text:bookmark-end text:name="__RefHeading___Toc840_40896659111111"/></text:p>
      <text:p text:style-name="P72"/>
      <table:table table:name="Tabelle7" table:style-name="Tabelle7">
        <table:table-column table:style-name="Tabelle7.A"/>
        <table:table-row table:style-name="TableLine2448385282272">
          <table:table-cell table:style-name="Tabelle7.A1" office:value-type="string">
            <text:h text:style-name="P142" text:outline-level="1"><text:bookmark-start text:name="__RefHeading___Toc858_408966591"/>Toolbar<text:span text:style-name="T7">s Primitives</text:span><text:bookmark-end text:name="__RefHeading___Toc858_408966591"/></text:h>
          </table:table-cell>
        </table:table-row>
      </table:table>
      <text:p text:style-name="Text_20_body"/>
      <text:p text:style-name="Text_20_body"><draw:frame draw:style-name="fr4" draw:name="Bild31" text:anchor-type="paragraph" svg:width="3.739cm" svg:height="5.99cm" draw:z-index="21"><draw:image xlink:href="Pictures/10000001000000DD00000162BDC7C39F09C30B9E.png" xlink:type="simple" xlink:show="embed" xlink:actuate="onLoad" draw:mime-type="image/png"/></draw:frame><draw:frame draw:style-name="fr6" draw:name="Bild32" text:anchor-type="paragraph" svg:y="1.268cm" svg:width="12.891cm" svg:height="0.88cm" draw:z-index="22"><draw:image xlink:href="Pictures/10000001000002F900000034B4383B25E9A40D81.png" xlink:type="simple" xlink:show="embed" xlink:actuate="onLoad" draw:mime-type="image/png"/></draw:frame>The toolbars Primitives contains the Add items from the Create tab.</text:p>
      <text:p text:style-name="Text_20_body"/>
      <text:p text:style-name="Text_20_body"/>
      <text:p text:style-name="Text_20_body"/>
      <text:p text:style-name="Text_20_body"/>
      <text:p text:style-name="Text_20_body">The full toolbar with all its content is just available in Object mode. In other modes it hides away. Single types are also visible in Edit mode. When you work at a mesh type, then the Mesh primitives toolbar is visible for example.</text:p>
      <text:p text:style-name="Text_20_body"/>
      <text:h text:style-name="P152" text:outline-level="2"><text:bookmark-start text:name="__RefHeading___Toc860_408966591"/>Available Toolbars<text:bookmark-end text:name="__RefHeading___Toc860_408966591"/></text:h>
      <text:p text:style-name="P11">The description of the single buttons goes from left to right.</text:p>
      <text:p text:style-name="P11"/>
      <text:p text:style-name="Horizontal_20_Line"/>
      <text:h text:style-name="Heading_20_3" text:outline-level="3"><draw:frame draw:style-name="fr1" draw:name="Bild34" text:anchor-type="paragraph" svg:y="0.044cm" svg:width="4.65cm" svg:height="0.66cm" draw:z-index="23"><draw:image xlink:href="Pictures/10000001000000B70000001A2933A11BCFC9111E.png" xlink:type="simple" xlink:show="embed" xlink:actuate="onLoad" draw:mime-type="image/png"/></draw:frame><text:bookmark-start text:name="__RefHeading___Toc862_408966591"/>Mesh<text:bookmark-end text:name="__RefHeading___Toc862_408966591"/></text:h>
      <text:p text:style-name="P24">The Mesh toolbar contains the Mesh primitives. </text:p>
      <text:h text:style-name="Heading_20_4" text:outline-level="4"><text:bookmark-start text:name="__RefHeading___Toc864_408966591"/>Add Plane<text:bookmark-end text:name="__RefHeading___Toc864_408966591"/></text:h>
      <text:p text:style-name="P24">Add a Plane primitive.</text:p>
      <text:h text:style-name="Heading_20_4" text:outline-level="4"><text:bookmark-start text:name="__RefHeading___Toc866_408966591"/><text:soft-page-break/>Add Cube<text:bookmark-end text:name="__RefHeading___Toc866_408966591"/></text:h>
      <text:p text:style-name="P24">Add a Cube primitive.</text:p>
      <text:h text:style-name="Heading_20_4" text:outline-level="4"><text:bookmark-start text:name="__RefHeading___Toc868_408966591"/>Add Circle<text:bookmark-end text:name="__RefHeading___Toc868_408966591"/></text:h>
      <text:p text:style-name="P24">Add a Circle primitive.</text:p>
      <text:h text:style-name="Heading_20_4" text:outline-level="4"><text:bookmark-start text:name="__RefHeading___Toc870_408966591"/>Add UV Sphere<text:bookmark-end text:name="__RefHeading___Toc870_408966591"/></text:h>
      <text:p text:style-name="P24">Add a UV Sphere primitive.</text:p>
      <text:h text:style-name="Heading_20_4" text:outline-level="4"><text:bookmark-start text:name="__RefHeading___Toc872_408966591"/>Add Cylinder<text:bookmark-end text:name="__RefHeading___Toc872_408966591"/></text:h>
      <text:p text:style-name="P24">Add a Cylinder primitive.</text:p>
      <text:h text:style-name="Heading_20_4" text:outline-level="4"><text:bookmark-start text:name="__RefHeading___Toc874_408966591"/>Add Cone<text:bookmark-end text:name="__RefHeading___Toc874_408966591"/></text:h>
      <text:p text:style-name="P24">Add a Cone primitive.</text:p>
      <text:h text:style-name="Heading_20_4" text:outline-level="4"><text:bookmark-start text:name="__RefHeading___Toc876_408966591"/>Add Torus<text:bookmark-end text:name="__RefHeading___Toc876_408966591"/></text:h>
      <text:p text:style-name="P24">Add a Torus primitive.</text:p>
      <text:h text:style-name="Heading_20_4" text:outline-level="4"><text:bookmark-start text:name="__RefHeading___Toc4709_1861851957"/>Add Grid<text:bookmark-end text:name="__RefHeading___Toc4709_1861851957"/></text:h>
      <text:p text:style-name="P76">Add a Grid primitive.</text:p>
      <text:p text:style-name="Horizontal_20_Line"/>
      <text:h text:style-name="Heading_20_3" text:outline-level="3"><draw:frame draw:style-name="fr1" draw:name="Bild35" text:anchor-type="paragraph" svg:y="0.33cm" svg:width="3.738cm" svg:height="0.953cm" draw:z-index="24"><draw:image xlink:href="Pictures/100000010000006A0000001B6B7A14645CFB7C25.png" xlink:type="simple" xlink:show="embed" xlink:actuate="onLoad" draw:mime-type="image/png"/></draw:frame><text:bookmark-start text:name="__RefHeading___Toc878_408966591"/>Curve<text:bookmark-end text:name="__RefHeading___Toc878_408966591"/></text:h>
      <text:p text:style-name="P24">The Curve toolbar contains the Curve primitives. </text:p>
      <text:h text:style-name="Heading_20_4" text:outline-level="4"><text:bookmark-start text:name="__RefHeading___Toc967_408966591"/>Add Bezier<text:bookmark-end text:name="__RefHeading___Toc967_408966591"/></text:h>
      <text:p text:style-name="P24">Add a Bezier curve primitive.</text:p>
      <text:h text:style-name="Heading_20_4" text:outline-level="4"><text:bookmark-start text:name="__RefHeading___Toc969_408966591"/>Add Circle<text:bookmark-end text:name="__RefHeading___Toc969_408966591"/></text:h>
      <text:p text:style-name="P24">Add a Circle curve primitive.</text:p>
      <text:h text:style-name="Heading_20_4" text:outline-level="4"><text:bookmark-start text:name="__RefHeading___Toc971_408966591"/>Add Nurbs Curve<text:bookmark-end text:name="__RefHeading___Toc971_408966591"/></text:h>
      <text:p text:style-name="P24">Add a Nurbs Curve primitive.</text:p>
      <text:h text:style-name="Heading_20_4" text:outline-level="4"><text:bookmark-start text:name="__RefHeading___Toc973_408966591"/>Add Nurbs Circle<text:bookmark-end text:name="__RefHeading___Toc973_408966591"/></text:h>
      <text:p text:style-name="P24">Add a Nurbs Circle curve primitive.</text:p>
      <text:h text:style-name="Heading_20_4" text:outline-level="4"><text:bookmark-start text:name="__RefHeading___Toc975_408966591"/>Add Nurbs Path<text:bookmark-end text:name="__RefHeading___Toc975_408966591"/></text:h>
      <text:p text:style-name="P24">Add a Nurbs Path curve primitive.</text:p>
      <text:p text:style-name="Horizontal_20_Line"/>
      <text:h text:style-name="Heading_20_3" text:outline-level="3"><text:bookmark-start text:name="__RefHeading___Toc880_408966591"/><text:soft-page-break/>Surface<text:bookmark-end text:name="__RefHeading___Toc880_408966591"/></text:h>
      <text:p text:style-name="P24"><draw:frame draw:style-name="fr4" draw:name="Bild36" text:anchor-type="paragraph" svg:width="4.41cm" svg:height="0.953cm" draw:z-index="25"><draw:image xlink:href="Pictures/100000010000007D0000001BFC94F2C25EF8DEA8.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24">Add a Nurbs Surface curve primitive.</text:p>
      <text:h text:style-name="Heading_20_4" text:outline-level="4"><text:bookmark-start text:name="__RefHeading___Toc979_408966591"/>Add Surface Circle<text:bookmark-end text:name="__RefHeading___Toc979_408966591"/></text:h>
      <text:p text:style-name="P24">Add a Nurbs Surface Circle primitive.</text:p>
      <text:h text:style-name="Heading_20_4" text:outline-level="4"><text:bookmark-start text:name="__RefHeading___Toc981_408966591"/>Add Surface Patch<text:bookmark-end text:name="__RefHeading___Toc981_408966591"/></text:h>
      <text:p text:style-name="P24">Add a Nurbs Surface Patch primitive.</text:p>
      <text:h text:style-name="Heading_20_4" text:outline-level="4"><text:bookmark-start text:name="__RefHeading___Toc983_408966591"/>Add Surface Cylinder<text:bookmark-end text:name="__RefHeading___Toc983_408966591"/></text:h>
      <text:p text:style-name="P24">Add a Nurbs Surface Cylinder primitive.</text:p>
      <text:h text:style-name="Heading_20_4" text:outline-level="4"><text:bookmark-start text:name="__RefHeading___Toc985_408966591"/>Add Surface Sphere<text:bookmark-end text:name="__RefHeading___Toc985_408966591"/></text:h>
      <text:p text:style-name="P24">Add a Nurbs Surface Sphere primitive.</text:p>
      <text:h text:style-name="Heading_20_4" text:outline-level="4"><text:bookmark-start text:name="__RefHeading___Toc987_408966591"/>Add Surface Torus<text:bookmark-end text:name="__RefHeading___Toc987_408966591"/></text:h>
      <text:p text:style-name="P24">Add a Nurbs Surface Torus primitive.</text:p>
      <text:p text:style-name="Horizontal_20_Line"/>
      <text:h text:style-name="Heading_20_3" text:outline-level="3"><draw:frame draw:style-name="fr4" draw:name="Bild37" text:anchor-type="paragraph" svg:width="2.589cm" svg:height="0.66cm" draw:z-index="26"><draw:image xlink:href="Pictures/10000001000000660000001A527AFD0E21CC4C0A.png" xlink:type="simple" xlink:show="embed" xlink:actuate="onLoad" draw:mime-type="image/png"/></draw:frame><text:bookmark-start text:name="__RefHeading___Toc882_408966591"/>Metaball<text:bookmark-end text:name="__RefHeading___Toc882_408966591"/></text:h>
      <text:p text:style-name="P24">The metaball toolbar contains the Metaball primitives.</text:p>
      <text:h text:style-name="Heading_20_4" text:outline-level="4"><text:bookmark-start text:name="__RefHeading___Toc989_408966591"/>Add Metaball of type Ball<text:bookmark-end text:name="__RefHeading___Toc989_408966591"/></text:h>
      <text:p text:style-name="P24">Add Metaball of type Ball primitive.</text:p>
      <text:h text:style-name="Heading_20_4" text:outline-level="4"><text:bookmark-start text:name="__RefHeading___Toc991_408966591"/>Add Metaball of type <text:span text:style-name="T9">Capsule</text:span><text:bookmark-end text:name="__RefHeading___Toc991_408966591"/></text:h>
      <text:p text:style-name="P24">Add Metaball of type Capsule primitive.</text:p>
      <text:h text:style-name="Heading_20_4" text:outline-level="4"><text:bookmark-start text:name="__RefHeading___Toc993_408966591"/>Add Metaball of type <text:span text:style-name="T9">Plane</text:span><text:bookmark-end text:name="__RefHeading___Toc993_408966591"/></text:h>
      <text:p text:style-name="P24">Add Metaball of type Plane primitive.</text:p>
      <text:h text:style-name="Heading_20_4" text:outline-level="4"><text:bookmark-start text:name="__RefHeading___Toc995_408966591"/>Add Metaball of type Ellipsoid<text:bookmark-end text:name="__RefHeading___Toc995_408966591"/></text:h>
      <text:p text:style-name="P24">Add Metaball of type Ellipsoid primitive.</text:p>
      <text:h text:style-name="Heading_20_4" text:outline-level="4"><text:bookmark-start text:name="__RefHeading___Toc997_408966591"/>Add Metaball of type <text:span text:style-name="T9">Cube</text:span><text:bookmark-end text:name="__RefHeading___Toc997_408966591"/></text:h>
      <text:p text:style-name="P24">Add Metaball of type Cube primitive.</text:p>
      <text:p text:style-name="Horizontal_20_Line"/>
      <text:h text:style-name="Heading_20_3" text:outline-level="3"><draw:frame draw:style-name="fr4" draw:name="Bild108" text:anchor-type="paragraph" svg:width="0.61cm" svg:height="0.711cm" draw:z-index="112"><draw:image xlink:href="Pictures/10000001000000180000001C5AA62F4C3AE9462F.png" xlink:type="simple" xlink:show="embed" xlink:actuate="onLoad" draw:mime-type="image/png"/></draw:frame><text:bookmark-start text:name="__RefHeading___Toc5126_530248374"/><text:soft-page-break/>Point Cloud<text:bookmark-end text:name="__RefHeading___Toc5126_530248374"/></text:h>
      <text:p text:style-name="P105"><text:span text:style-name="T9">The </text:span><text:span text:style-name="T53">Point Cloud</text:span><text:span text:style-name="T9"> toolbar contains the </text:span><text:span text:style-name="T53">Point Cloud</text:span><text:span text:style-name="T9"> primitive. </text:span></text:p>
      <text:h text:style-name="P107" text:outline-level="4"><text:bookmark-start text:name="__RefHeading___Toc5128_530248374"/>Add <text:span text:style-name="T55">Point Cloud</text:span><text:bookmark-end text:name="__RefHeading___Toc5128_530248374"/></text:h>
      <text:p text:style-name="P106"><text:span text:style-name="T9">Add </text:span><text:span text:style-name="T54">a point cloud</text:span><text:span text:style-name="T9"> primitive.</text:span></text:p>
      <text:p text:style-name="Horizontal_20_Line"/>
      <text:h text:style-name="Heading_20_3" text:outline-level="3"><draw:frame draw:style-name="fr4" draw:name="Bild114" text:anchor-type="paragraph" svg:width="1.559cm" svg:height="0.85cm" draw:z-index="113"><draw:image xlink:href="Pictures/100000010000002E000000192B9D91F1DF6EE5A2.png" xlink:type="simple" xlink:show="embed" xlink:actuate="onLoad" draw:mime-type="image/png"/></draw:frame><text:bookmark-start text:name="__RefHeading___Toc5130_530248374"/>Volume<text:bookmark-end text:name="__RefHeading___Toc5130_530248374"/></text:h>
      <text:p text:style-name="P105"><text:span text:style-name="T9">The </text:span><text:span text:style-name="T53">Volume</text:span><text:span text:style-name="T9"> toolbar contains the </text:span><text:span text:style-name="T53">Volume</text:span><text:span text:style-name="T9"> primitives. </text:span></text:p>
      <text:h text:style-name="P124" text:outline-level="4"><text:bookmark-start text:name="__RefHeading___Toc5132_530248374"/>Import OpenVDB Volume<text:bookmark-end text:name="__RefHeading___Toc5132_530248374"/></text:h>
      <text:p text:style-name="P108">Imports a OpenVDP volume object.</text:p>
      <text:h text:style-name="P124" text:outline-level="4"><text:bookmark-start text:name="__RefHeading___Toc5134_530248374"/>Add Volume<text:bookmark-end text:name="__RefHeading___Toc5134_530248374"/></text:h>
      <text:p text:style-name="P108">Adds a volume object.</text:p>
      <text:p text:style-name="Horizontal_20_Line"/>
      <text:h text:style-name="P157" text:outline-level="3"><draw:frame draw:style-name="fr4" draw:name="Bild91" text:anchor-type="paragraph" svg:width="4.33cm" svg:height="0.85cm" draw:z-index="103"><draw:image xlink:href="Pictures/10000001000000800000001965AC20FD50694620.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6">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6">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6">Inserts a Monkey Grease Pencil Object. <text:s/>This is a grease pencil object which contains the shape of a monkey already. This monkey is an example object.</text:p>
      <text:h text:style-name="Heading_20_4" text:outline-level="4"><draw:frame draw:style-name="fr1" draw:name="Bild117" text:anchor-type="paragraph" svg:y="0.42cm" svg:width="6.819cm" svg:height="4.129cm" draw:z-index="116"><draw:image xlink:href="Pictures/1000000100000193000000F4A1F2B2074F472E30.png" xlink:type="simple" xlink:show="embed" xlink:actuate="onLoad" draw:mime-type="image/png"/></draw:frame><text:bookmark-start text:name="__RefHeading___Toc7890_826753520"/>Scene Line Art<text:bookmark-end text:name="__RefHeading___Toc7890_826753520"/></text:h>
      <text:p text:style-name="P110">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10">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24"><draw:frame draw:style-name="fr4" draw:name="Bild38" text:anchor-type="paragraph" svg:width="2.11cm" svg:height="0.681cm" draw:z-index="27"><draw:image xlink:href="Pictures/10000001000000530000001B768D31337170E43B.png" xlink:type="simple" xlink:show="embed" xlink:actuate="onLoad" draw:mime-type="image/png"/></draw:frame>The Lamp toolbar contains the different lamp types.<text:span text:style-name="T10"> </text:span></text:p>
      <text:h text:style-name="P26" text:outline-level="4"><text:bookmark-start text:name="__RefHeading___Toc999_408966591"/><text:soft-page-break/>Add <text:span text:style-name="T10">Lamp</text:span> of type <text:span text:style-name="T10">Point</text:span><text:bookmark-end text:name="__RefHeading___Toc999_408966591"/></text:h>
      <text:p text:style-name="P25">Add <text:span text:style-name="T10">Lamp</text:span> of type <text:span text:style-name="T10">Point</text:span>.</text:p>
      <text:h text:style-name="P26" text:outline-level="4"><text:bookmark-start text:name="__RefHeading___Toc1001_408966591"/>Add <text:span text:style-name="T10">Lamp</text:span> of type <text:span text:style-name="T10">Sun</text:span><text:bookmark-end text:name="__RefHeading___Toc1001_408966591"/></text:h>
      <text:p text:style-name="P25">Add <text:span text:style-name="T10">Lamp</text:span> of type <text:span text:style-name="T10">Sun</text:span>.</text:p>
      <text:h text:style-name="P26" text:outline-level="4"><text:bookmark-start text:name="__RefHeading___Toc1003_408966591"/>Add <text:span text:style-name="T10">Lamp</text:span> of type <text:span text:style-name="T10">Spot</text:span><text:bookmark-end text:name="__RefHeading___Toc1003_408966591"/></text:h>
      <text:p text:style-name="P25">Add <text:span text:style-name="T10">Lamp</text:span> of type <text:span text:style-name="T10">Spot</text:span>.</text:p>
      <text:h text:style-name="P26" text:outline-level="4"><text:bookmark-start text:name="__RefHeading___Toc1007_408966591"/>Add <text:span text:style-name="T10">Lamp</text:span> of type <text:span text:style-name="T10">Area</text:span><text:bookmark-end text:name="__RefHeading___Toc1007_408966591"/></text:h>
      <text:p text:style-name="P25">Add <text:span text:style-name="T10">Lamp</text:span> of type <text:span text:style-name="T10">Area</text:span>.</text:p>
      <text:p text:style-name="Horizontal_20_Line"/>
      <text:h text:style-name="Heading_20_3" text:outline-level="3"><text:bookmark-start text:name="__RefHeading___Toc886_408966591"/>Other<text:bookmark-end text:name="__RefHeading___Toc886_408966591"/></text:h>
      <text:p text:style-name="P24"><draw:frame draw:style-name="fr4" draw:name="Bild39" text:anchor-type="paragraph" svg:width="2.69cm" svg:height="0.711cm" draw:z-index="28"><draw:image xlink:href="Pictures/100000010000006A0000001C63A4E1691F9D4F5F.png" xlink:type="simple" xlink:show="embed" xlink:actuate="onLoad" draw:mime-type="image/png"/></draw:frame>The Other toolbar contains <text:span text:style-name="T10">some</text:span> other ground types like bones and text.<text:span text:style-name="T10"> </text:span></text:p>
      <text:h text:style-name="P26" text:outline-level="4"><text:bookmark-start text:name="__RefHeading___Toc1009_408966591"/>Add <text:span text:style-name="T10">Text</text:span><text:bookmark-end text:name="__RefHeading___Toc1009_408966591"/></text:h>
      <text:p text:style-name="P25">Add<text:span text:style-name="T10"> a Text object.</text:span></text:p>
      <text:h text:style-name="P26" text:outline-level="4"><text:bookmark-start text:name="__RefHeading___Toc1011_408966591"/>Add <text:span text:style-name="T10">Armature</text:span><text:bookmark-end text:name="__RefHeading___Toc1011_408966591"/></text:h>
      <text:p text:style-name="P25">Add<text:span text:style-name="T10"> an Armature object.</text:span></text:p>
      <text:h text:style-name="P26" text:outline-level="4"><text:bookmark-start text:name="__RefHeading___Toc1013_408966591"/>Add <text:span text:style-name="T10">Lattice</text:span><text:bookmark-end text:name="__RefHeading___Toc1013_408966591"/></text:h>
      <text:p text:style-name="P25">Add<text:span text:style-name="T10"> a Lattice object.</text:span></text:p>
      <text:h text:style-name="P26" text:outline-level="4"><text:bookmark-start text:name="__RefHeading___Toc1015_408966591"/>Add <text:span text:style-name="T10">Camera</text:span><text:bookmark-end text:name="__RefHeading___Toc1015_408966591"/></text:h>
      <text:p text:style-name="P25">Add<text:span text:style-name="T10"> a Camera object.</text:span></text:p>
      <text:h text:style-name="P26" text:outline-level="4"><text:bookmark-start text:name="__RefHeading___Toc1017_408966591"/>Add <text:span text:style-name="T10">Speaker</text:span><text:bookmark-end text:name="__RefHeading___Toc1017_408966591"/></text:h>
      <text:p text:style-name="P25">Add<text:span text:style-name="T10"> a Speaker object.</text:span></text:p>
      <text:p text:style-name="Horizontal_20_Line"/>
      <text:h text:style-name="Heading_20_3" text:outline-level="3"><text:bookmark-start text:name="__RefHeading___Toc888_408966591"/>Empties<text:bookmark-end text:name="__RefHeading___Toc888_408966591"/></text:h>
      <text:p text:style-name="P24"><draw:frame draw:style-name="fr1" draw:name="Bild40" text:anchor-type="paragraph" svg:y="-0.078cm" svg:width="4.189cm" svg:height="0.681cm" draw:z-index="29"><draw:image xlink:href="Pictures/10000001000000A50000001BE6D4E649400E3BE4.png" xlink:type="simple" xlink:show="embed" xlink:actuate="onLoad" draw:mime-type="image/png"/></draw:frame>The Empties toolbar contains the available empty types.<text:span text:style-name="T10"> </text:span></text:p>
      <text:h text:style-name="P26" text:outline-level="4"><text:bookmark-start text:name="__RefHeading___Toc1019_408966591"/>Add <text:span text:style-name="T10">Empty</text:span> of type <text:span text:style-name="T10">Plain Axes</text:span><text:bookmark-end text:name="__RefHeading___Toc1019_408966591"/></text:h>
      <text:p text:style-name="P25">Add <text:span text:style-name="T10">Empty</text:span> of type <text:span text:style-name="T10">Plain Axes</text:span>.</text:p>
      <text:h text:style-name="P26" text:outline-level="4"><text:bookmark-start text:name="__RefHeading___Toc1021_408966591"/>Add <text:span text:style-name="T10">Empty</text:span> of type <text:span text:style-name="T10">Sphere</text:span><text:bookmark-end text:name="__RefHeading___Toc1021_408966591"/></text:h>
      <text:p text:style-name="P25">Add <text:span text:style-name="T10">Empty</text:span> of type <text:span text:style-name="T10">Sphere</text:span>.</text:p>
      <text:h text:style-name="P26" text:outline-level="4"><text:bookmark-start text:name="__RefHeading___Toc1023_408966591"/><text:soft-page-break/>Add <text:span text:style-name="T10">Empty</text:span> of type <text:span text:style-name="T10">Circle</text:span><text:bookmark-end text:name="__RefHeading___Toc1023_408966591"/></text:h>
      <text:p text:style-name="P25">Add <text:span text:style-name="T10">Empty</text:span> of type <text:span text:style-name="T10">Circle</text:span>.</text:p>
      <text:h text:style-name="P26" text:outline-level="4"><text:bookmark-start text:name="__RefHeading___Toc1025_408966591"/>Add <text:span text:style-name="T10">Empty</text:span> of type <text:span text:style-name="T10">Cone</text:span><text:bookmark-end text:name="__RefHeading___Toc1025_408966591"/></text:h>
      <text:p text:style-name="P25">Add <text:span text:style-name="T10">Empty</text:span> of type <text:span text:style-name="T10">Cone</text:span>.</text:p>
      <text:h text:style-name="P26" text:outline-level="4"><text:bookmark-start text:name="__RefHeading___Toc1027_408966591"/>Add <text:span text:style-name="T10">Empty</text:span> of type <text:span text:style-name="T10">Cube</text:span><text:bookmark-end text:name="__RefHeading___Toc1027_408966591"/></text:h>
      <text:p text:style-name="P25">Add <text:span text:style-name="T10">Empty</text:span> of type <text:span text:style-name="T10">Cube</text:span>.</text:p>
      <text:h text:style-name="P26" text:outline-level="4"><text:bookmark-start text:name="__RefHeading___Toc1029_408966591"/>Add <text:span text:style-name="T10">Empty</text:span> of type <text:span text:style-name="T10">Single Arrow</text:span><text:bookmark-end text:name="__RefHeading___Toc1029_408966591"/></text:h>
      <text:p text:style-name="P25">Add <text:span text:style-name="T10">Empty</text:span> of type <text:span text:style-name="T10">Single Arrow</text:span>.</text:p>
      <text:h text:style-name="P26" text:outline-level="4"><text:bookmark-start text:name="__RefHeading___Toc1031_408966591"/>Add <text:span text:style-name="T10">Empty</text:span> of type <text:span text:style-name="T10">Arrows</text:span><text:bookmark-end text:name="__RefHeading___Toc1031_408966591"/></text:h>
      <text:p text:style-name="P25">Add <text:span text:style-name="T10">Empty</text:span> of type <text:span text:style-name="T10">Arrows</text:span>.</text:p>
      <text:h text:style-name="P26" text:outline-level="4"><text:bookmark-start text:name="__RefHeading___Toc1033_408966591"/>Add <text:span text:style-name="T10">Empty</text:span> of type <text:span text:style-name="T10">Image</text:span><text:bookmark-end text:name="__RefHeading___Toc1033_408966591"/></text:h>
      <text:p text:style-name="P25">Add <text:span text:style-name="T10">Empty</text:span> of type <text:span text:style-name="T10">Image</text:span>.</text:p>
      <text:p text:style-name="Horizontal_20_Line"/>
      <text:h text:style-name="Heading_20_3" text:outline-level="3"><draw:frame draw:style-name="fr1" draw:name="Bild92" text:anchor-type="paragraph" svg:y="-0.078cm" svg:width="1.139cm" svg:height="0.681cm" draw:z-index="104"><draw:image xlink:href="Pictures/100000010000002D0000001BF013913F05DE06A5.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86">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6">Creates a plane with an image that can be used as a Background image.</text:p>
      <text:p text:style-name="Horizontal_20_Line"/>
      <text:h text:style-name="Heading_20_3" text:outline-level="3"><draw:frame draw:style-name="fr1" draw:name="Bild106" text:anchor-type="paragraph" svg:y="-0.078cm" svg:width="1.619cm" svg:height="0.66cm" draw:z-index="105"><draw:image xlink:href="Pictures/100000010000004200000019DFF520ACCC656F7B.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953_2860383765"/>Sphere<text:bookmark-end text:name="__RefHeading___Toc4953_2860383765"/></text:h>
      <text:p text:style-name="P166">Adds a reflective light probe in <text:span text:style-name="T64">sphere</text:span> shape.</text:p>
      <text:h text:style-name="Heading_20_4" text:outline-level="4"><text:bookmark-start text:name="__RefHeading___Toc4955_2860383765"/>Plane<text:bookmark-end text:name="__RefHeading___Toc4955_2860383765"/></text:h>
      <text:p text:style-name="P166">Adds a reflective light probe in plane shape.</text:p>
      <text:h text:style-name="Heading_20_4" text:outline-level="4"><text:bookmark-start text:name="__RefHeading___Toc4957_2860383765"/>Volume<text:bookmark-end text:name="__RefHeading___Toc4957_2860383765"/></text:h>
      <text:p text:style-name="P166">Adds a volumetric array light probe. </text:p>
      <text:p text:style-name="Horizontal_20_Line"/>
      <text:h text:style-name="Heading_20_3" text:outline-level="3"><text:bookmark-start text:name="__RefHeading___Toc890_408966591"/>Force Field <text:bookmark-end text:name="__RefHeading___Toc890_408966591"/></text:h>
      <text:p text:style-name="P24"><draw:frame draw:style-name="fr1" draw:name="Bild41" text:anchor-type="paragraph" svg:y="0.053cm" svg:width="4.72cm" svg:height="0.681cm" draw:z-index="30"><draw:image xlink:href="Pictures/10000001000000BA0000001BDD8B4D34898F3393.png" xlink:type="simple" xlink:show="embed" xlink:actuate="onLoad" draw:mime-type="image/png"/></draw:frame>The Force Field toolbar contains the available Force field types.<text:span text:style-name="T10"> </text:span></text:p>
      <text:h text:style-name="Heading_20_4" text:outline-level="4"><text:bookmark-start text:name="__RefHeading___Toc1035_408966591"/><text:soft-page-break/>Add Physics Effector of Type Boid<text:bookmark-end text:name="__RefHeading___Toc1035_408966591"/></text:h>
      <text:p text:style-name="P53">Add Physics Effector of Type Boid.</text:p>
      <text:h text:style-name="P117" text:outline-level="4"><text:bookmark-start text:name="__RefHeading___Toc1037_408966591"/>Add Physics Effector of Type <text:span text:style-name="T10">Charge</text:span><text:bookmark-end text:name="__RefHeading___Toc1037_408966591"/></text:h>
      <text:p text:style-name="P53">Add Physics Effector of Type Charge.</text:p>
      <text:h text:style-name="P117" text:outline-level="4"><text:bookmark-start text:name="__RefHeading___Toc1039_408966591"/>Add Physics Effector of Type <text:span text:style-name="T10">Curve Guide</text:span><text:bookmark-end text:name="__RefHeading___Toc1039_408966591"/></text:h>
      <text:p text:style-name="P53">Add Physics Effector of Type Curve Guide.</text:p>
      <text:h text:style-name="P117" text:outline-level="4"><text:bookmark-start text:name="__RefHeading___Toc1041_408966591"/>Add Physics Effector of Type <text:span text:style-name="T10">Drag</text:span><text:bookmark-end text:name="__RefHeading___Toc1041_408966591"/></text:h>
      <text:p text:style-name="P53">Add Physics Effector of Type Drag.</text:p>
      <text:h text:style-name="P117" text:outline-level="4"><text:bookmark-start text:name="__RefHeading___Toc1043_408966591"/>Add Physics Effector of Type <text:span text:style-name="T10">Force</text:span><text:bookmark-end text:name="__RefHeading___Toc1043_408966591"/></text:h>
      <text:p text:style-name="P53">Add Physics Effector of Type Force.</text:p>
      <text:h text:style-name="P117" text:outline-level="4"><text:bookmark-start text:name="__RefHeading___Toc1045_408966591"/>Add Physics Effector of Type <text:span text:style-name="T10">Harmonic</text:span><text:bookmark-end text:name="__RefHeading___Toc1045_408966591"/></text:h>
      <text:p text:style-name="P53">Add Physics Effector of Type Harmonic.</text:p>
      <text:h text:style-name="P117" text:outline-level="4"><text:bookmark-start text:name="__RefHeading___Toc1047_408966591"/>Add Physics Effector of Type Lenard-Jones<text:bookmark-end text:name="__RefHeading___Toc1047_408966591"/></text:h>
      <text:p text:style-name="P53">Add Physics Effector of Type Lenard-Jones.</text:p>
      <text:h text:style-name="P117" text:outline-level="4"><text:bookmark-start text:name="__RefHeading___Toc1049_408966591"/>Add Physics Effector of Type <text:span text:style-name="T10">Magnetic</text:span><text:bookmark-end text:name="__RefHeading___Toc1049_408966591"/></text:h>
      <text:p text:style-name="P53">Add Physics Effector of Type Magnetic.</text:p>
      <text:h text:style-name="P117" text:outline-level="4"><text:bookmark-start text:name="__RefHeading___Toc1051_408966591"/>Add Physics Effector of Type <text:span text:style-name="T10">Smoke Flow</text:span><text:bookmark-end text:name="__RefHeading___Toc1051_408966591"/></text:h>
      <text:p text:style-name="P53">Add Physics Effector of Type Smoke Flow.</text:p>
      <text:h text:style-name="P117" text:outline-level="4"><text:bookmark-start text:name="__RefHeading___Toc1053_408966591"/>Add Physics Effector of Type <text:span text:style-name="T10">Texture</text:span><text:bookmark-end text:name="__RefHeading___Toc1053_408966591"/></text:h>
      <text:p text:style-name="P53">Add Physics Effector of Type Texture.</text:p>
      <text:h text:style-name="P117" text:outline-level="4"><text:bookmark-start text:name="__RefHeading___Toc1055_408966591"/>Add Physics Effector of Type <text:span text:style-name="T10">Turbulence</text:span><text:bookmark-end text:name="__RefHeading___Toc1055_408966591"/></text:h>
      <text:p text:style-name="P53">Add Physics Effector of Type Turbulence.</text:p>
      <text:h text:style-name="P117" text:outline-level="4"><text:bookmark-start text:name="__RefHeading___Toc1057_408966591"/>Add Physics Effector of Type <text:span text:style-name="T10">Vortex</text:span><text:bookmark-end text:name="__RefHeading___Toc1057_408966591"/></text:h>
      <text:p text:style-name="P53">Add Physics Effector of Type Vortex.</text:p>
      <text:h text:style-name="P117" text:outline-level="4"><text:bookmark-start text:name="__RefHeading___Toc1059_408966591"/>Add Physics Effector of Type <text:span text:style-name="T10">Wind</text:span><text:bookmark-end text:name="__RefHeading___Toc1059_408966591"/></text:h>
      <text:p text:style-name="P53">Add Physics Effector of Type Wind.</text:p>
      <text:p text:style-name="Horizontal_20_Line"/>
      <text:h text:style-name="Heading_20_3" text:outline-level="3"><text:bookmark-start text:name="__RefHeading___Toc4833_2780832351"/><text:soft-page-break/>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6">Add a collection instance.</text:p>
      <text:p text:style-name="P86"/>
      <text:p text:style-name="P86"/>
      <text:p text:style-name="P86"/>
      <table:table table:name="Tabelle8" table:style-name="Tabelle8">
        <table:table-column table:style-name="Tabelle8.A"/>
        <table:table-row table:style-name="TableLine2448385300768">
          <table:table-cell table:style-name="Tabelle8.A1" office:value-type="string">
            <text:h text:style-name="P145" text:outline-level="1"><text:bookmark-start text:name="__RefHeading___Toc2097_1851234632"/>Toolbar<text:span text:style-name="T13">s</text:span> Image<text:bookmark-end text:name="__RefHeading___Toc2097_1851234632"/></text:h>
          </table:table-cell>
        </table:table-row>
      </table:table>
      <text:p text:style-name="P27"/>
      <text:p text:style-name="Text_20_body"><draw:frame draw:style-name="fr4" draw:name="Bild42" text:anchor-type="paragraph" svg:width="8.871cm" svg:height="0.439cm" draw:z-index="31"><draw:image xlink:href="Pictures/100000010000020C0000001AACEDBCB2FFB00D33.png" xlink:type="simple" xlink:show="embed" xlink:actuate="onLoad" draw:mime-type="image/png"/></draw:frame><draw:frame draw:style-name="fr1" draw:name="Bild110" text:anchor-type="paragraph" svg:y="1.175cm" svg:width="3.761cm" svg:height="2.96cm" draw:z-index="106"><draw:image xlink:href="Pictures/10000001000000DE000000AFDEB8315616D0A152.png" xlink:type="simple" xlink:show="embed" xlink:actuate="onLoad" draw:mime-type="image/png"/></draw:frame>The toolbars <text:span text:style-name="T11">Image</text:span> contains<text:span text:style-name="T11">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63"/>
      <text:p text:style-name="P113"/>
      <text:h text:style-name="P153"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1" draw:name="Bild115" text:anchor-type="paragraph" svg:y="0.169cm" svg:width="1.139cm" svg:height="0.711cm" draw:z-index="114"><draw:image xlink:href="Pictures/100000010000002D0000001C2F2216BE911A08D0.png" xlink:type="simple" xlink:show="embed" xlink:actuate="onLoad" draw:mime-type="image/png"/></draw:frame><text:bookmark-start text:name="__RefHeading___Toc5209_3705267694"/>U<text:span text:style-name="T59">V Mirror</text:span><text:bookmark-end text:name="__RefHeading___Toc5209_3705267694"/></text:h>
      <text:p text:style-name="P109">Mirror along X or Y axis.</text:p>
      <text:h text:style-name="Heading_20_3" text:outline-level="3"><draw:frame draw:style-name="fr1" draw:name="Bild116" text:anchor-type="paragraph" svg:y="0.169cm" svg:width="1.139cm" svg:height="0.711cm" draw:z-index="115"><draw:image xlink:href="Pictures/100000010000002D0000001CEB52AAFB716BA4E9.png" xlink:type="simple" xlink:show="embed" xlink:actuate="onLoad" draw:mime-type="image/png"/></draw:frame><text:bookmark-start text:name="__RefHeading___Toc5211_3705267694"/>UV Rotate<text:bookmark-end text:name="__RefHeading___Toc5211_3705267694"/></text:h>
      <text:p text:style-name="P109">Rotate by 90 degrees clockwise or counter clockwise.</text:p>
      <text:h text:style-name="P158" text:outline-level="3"><text:bookmark-start text:name="__RefHeading___Toc2121_1851234632"/>UV Align <text:bookmark-end text:name="__RefHeading___Toc2121_1851234632"/></text:h>
      <text:p text:style-name="P55"><draw:frame draw:style-name="fr1" draw:name="Bild45" text:anchor-type="paragraph" svg:y="0.169cm" svg:width="3.63cm" svg:height="0.66cm" draw:z-index="88"><draw:image xlink:href="Pictures/100000010000008F0000001AB2C3E4913D5A4567.png" xlink:type="simple" xlink:show="embed" xlink:actuate="onLoad" draw:mime-type="image/png"/></draw:frame>The UV Align toolbar contains tools to clean up and align the selected UV geometry.</text:p>
      <text:h text:style-name="P120" text:outline-level="4"><text:bookmark-start text:name="__RefHeading___Toc2127_1851234632"/>Align Straighten<text:bookmark-end text:name="__RefHeading___Toc2127_1851234632"/></text:h>
      <text:p text:style-name="P55">Align UV's along the line defined by the end points of the selection.</text:p>
      <text:h text:style-name="P120" text:outline-level="4"><text:bookmark-start text:name="__RefHeading___Toc2129_1851234632"/>Align Straighten X<text:bookmark-end text:name="__RefHeading___Toc2129_1851234632"/></text:h>
      <text:p text:style-name="P55">Align UV's along the line defined by the end points along the X axis.</text:p>
      <text:h text:style-name="P120" text:outline-level="4"><text:bookmark-start text:name="__RefHeading___Toc2131_1851234632"/>Align Straighten Y<text:bookmark-end text:name="__RefHeading___Toc2131_1851234632"/></text:h>
      <text:p text:style-name="P55">Align UV's along the line defined by the end points along the Y axis.</text:p>
      <text:h text:style-name="P120" text:outline-level="4"><text:bookmark-start text:name="__RefHeading___Toc2133_1851234632"/><text:soft-page-break/>Align Auto<text:bookmark-end text:name="__RefHeading___Toc2133_1851234632"/></text:h>
      <text:p text:style-name="P55">Automatically choose the axis on which there is most alignment already.</text:p>
      <text:h text:style-name="P120" text:outline-level="4"><text:bookmark-start text:name="__RefHeading___Toc2135_1851234632"/>Align X<text:bookmark-end text:name="__RefHeading___Toc2135_1851234632"/></text:h>
      <text:p text:style-name="P55">Align UV's at X axis<text:span text:style-name="T61">.</text:span></text:p>
      <text:h text:style-name="P120" text:outline-level="4"><text:bookmark-start text:name="__RefHeading___Toc2137_1851234632"/>Align Y<text:bookmark-end text:name="__RefHeading___Toc2137_1851234632"/></text:h>
      <text:p text:style-name="P55">Align UV's at Y axis<text:span text:style-name="T61">.</text:span></text:p>
      <text:h text:style-name="Heading_20_3" text:outline-level="3"><text:bookmark-start text:name="__RefHeading___Toc5391_3689809637"/>Align Rotation<text:bookmark-end text:name="__RefHeading___Toc5391_3689809637"/></text:h>
      <text:p text:style-name="P131">Aligns the rotation of the selected geometry.</text:p>
      <text:p text:style-name="P12"/>
      <text:p text:style-name="P113"/>
      <text:h text:style-name="Heading_20_3" text:outline-level="3"><draw:frame draw:style-name="fr1" draw:name="Bild43" text:anchor-type="paragraph" svg:y="0.79cm" svg:width="2.79cm" svg:height="0.76cm" draw:z-index="32"><draw:image xlink:href="Pictures/100000010000006E0000001E034B3B8B1EDFF8AF.png" xlink:type="simple" xlink:show="embed" xlink:actuate="onLoad" draw:mime-type="image/png"/></draw:frame><text:bookmark-start text:name="__RefHeading___Toc862_4089665911"/>UV <text:span text:style-name="T30">Unwrap</text:span><text:bookmark-end text:name="__RefHeading___Toc862_4089665911"/></text:h>
      <text:p text:style-name="P54">The UV Common toolbar contains <text:span text:style-name="T30">tools for unwrapping.</text:span></text:p>
      <text:h text:style-name="P120" text:outline-level="4"><text:bookmark-start text:name="__RefHeading___Toc70330_3716474372"/>Mark Seam<text:bookmark-end text:name="__RefHeading___Toc70330_3716474372"/></text:h>
      <text:p text:style-name="P55">Mark selected UV Edges as Seam.</text:p>
      <text:h text:style-name="P120" text:outline-level="4"><text:bookmark-start text:name="__RefHeading___Toc2105_1851234632"/>Clear Seam<text:bookmark-end text:name="__RefHeading___Toc2105_1851234632"/></text:h>
      <text:p text:style-name="P55">Remove Seam from selected UV Edges.</text:p>
      <text:h text:style-name="P120" text:outline-level="4"><text:bookmark-start text:name="__RefHeading___Toc70332_3716474372"/>Seams from Islands<text:bookmark-end text:name="__RefHeading___Toc70332_3716474372"/></text:h>
      <text:p text:style-name="P55">Marks the border edges of the UV patches as Seam.</text:p>
      <text:h text:style-name="P120" text:outline-level="4"><text:bookmark-start text:name="__RefHeading___Toc70334_3716474372"/>Unwrap Angle Based<text:bookmark-end text:name="__RefHeading___Toc70334_3716474372"/></text:h>
      <text:p text:style-name="P55">Unwraps the selected geometry with the Angle based ( ABF ) method.</text:p>
      <text:h text:style-name="P120" text:outline-level="4"><text:bookmark-start text:name="__RefHeading___Toc4756_2712896930"/>Unwrap Conformal<text:bookmark-end text:name="__RefHeading___Toc4756_2712896930"/></text:h>
      <text:p text:style-name="P55">Unwraps the selected geometry with the Conformal ( LSCM ) method.</text:p>
      <text:p text:style-name="Horizontal_20_Line"/>
      <text:h text:style-name="Heading_20_3" text:outline-level="3"><text:bookmark-start text:name="__RefHeading___Toc2111_1851234632"/>UV <text:span text:style-name="T30">Modify UV</text:span><text:bookmark-end text:name="__RefHeading___Toc2111_1851234632"/></text:h>
      <text:p text:style-name="P56"><draw:frame draw:style-name="fr1" draw:name="Bild44" text:anchor-type="paragraph" svg:y="-0.088cm" svg:width="3.96cm" svg:height="0.76cm" draw:z-index="33"><draw:image xlink:href="Pictures/100000010000009C0000001ED71F8729D38839B1.png" xlink:type="simple" xlink:show="embed" xlink:actuate="onLoad" draw:mime-type="image/png"/></draw:frame>The UV <text:span text:style-name="T30">Modify toolbar contains tools to clean up the UV mapping.</text:span></text:p>
      <text:h text:style-name="P120" text:outline-level="4"><text:bookmark-start text:name="__RefHeading___Toc70336_3716474372"/>Pin<text:bookmark-end text:name="__RefHeading___Toc70336_3716474372"/></text:h>
      <text:p text:style-name="P55">Pins the selected vertices.</text:p>
      <text:h text:style-name="P120" text:outline-level="4"><text:bookmark-start text:name="__RefHeading___Toc4760_2712896930"/>Unpin<text:bookmark-end text:name="__RefHeading___Toc4760_2712896930"/></text:h>
      <text:p text:style-name="P55">Unpins the selected vertices.</text:p>
      <text:h text:style-name="Heading_20_4" text:outline-level="4"><text:bookmark-start text:name="__RefHeading___Toc70338_3716474372"/><text:soft-page-break/>Weld<text:bookmark-end text:name="__RefHeading___Toc70338_3716474372"/></text:h>
      <text:p text:style-name="P85">Weld the selected UV vertices together.</text:p>
      <text:h text:style-name="P120" text:outline-level="4"><text:bookmark-start text:name="__RefHeading___Toc70340_3716474372"/>Remove Doubles UV<text:bookmark-end text:name="__RefHeading___Toc70340_3716474372"/></text:h>
      <text:p text:style-name="P55">Removes double vertices</text:p>
      <text:h text:style-name="P120" text:outline-level="4"><text:bookmark-start text:name="__RefHeading___Toc70342_3716474372"/>Average Island Scale<text:bookmark-end text:name="__RefHeading___Toc70342_3716474372"/></text:h>
      <text:p text:style-name="P55">Average the size of separated UV patches, based at their size in 3D space.</text:p>
      <text:h text:style-name="P120" text:outline-level="4"><text:bookmark-start text:name="__RefHeading___Toc70344_3716474372"/>Pack Island<text:bookmark-end text:name="__RefHeading___Toc70344_3716474372"/></text:h>
      <text:p text:style-name="P55">Packs the UV patches so that they fit best into the UV space, and as few texture space as possible is wasted.</text:p>
      <text:h text:style-name="P120" text:outline-level="4"><text:bookmark-start text:name="__RefHeading___Toc2109_1851234632"/>Copy mirrored UV Coordinates<text:bookmark-end text:name="__RefHeading___Toc2109_1851234632"/></text:h>
      <text:p text:style-name="P55">Copy mirrored UV Coordinates at X axis based on a mirrored mesh.</text:p>
      <table:table table:name="Tabelle16" table:style-name="Tabelle16">
        <table:table-column table:style-name="Tabelle16.A"/>
        <table:table-row table:style-name="TableLine2448385308112">
          <table:table-cell table:style-name="Tabelle16.A1" office:value-type="string">
            <text:h text:style-name="P146" text:outline-level="1"><text:bookmark-start text:name="__RefHeading___Toc30382_710846562"/>Toolbar<text:span text:style-name="T13">s</text:span> <text:span text:style-name="T24">Tools</text:span><text:bookmark-end text:name="__RefHeading___Toc30382_710846562"/></text:h>
          </table:table-cell>
        </table:table-row>
      </table:table>
      <text:p text:style-name="P37"/>
      <text:p text:style-name="Text_20_body"><draw:frame draw:style-name="fr4" draw:name="Bild79" text:anchor-type="paragraph" svg:width="2.379cm" svg:height="3.649cm" draw:z-index="65"><draw:image xlink:href="Pictures/100000010000008C000000D8FC5CF1991F032D67.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6" draw:name="Bild80" text:anchor-type="paragraph" svg:y="0.111cm" svg:width="10.479cm" svg:height="0.46cm" draw:z-index="66"><draw:image xlink:href="Pictures/10000001000002B00000001EFADDCA1638B8E2F6.png" xlink:type="simple" xlink:show="embed" xlink:actuate="onLoad" draw:mime-type="image/png"/></draw:frame></text:p>
      <text:p text:style-name="P36"><draw:frame draw:style-name="fr2" draw:name="Bild81" text:anchor-type="paragraph" svg:x="0.238cm" svg:y="0.067cm" svg:width="0.85cm" svg:height="0.439cm" draw:z-index="67"><draw:image xlink:href="Pictures/10000001000000320000001A47D2F64266023207.png" xlink:type="simple" xlink:show="embed" xlink:actuate="onLoad" draw:mime-type="image/png"/></draw:frame></text:p>
      <text:p text:style-name="Horizontal_20_Line"/>
      <text:h text:style-name="P154" text:outline-level="2"><text:bookmark-start text:name="__RefHeading___Toc30514_3534856482"/>Available Toolbars<text:bookmark-end text:name="__RefHeading___Toc30514_3534856482"/></text:h>
      <text:p text:style-name="P17">The description of the single buttons goes from left to right.</text:p>
      <text:p text:style-name="P17"/>
      <text:p text:style-name="P17"/>
      <text:p text:style-name="Horizontal_20_Line"/>
      <text:h text:style-name="Heading_20_3" text:outline-level="3"><draw:frame draw:style-name="fr4" draw:name="Bild94" text:anchor-type="paragraph" svg:width="1.169cm" svg:height="0.76cm" draw:z-index="75"><draw:image xlink:href="Pictures/100000010000002E0000001E37FDA83EF4258941.png" xlink:type="simple" xlink:show="embed" xlink:actuate="onLoad" draw:mime-type="image/png"/></draw:frame><text:bookmark-start text:name="__RefHeading___Toc4774_2712896930"/>Parent<text:bookmark-end text:name="__RefHeading___Toc4774_2712896930"/></text:h>
      <text:h text:style-name="P101" text:outline-level="4"><text:bookmark-start text:name="__RefHeading___Toc4776_2712896930"/>Make Parent<text:bookmark-end text:name="__RefHeading___Toc4776_2712896930"/></text:h>
      <text:p text:style-name="P38">Parents the selected object to the active object.</text:p>
      <text:h text:style-name="P101" text:outline-level="4"><text:bookmark-start text:name="__RefHeading___Toc4778_2712896930"/>Clear Parent<text:bookmark-end text:name="__RefHeading___Toc4778_2712896930"/></text:h>
      <text:p text:style-name="P38">Removes the parenting.</text:p>
      <text:p text:style-name="Horizontal_20_Line"/>
      <text:h text:style-name="Heading_20_3" text:outline-level="3"><draw:frame draw:style-name="fr4" draw:name="Bild95" text:anchor-type="paragraph" svg:width="1.139cm" svg:height="0.711cm" draw:z-index="76"><draw:image xlink:href="Pictures/100000010000002D0000001C98DEA1983941157D.png" xlink:type="simple" xlink:show="embed" xlink:actuate="onLoad" draw:mime-type="image/png"/></draw:frame><text:bookmark-start text:name="__RefHeading___Toc4780_2712896930"/><text:soft-page-break/>Object to Data<text:bookmark-end text:name="__RefHeading___Toc4780_2712896930"/></text:h>
      <text:h text:style-name="P101" text:outline-level="4"><draw:frame draw:style-name="fr2" draw:name="Bild111" text:anchor-type="paragraph" svg:x="13.381cm" svg:y="0.594cm" svg:width="5.32cm" svg:height="3.12cm" draw:z-index="107"><draw:image xlink:href="Pictures/100000010000013A000000B81BBA47F12AA9AC77.png" xlink:type="simple" xlink:show="embed" xlink:actuate="onLoad" draw:mime-type="image/png"/></draw:frame><text:bookmark-start text:name="__RefHeading___Toc4782_2712896930"/>Make Single User<text:bookmark-end text:name="__RefHeading___Toc4782_2712896930"/></text:h>
      <text:p text:style-name="P100"><text:span text:style-name="T24">Make linked data local to each object.</text:span><text:span text:style-name="T48"> This operator opens a popup to adjust further settings.</text:span></text:p>
      <text:p text:style-name="P100"/>
      <text:p text:style-name="P38"/>
      <text:p text:style-name="P38"/>
      <text:h text:style-name="P101" text:outline-level="4"><draw:frame draw:style-name="fr1" draw:name="Bild82" text:anchor-type="paragraph" svg:y="0.642cm" svg:width="3.18cm" svg:height="4.099cm" draw:z-index="83"><draw:image xlink:href="Pictures/10000001000000BC000000F26AB9D0DAF62179C1.png" xlink:type="simple" xlink:show="embed" xlink:actuate="onLoad" draw:mime-type="image/png"/></draw:frame><text:bookmark-start text:name="__RefHeading___Toc4784_2712896930"/>Link Data<text:bookmark-end text:name="__RefHeading___Toc4784_2712896930"/></text:h>
      <text:p text:style-name="P38">Apply active object links to other selected objects.<text:span text:style-name="T28"> </text:span></text:p>
      <text:p text:style-name="P84">This button is a menu <text:span text:style-name="T35">to c</text:span>hoose the link method.</text:p>
      <text:p text:style-name="P84"/>
      <text:p text:style-name="P84"/>
      <text:p text:style-name="P84"/>
      <text:p text:style-name="Horizontal_20_Line"/>
      <text:h text:style-name="Heading_20_3" text:outline-level="3"><draw:frame draw:style-name="fr4" draw:name="Bild96" text:anchor-type="paragraph" svg:width="1.96cm" svg:height="1.64cm" draw:z-index="77"><draw:image xlink:href="Pictures/1000000100000074000000617D59EED7FB384F50.png" xlink:type="simple" xlink:show="embed" xlink:actuate="onLoad" draw:mime-type="image/png"/></draw:frame><text:bookmark-start text:name="__RefHeading___Toc4786_2712896930"/>Link to SCN<text:bookmark-end text:name="__RefHeading___Toc4786_2712896930"/></text:h>
      <text:h text:style-name="P101" text:outline-level="4"><text:bookmark-start text:name="__RefHeading___Toc4788_2712896930"/>Link to SCN<text:bookmark-end text:name="__RefHeading___Toc4788_2712896930"/></text:h>
      <text:p text:style-name="P38">Link selection to another scene.<text:span text:style-name="T27"> This other scene has of course to exist.</text:span></text:p>
      <text:p text:style-name="Horizontal_20_Line"/>
      <text:h text:style-name="Heading_20_3" text:outline-level="3"><draw:frame draw:style-name="fr4" draw:name="Bild97" text:anchor-type="paragraph" svg:width="1.191cm" svg:height="0.66cm" draw:z-index="78"><draw:image xlink:href="Pictures/100000010000002F0000001AAB3837EB3475F680.png" xlink:type="simple" xlink:show="embed" xlink:actuate="onLoad" draw:mime-type="image/png"/></draw:frame><text:bookmark-start text:name="__RefHeading___Toc4790_2712896930"/>Linked Objects<text:bookmark-end text:name="__RefHeading___Toc4790_2712896930"/></text:h>
      <text:h text:style-name="P101" text:outline-level="4"><text:bookmark-start text:name="__RefHeading___Toc4792_2712896930"/>Make Local<text:bookmark-end text:name="__RefHeading___Toc4792_2712896930"/></text:h>
      <text:p text:style-name="P38">Make library linked data blocks local to this file<text:span text:style-name="T26">.</text:span></text:p>
      <text:h text:style-name="P101" text:outline-level="4"><text:bookmark-start text:name="__RefHeading___Toc30542_3534856482"/>Make <text:span text:style-name="T56">Library Override</text:span><text:bookmark-end text:name="__RefHeading___Toc30542_3534856482"/></text:h>
      <text:p text:style-name="P38">Add empty object to become local replacement data of a library linked object.</text:p>
      <text:p text:style-name="Horizontal_20_Line"/>
      <text:h text:style-name="Heading_20_3" text:outline-level="3"><draw:frame draw:style-name="fr4" draw:name="Bild98" text:anchor-type="paragraph" svg:width="0.61cm" svg:height="0.711cm" draw:z-index="79"><draw:image xlink:href="Pictures/10000001000000180000001C2166AE2889353F06.png" xlink:type="simple" xlink:show="embed" xlink:actuate="onLoad" draw:mime-type="image/png"/></draw:frame><text:bookmark-start text:name="__RefHeading___Toc4794_2712896930"/>Join<text:bookmark-end text:name="__RefHeading___Toc4794_2712896930"/></text:h>
      <text:h text:style-name="P101" text:outline-level="4"><text:bookmark-start text:name="__RefHeading___Toc4796_2712896930"/>Join<text:bookmark-end text:name="__RefHeading___Toc4796_2712896930"/></text:h>
      <text:p text:style-name="P82">Join selected objects into active objects.</text:p>
      <text:p text:style-name="Horizontal_20_Line"/>
      <text:h text:style-name="Heading_20_3" text:outline-level="3"><draw:frame draw:style-name="fr4" draw:name="Bild99" text:anchor-type="paragraph" svg:width="2.671cm" svg:height="0.711cm" draw:z-index="80"><draw:image xlink:href="Pictures/10000001000000690000001C2D0D32F79812C33C.png" xlink:type="simple" xlink:show="embed" xlink:actuate="onLoad" draw:mime-type="image/png"/></draw:frame><text:bookmark-start text:name="__RefHeading___Toc4798_2712896930"/><text:soft-page-break/>Origin<text:bookmark-end text:name="__RefHeading___Toc4798_2712896930"/></text:h>
      <text:h text:style-name="P101" text:outline-level="4"><text:bookmark-start text:name="__RefHeading___Toc30550_35348564821"/>Set Geometry to Origin<text:bookmark-end text:name="__RefHeading___Toc30550_35348564821"/></text:h>
      <text:p text:style-name="P82">Sets the geometry to origin.</text:p>
      <text:h text:style-name="P101" text:outline-level="4"><text:bookmark-start text:name="__RefHeading___Toc30552_35348564821"/>Set Origin to Geometry<text:bookmark-end text:name="__RefHeading___Toc30552_35348564821"/></text:h>
      <text:p text:style-name="P82">Sets the origin to geometry.</text:p>
      <text:h text:style-name="P101" text:outline-level="4"><text:bookmark-start text:name="__RefHeading___Toc4800_2712896930"/>Set Origin to 3D cursor<text:bookmark-end text:name="__RefHeading___Toc4800_2712896930"/></text:h>
      <text:p text:style-name="P82">Sets the origin to the 3D cursor.</text:p>
      <text:h text:style-name="P101" text:outline-level="4"><text:bookmark-start text:name="__RefHeading___Toc4802_2712896930"/>Set Origin to Center of Mass<text:bookmark-end text:name="__RefHeading___Toc4802_2712896930"/></text:h>
      <text:p text:style-name="P82">Sets the origin to the center of mass.</text:p>
      <text:h text:style-name="P91" text:outline-level="4"><text:bookmark-start text:name="__RefHeading___Toc4837_2780832351"/>Set Origin to Center of <text:span text:style-name="T32">Volume</text:span><text:bookmark-end text:name="__RefHeading___Toc4837_2780832351"/></text:h>
      <text:p text:style-name="P83">Sets the origin to the center of <text:span text:style-name="T32">volume</text:span>.</text:p>
      <text:p text:style-name="Horizontal_20_Line"/>
      <text:h text:style-name="Heading_20_3" text:outline-level="3"><draw:frame draw:style-name="fr4" draw:name="Bild100" text:anchor-type="paragraph" svg:width="1.619cm" svg:height="0.76cm" draw:z-index="81"><draw:image xlink:href="Pictures/10000001000000400000001E05AA8445AE0258B0.png" xlink:type="simple" xlink:show="embed" xlink:actuate="onLoad" draw:mime-type="image/png"/></draw:frame><text:bookmark-start text:name="__RefHeading___Toc4804_2712896930"/>Shading<text:bookmark-end text:name="__RefHeading___Toc4804_2712896930"/></text:h>
      <text:h text:style-name="P101" text:outline-level="4"><text:bookmark-start text:name="__RefHeading___Toc4806_2712896930"/>Shade Smooth<text:bookmark-end text:name="__RefHeading___Toc4806_2712896930"/></text:h>
      <text:p text:style-name="P82">Shades the geometry smooth.</text:p>
      <text:h text:style-name="Heading_20_4" text:outline-level="4"><draw:frame draw:style-name="fr4" draw:name="Bild120" text:anchor-type="paragraph" svg:width="5.369cm" svg:height="1.03cm" draw:z-index="119"><draw:image xlink:href="Pictures/100000010000013D0000003D435D72BF67CEE4E4.png" xlink:type="simple" xlink:show="embed" xlink:actuate="onLoad" draw:mime-type="image/png"/></draw:frame><text:bookmark-start text:name="__RefHeading___Toc5336_3637428145"/>Shade Smooth by Angle<text:bookmark-end text:name="__RefHeading___Toc5336_3637428145"/></text:h>
      <text:p text:style-name="P132">Activate auto smooth, and define the angle.<text:span text:style-name="T62"> Note that you need to call the adjust last operator here to set the angle. Either with the Last button. Or with the hotkey F6.</text:span></text:p>
      <text:h text:style-name="P101" text:outline-level="4"><text:bookmark-start text:name="__RefHeading___Toc30560_35348564821"/>Shade Flat<text:bookmark-end text:name="__RefHeading___Toc30560_35348564821"/></text:h>
      <text:p text:style-name="P82">Shades the geometry flat.</text:p>
      <text:h text:style-name="P159" text:outline-level="3"/>
      <text:p text:style-name="Horizontal_20_Line"/>
      <text:h text:style-name="Heading_20_3" text:outline-level="3"><draw:frame draw:style-name="fr4" draw:name="Bild101" text:anchor-type="paragraph" svg:width="1.7cm" svg:height="0.711cm" draw:z-index="82"><draw:image xlink:href="Pictures/10000001000000430000001CE4D0F00DBDFAB2F9.png" xlink:type="simple" xlink:show="embed" xlink:actuate="onLoad" draw:mime-type="image/png"/></draw:frame><text:bookmark-start text:name="__RefHeading___Toc4808_2712896930"/>Data Transfer<text:bookmark-end text:name="__RefHeading___Toc4808_2712896930"/></text:h>
      <text:h text:style-name="P101" text:outline-level="4"><text:bookmark-start text:name="__RefHeading___Toc4810_2712896930"/>Transfer Mesh Data<text:bookmark-end text:name="__RefHeading___Toc4810_2712896930"/></text:h>
      <text:p text:style-name="P82">Transfers mesh data.</text:p>
      <text:h text:style-name="P101" text:outline-level="4"><text:bookmark-start text:name="__RefHeading___Toc30564_3534856482"/>Transfer Mesh Data Layout<text:bookmark-end text:name="__RefHeading___Toc30564_3534856482"/></text:h>
      <text:p text:style-name="P82">Transfers the mesh data layout<text:span text:style-name="T26">.</text:span></text:p>
      <text:h text:style-name="Heading_20_4" text:outline-level="4"><text:bookmark-start text:name="__RefHeading___Toc4812_2712896930"/><text:soft-page-break/>Join UV's<text:bookmark-end text:name="__RefHeading___Toc4812_2712896930"/></text:h>
      <text:p text:style-name="P81">Transfer UV Maps.</text:p>
      <text:p text:style-name="Horizontal_20_Line"/>
      <text:h text:style-name="Heading_20_3" text:outline-level="3"><text:bookmark-start text:name="__RefHeading___Toc30518_3534856482"/>Relations<text:bookmark-end text:name="__RefHeading___Toc30518_3534856482"/></text:h>
      <text:p text:style-name="P37"><draw:frame draw:style-name="fr3" draw:name="Bild83" text:anchor-type="paragraph" svg:y="0.088cm" svg:width="0.61cm" svg:height="0.66cm" draw:z-index="68"><draw:image xlink:href="Pictures/10000001000000180000001A2E59DAF90DA3A626.png" xlink:type="simple" xlink:show="embed" xlink:actuate="onLoad" draw:mime-type="image/png"/></draw:frame>The Relations toolbar contains one tool in Edit mode. Make Vertex Parent. </text:p>
      <text:p text:style-name="P37"/>
      <text:h text:style-name="Heading_20_3" text:outline-level="3"><text:bookmark-start text:name="__RefHeading___Toc4814_2712896930"/>Make Vertex Parent<text:bookmark-end text:name="__RefHeading___Toc4814_2712896930"/></text:h>
      <text:p text:style-name="P81">Parents an object to the selected vertice(s).</text:p>
      <text:p text:style-name="P37"/>
      <text:p text:style-name="P37"/>
      <text:p text:style-name="P37"/>
      <table:table table:name="Tabelle9" table:style-name="Tabelle9">
        <table:table-column table:style-name="Tabelle9.A"/>
        <table:table-row table:style-name="TableLine2448385298048">
          <table:table-cell table:style-name="Tabelle9.A1" office:value-type="string">
            <text:h text:style-name="P147" text:outline-level="1"><text:bookmark-start text:name="__RefHeading___Toc2571_896025203"/>Toolbar<text:span text:style-name="T13">s</text:span> <text:span text:style-name="T13">Animation</text:span><text:bookmark-end text:name="__RefHeading___Toc2571_896025203"/></text:h>
          </table:table-cell>
        </table:table-row>
      </table:table>
      <text:p text:style-name="Text_20_body"/>
      <text:p text:style-name="Text_20_body"><draw:frame draw:style-name="fr4" draw:name="Bild46" text:anchor-type="paragraph" svg:width="3.731cm" svg:height="3.371cm" draw:z-index="34"><draw:image xlink:href="Pictures/10000001000000DC000000C7E315CBD7F61A1095.png" xlink:type="simple" xlink:show="embed" xlink:actuate="onLoad" draw:mime-type="image/png"/></draw:frame>The Toolbars Animation contains tools around animation. <text:span text:style-name="T15">T</text:span>he Toolbars Range, Play, Sync and Keying set <text:span text:style-name="T15">are </text:span>the toolbars from the Timeline. But separated into four independent parts. </text:p>
      <text:p text:style-name="Text_20_body"/>
      <text:p text:style-name="Text_20_body"/>
      <text:p text:style-name="Text_20_body"/>
      <text:p text:style-name="Text_20_body"><draw:frame draw:style-name="fr10" draw:name="Bild47" text:anchor-type="paragraph" svg:x="0.014cm" svg:y="0.032cm" svg:width="17.32cm" svg:height="0.46cm" draw:z-index="35"><draw:image xlink:href="Pictures/10000001000003FF0000001BD89CCC7293FAC79A.png" xlink:type="simple" xlink:show="embed" xlink:actuate="onLoad" draw:mime-type="image/png"/></draw:frame></text:p>
      <text:p text:style-name="P114"/>
      <text:h text:style-name="P155" text:outline-level="2"><text:bookmark-start text:name="__RefHeading___Toc860_40896659111"/>Available Toolbars<text:bookmark-end text:name="__RefHeading___Toc860_40896659111"/></text:h>
      <text:p text:style-name="P13">The description of the single buttons goes from left to right.</text:p>
      <text:p text:style-name="P13"/>
      <text:p text:style-name="P41"/>
      <text:h text:style-name="Heading_20_3" text:outline-level="3"><text:bookmark-start text:name="__RefHeading___Toc2573_896025203"/>Keyframes<text:bookmark-end text:name="__RefHeading___Toc2573_896025203"/></text:h>
      <text:p text:style-name="P40"><draw:frame draw:style-name="fr1" draw:name="Bild48" text:anchor-type="paragraph" svg:y="0.025cm" svg:width="3.33cm" svg:height="0.681cm" draw:z-index="36"><draw:image xlink:href="Pictures/10000001000000830000001BA4C2CF48255923EF.png" xlink:type="simple" xlink:show="embed" xlink:actuate="onLoad" draw:mime-type="image/png"/></draw:frame>The Keyframes toolbar contains some keyframe tools. The original menu items can be found in the Tool Shelf in the Animation tab in the Animation panel.</text:p>
      <text:p text:style-name="P63">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40">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text:soft-page-break/>Delete Keyframe<text:bookmark-end text:name="__RefHeading___Toc2577_896025203"/></text:h>
      <text:p text:style-name="P40">Deletes the current Keyframe</text:p>
      <text:h text:style-name="Heading_20_4" text:outline-level="4"><text:bookmark-start text:name="__RefHeading___Toc2579_896025203"/>Bake Action<text:bookmark-end text:name="__RefHeading___Toc2579_896025203"/></text:h>
      <text:p text:style-name="P40">Bakes the animation to a new action</text:p>
      <text:h text:style-name="Heading_20_4" text:outline-level="4"><text:bookmark-start text:name="__RefHeading___Toc2581_896025203"/>Remove Animation<text:bookmark-end text:name="__RefHeading___Toc2581_896025203"/></text:h>
      <text:p text:style-name="P40">Remove all keyframe animation for selected objects</text:p>
      <text:h text:style-name="Heading_20_4" text:outline-level="4"><text:bookmark-start text:name="__RefHeading___Toc2583_896025203"/>Calculate Object Paths<text:bookmark-end text:name="__RefHeading___Toc2583_896025203"/></text:h>
      <text:p text:style-name="P40">Calculate motion paths for the selected objects. </text:p>
      <text:h text:style-name="Heading_20_4" text:outline-level="4"><text:bookmark-start text:name="__RefHeading___Toc2585_896025203"/>Clear Object Paths<text:bookmark-end text:name="__RefHeading___Toc2585_896025203"/></text:h>
      <text:p text:style-name="P40">Clears motion paths for the selected objects. </text:p>
      <text:p text:style-name="Horizontal_20_Line"/>
      <text:h text:style-name="Heading_20_3" text:outline-level="3"><draw:frame draw:style-name="fr9" draw:name="Bild50" text:anchor-type="paragraph" svg:width="5.33cm" svg:height="0.64cm" draw:z-index="37"><draw:image xlink:href="Pictures/10000001000000D2000000196CF6FFDFD751CB87.png" xlink:type="simple" xlink:show="embed" xlink:actuate="onLoad" draw:mime-type="image/png"/></draw:frame><text:bookmark-start text:name="__RefHeading___Toc2597_896025203"/>Play<text:bookmark-end text:name="__RefHeading___Toc2597_896025203"/></text:h>
      <text:h text:style-name="P60" text:outline-level="4"/>
      <text:h text:style-name="Heading_20_4" text:outline-level="4"><text:bookmark-start text:name="__RefHeading___Toc2601_896025203"/>Jump to Endpoint<text:bookmark-end text:name="__RefHeading___Toc2601_896025203"/></text:h>
      <text:p text:style-name="P57">Jumps to beginning of animation<text:span text:style-name="T59">.</text:span></text:p>
      <text:h text:style-name="Heading_20_4" text:outline-level="4"><text:bookmark-start text:name="__RefHeading___Toc2603_896025203"/>Jump to Keyframe<text:bookmark-end text:name="__RefHeading___Toc2603_896025203"/></text:h>
      <text:p text:style-name="P61"><text:span text:style-name="T14">Jumps to the previous keyframe </text:span>Play Animation<text:span text:style-name="T59">.</text:span></text:p>
      <text:h text:style-name="Heading_20_4" text:outline-level="4"><text:bookmark-start text:name="__RefHeading___Toc2605_896025203"/>Play Animation<text:bookmark-end text:name="__RefHeading___Toc2605_896025203"/></text:h>
      <text:p text:style-name="P57">Plays animation reversed<text:span text:style-name="T59">.</text:span></text:p>
      <text:h text:style-name="P62" text:outline-level="4"><text:bookmark-start text:name="__RefHeading___Toc2607_896025203"/>Play Animation<text:bookmark-end text:name="__RefHeading___Toc2607_896025203"/></text:h>
      <text:p text:style-name="P57">Plays animation forward<text:span text:style-name="T59">.</text:span></text:p>
      <text:h text:style-name="Heading_20_4" text:outline-level="4"><text:bookmark-start text:name="__RefHeading___Toc2609_896025203"/>Jump to Keyframe<text:bookmark-end text:name="__RefHeading___Toc2609_896025203"/></text:h>
      <text:p text:style-name="P57">Jumps to next keyframe<text:span text:style-name="T59">.</text:span></text:p>
      <text:h text:style-name="Heading_20_4" text:outline-level="4"><text:bookmark-start text:name="__RefHeading___Toc2611_896025203"/>Jump to Endpoint<text:bookmark-end text:name="__RefHeading___Toc2611_896025203"/></text:h>
      <text:p text:style-name="P57">Jumps to end of animation<text:span text:style-name="T59">.</text:span></text:p>
      <text:h text:style-name="P89" text:outline-level="4"><text:bookmark-start text:name="__RefHeading___Toc4897_3727306145"/>Current Frame<text:bookmark-end text:name="__RefHeading___Toc4897_3727306145"/></text:h>
      <text:p text:style-name="P58">The current frame number<text:span text:style-name="T59">.</text:span></text:p>
      <text:p text:style-name="P57"/>
      <text:p text:style-name="P88"/>
      <text:h text:style-name="P160" text:outline-level="3"><draw:frame draw:style-name="fr8" draw:name="Bild49" text:anchor-type="paragraph" svg:y="0.388cm" svg:width="7.061cm" svg:height="0.681cm" draw:z-index="93"><draw:image xlink:href="Pictures/10000001000001160000001BBEE0920BCBED628F.png" xlink:type="simple" xlink:show="embed" xlink:actuate="onLoad" draw:mime-type="image/png"/></draw:frame><text:bookmark-start text:name="__RefHeading___Toc2587_896025203"/><text:soft-page-break/>Range<text:bookmark-end text:name="__RefHeading___Toc2587_896025203"/></text:h>
      <text:p text:style-name="P87"/>
      <text:h text:style-name="P89" text:outline-level="4"><text:bookmark-start text:name="__RefHeading___Toc2589_896025203"/>Use Preview Range<text:bookmark-end text:name="__RefHeading___Toc2589_896025203"/></text:h>
      <text:p text:style-name="P58">Use an alternative start/end frame grange for animation playback and OpenGL renders instead of the Render Properties start/end frame range.</text:p>
      <text:h text:style-name="P89" text:outline-level="4"><text:bookmark-start text:name="__RefHeading___Toc2591_896025203"/>Lock Frame Selection to Range<text:bookmark-end text:name="__RefHeading___Toc2591_896025203"/></text:h>
      <text:p text:style-name="P58">Don't allow frame to be selected with mouse outside of frame range<text:span text:style-name="T59">.</text:span></text:p>
      <text:h text:style-name="P89" text:outline-level="4"><text:bookmark-start text:name="__RefHeading___Toc2593_896025203"/>Frame Start<text:bookmark-end text:name="__RefHeading___Toc2593_896025203"/></text:h>
      <text:p text:style-name="P58">The frame start point<text:span text:style-name="T49">.</text:span></text:p>
      <text:h text:style-name="P89" text:outline-level="4"><text:bookmark-start text:name="__RefHeading___Toc2595_896025203"/>Frame End<text:bookmark-end text:name="__RefHeading___Toc2595_896025203"/></text:h>
      <text:p text:style-name="P58">The frame end point<text:span text:style-name="T49">.</text:span></text:p>
      <text:p text:style-name="P88"/>
      <text:h text:style-name="Heading_20_3" text:outline-level="3"><draw:frame draw:style-name="fr4" draw:name="Bild52" text:anchor-type="paragraph" svg:width="5.181cm" svg:height="0.681cm" draw:z-index="38"><draw:image xlink:href="Pictures/10000001000000CC0000001BD0148FB24D0E3D26.png" xlink:type="simple" xlink:show="embed" xlink:actuate="onLoad" draw:mime-type="image/png"/></draw:frame><text:bookmark-start text:name="__RefHeading___Toc2615_896025203"/>Keying set<text:bookmark-end text:name="__RefHeading___Toc2615_896025203"/></text:h>
      <text:p text:style-name="Text_20_body"/>
      <text:h text:style-name="P89" text:outline-level="4"><draw:frame draw:style-name="fr7" draw:name="Bild55" text:anchor-type="paragraph" svg:y="-0.319cm" svg:width="4.39cm" svg:height="4.11cm" draw:z-index="94"><draw:image xlink:href="Pictures/1000000100000103000000F38971AD74B6505D08.png" xlink:type="simple" xlink:show="embed" xlink:actuate="onLoad" draw:mime-type="image/png"/></draw:frame><text:bookmark-start text:name="__RefHeading___Toc4899_3727306145"/>Insert Keyframe<text:bookmark-end text:name="__RefHeading___Toc4899_3727306145"/></text:h>
      <text:p text:style-name="P58">Insert a keyframe.</text:p>
      <text:h text:style-name="P89" text:outline-level="4"><text:bookmark-start text:name="__RefHeading___Toc3986_2711970837"/>Delete Keying set Keyframe<text:bookmark-end text:name="__RefHeading___Toc3986_2711970837"/></text:h>
      <text:p text:style-name="P58">Delete Keyframe.</text:p>
      <text:h text:style-name="Heading_20_4" text:outline-level="4"><text:bookmark-start text:name="__RefHeading___Toc3980_2711970837"/>Use Keyframe Insert Auto<text:bookmark-end text:name="__RefHeading___Toc3980_2711970837"/></text:h>
      <text:p text:style-name="P57">Auto insert keyframes at manipulation.</text:p>
      <text:h text:style-name="Heading_20_4" text:outline-level="4"><text:bookmark-start text:name="__RefHeading___Toc3982_2711970837"/>Keying set Drop down box<text:bookmark-end text:name="__RefHeading___Toc3982_2711970837"/></text:h>
      <text:p text:style-name="P57">This is a drop down box to choose the keying set method.</text:p>
      <text:p text:style-name="P116"/>
      <text:h text:style-name="P161" text:outline-level="3"><draw:frame draw:style-name="fr1" draw:name="Bild51" text:anchor-type="paragraph" svg:y="-0.062cm" svg:width="2.499cm" svg:height="2.17cm" draw:z-index="108"><draw:image xlink:href="Pictures/100000010000009400000080BA942194BBD157A3.png" xlink:type="simple" xlink:show="embed" xlink:actuate="onLoad" draw:mime-type="image/png"/></draw:frame><text:bookmark-start text:name="__RefHeading___Toc2613_896025203"/>Sync<text:bookmark-end text:name="__RefHeading___Toc2613_896025203"/></text:h>
      <text:p text:style-name="P59">Sync is a drop down box where you can adjust the syncing method.</text:p>
      <text:p text:style-name="P59"/>
      <text:p text:style-name="P116"/>
      <text:h text:style-name="P162" text:outline-level="3"><draw:frame draw:style-name="fr4" draw:name="Bild65" text:anchor-type="paragraph" svg:width="3.099cm" svg:height="2.889cm" draw:z-index="109"><draw:image xlink:href="Pictures/10000001000000B7000000AB2FE308B7DF7A5AFC.png" xlink:type="simple" xlink:show="embed" xlink:actuate="onLoad" draw:mime-type="image/png"/></draw:frame><text:bookmark-start text:name="__RefHeading___Toc3473_2050733154"/>Keyframe Type<text:bookmark-end text:name="__RefHeading___Toc3473_2050733154"/></text:h>
      <text:p text:style-name="P59"><text:span text:style-name="T19">Keyframe Type</text:span> is a drop down box to choose<text:span text:style-name="T19"> in what color the keyframe gets displayed in the Dope Sheet Editor.</text:span></text:p>
      <text:p text:style-name="P59"><text:soft-page-break/></text:p>
      <text:p text:style-name="P59"/>
      <table:table table:name="Tabelle10" table:style-name="Tabelle10">
        <table:table-column table:style-name="Tabelle10.A"/>
        <table:table-row table:style-name="TableLine2448385338032">
          <table:table-cell table:style-name="Tabelle10.A1" office:value-type="string">
            <text:h text:style-name="P148" text:outline-level="1"><text:bookmark-start text:name="__RefHeading___Toc2625_896025203"/>Toolbar<text:span text:style-name="T13">s</text:span> <text:span text:style-name="T16">Edit</text:span><text:bookmark-end text:name="__RefHeading___Toc2625_896025203"/></text:h>
          </table:table-cell>
        </table:table-row>
      </table:table>
      <text:p text:style-name="P28"/>
      <text:p text:style-name="Text_20_body"><draw:frame draw:style-name="fr4" draw:name="Bild54" text:anchor-type="paragraph" svg:width="3.761cm" svg:height="3cm" draw:z-index="39"><draw:image xlink:href="Pictures/10000001000000DE000000B1CB80303F6889B270.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6" draw:name="Bild56" text:anchor-type="paragraph" svg:y="0.245cm" svg:width="6.189cm" svg:height="0.469cm" draw:z-index="40"><draw:image xlink:href="Pictures/100000010000016E0000001CFA05FB43DD49090B.png" xlink:type="simple" xlink:show="embed" xlink:actuate="onLoad" draw:mime-type="image/png"/></draw:frame></text:p>
      <text:p text:style-name="Text_20_body"><draw:frame draw:style-name="fr6" draw:name="Bild112" text:anchor-type="paragraph" svg:y="0.471cm" svg:width="7.601cm" svg:height="0.439cm" draw:z-index="110"><draw:image xlink:href="Pictures/10000001000001C10000001A312441664B41F7FA.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4"/>
      <text:p text:style-name="P42"/>
      <text:h text:style-name="Heading_20_3" text:outline-level="3"><text:bookmark-start text:name="__RefHeading___Toc2627_896025203"/>Edit <text:bookmark-end text:name="__RefHeading___Toc2627_896025203"/></text:h>
      <text:p text:style-name="P29"><draw:frame draw:style-name="fr4" draw:name="Bild57" text:anchor-type="paragraph" svg:width="5.54cm" svg:height="0.66cm" draw:z-index="41"><draw:image xlink:href="Pictures/10000001000000DA0000001A872978D4A25A3971.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29">Dissolve Vertices.</text:p>
      <text:h text:style-name="Heading_20_4" text:outline-level="4"><text:bookmark-start text:name="__RefHeading___Toc2631_896025203"/>Dissolve Edges<text:bookmark-end text:name="__RefHeading___Toc2631_896025203"/></text:h>
      <text:p text:style-name="P29">Dissolve Edges.</text:p>
      <text:h text:style-name="Heading_20_4" text:outline-level="4"><text:bookmark-start text:name="__RefHeading___Toc2633_896025203"/>Dissolve Faces<text:bookmark-end text:name="__RefHeading___Toc2633_896025203"/></text:h>
      <text:p text:style-name="P29">Dissolve Faces.</text:p>
      <text:h text:style-name="Heading_20_4" text:outline-level="4"><text:bookmark-start text:name="__RefHeading___Toc2635_896025203"/>Remove Doubles<text:bookmark-end text:name="__RefHeading___Toc2635_896025203"/></text:h>
      <text:p text:style-name="P29">Removes double vertices.</text:p>
      <text:h text:style-name="Heading_20_4" text:outline-level="4"><text:bookmark-start text:name="__RefHeading___Toc2637_896025203"/>Limited Dissolve<text:bookmark-end text:name="__RefHeading___Toc2637_896025203"/></text:h>
      <text:p text:style-name="P29">Dissolve Edges and Vertices limited by the surrounding angle.</text:p>
      <text:h text:style-name="Heading_20_4" text:outline-level="4"><text:bookmark-start text:name="__RefHeading___Toc2639_896025203"/>Dissolve Selection<text:bookmark-end text:name="__RefHeading___Toc2639_896025203"/></text:h>
      <text:p text:style-name="P29">Dissolve Geometry dependent of selection mode.</text:p>
      <text:h text:style-name="Heading_20_4" text:outline-level="4"><text:bookmark-start text:name="__RefHeading___Toc2641_896025203"/><text:soft-page-break/>Edge Collapse<text:bookmark-end text:name="__RefHeading___Toc2641_896025203"/></text:h>
      <text:p text:style-name="P29">Collapse selected edges.</text:p>
      <text:h text:style-name="P125" text:outline-level="4"><draw:frame draw:style-name="fr1" draw:name="Bild58" text:anchor-type="paragraph" svg:y="0.347cm" svg:width="3.099cm" svg:height="1.66cm" draw:z-index="89"><draw:image xlink:href="Pictures/10000001000000B7000000625866FA43EAA926D1.png" xlink:type="simple" xlink:show="embed" xlink:actuate="onLoad" draw:mime-type="image/png"/></draw:frame><text:bookmark-start text:name="__RefHeading___Toc2643_896025203"/>Merge<text:bookmark-end text:name="__RefHeading___Toc2643_896025203"/></text:h>
      <text:p text:style-name="P29">Merges selected geometry. This is a drop down box to choose where to merge.</text:p>
      <text:h text:style-name="Heading_20_4" text:outline-level="4"><text:bookmark-start text:name="__RefHeading___Toc2645_896025203"/>Separate<text:bookmark-end text:name="__RefHeading___Toc2645_896025203"/></text:h>
      <text:p text:style-name="P29"><draw:frame draw:style-name="fr1" draw:name="Bild59" text:anchor-type="paragraph" svg:y="-0.078cm" svg:width="3.069cm" svg:height="1.619cm" draw:z-index="62"><draw:image xlink:href="Pictures/10000001000000B500000060434361BC2C11326D.png" xlink:type="simple" xlink:show="embed" xlink:actuate="onLoad" draw:mime-type="image/png"/></draw:frame>Separate the selection, and create a new object from it. This is a drop down box to choose the separate method.</text:p>
      <text:p text:style-name="P29"/>
      <text:p text:style-name="Horizontal_20_Line"/>
      <text:h text:style-name="Heading_20_4" text:outline-level="4"><draw:frame draw:style-name="fr1" draw:name="Bild60" text:anchor-type="paragraph" svg:y="0.205cm" svg:width="4.72cm" svg:height="0.66cm" draw:z-index="42"><draw:image xlink:href="Pictures/10000001000000BA0000001AD06E325AB53CA840.png" xlink:type="simple" xlink:show="embed" xlink:actuate="onLoad" draw:mime-type="image/png"/></draw:frame><text:bookmark-start text:name="__RefHeading___Toc2647_896025203"/>Weight in Edit<text:bookmark-end text:name="__RefHeading___Toc2647_896025203"/></text:h>
      <text:p text:style-name="P29">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29">Normalizes the whole mesh.</text:p>
      <text:h text:style-name="Heading_20_4" text:outline-level="4"><text:bookmark-start text:name="__RefHeading___Toc2651_896025203"/>Normalize<text:bookmark-end text:name="__RefHeading___Toc2651_896025203"/></text:h>
      <text:p text:style-name="P29">Normalizes the selection</text:p>
      <text:h text:style-name="Heading_20_4" text:outline-level="4"><text:bookmark-start text:name="__RefHeading___Toc2653_896025203"/>Mirror<text:bookmark-end text:name="__RefHeading___Toc2653_896025203"/></text:h>
      <text:p text:style-name="P29">Mirrors the selection.</text:p>
      <text:h text:style-name="Heading_20_4" text:outline-level="4"><text:bookmark-start text:name="__RefHeading___Toc2655_896025203"/>Invert<text:bookmark-end text:name="__RefHeading___Toc2655_896025203"/></text:h>
      <text:p text:style-name="P29">Inverts the weighting.</text:p>
      <text:h text:style-name="Heading_20_4" text:outline-level="4"><text:bookmark-start text:name="__RefHeading___Toc2657_896025203"/>Clean<text:bookmark-end text:name="__RefHeading___Toc2657_896025203"/></text:h>
      <text:p text:style-name="P29">Remove Vertex Assignments that are not required.</text:p>
      <text:h text:style-name="Heading_20_4" text:outline-level="4"><text:bookmark-start text:name="__RefHeading___Toc2659_896025203"/>Quantize<text:bookmark-end text:name="__RefHeading___Toc2659_896025203"/></text:h>
      <text:p text:style-name="P29">Set Weights to a fixed number of steps.</text:p>
      <text:h text:style-name="Heading_20_4" text:outline-level="4"><text:bookmark-start text:name="__RefHeading___Toc2661_896025203"/>Levels<text:bookmark-end text:name="__RefHeading___Toc2661_896025203"/></text:h>
      <text:p text:style-name="P29">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29">Smooth weights for selected vertices.</text:p>
      <text:h text:style-name="Heading_20_4" text:outline-level="4"><text:bookmark-start text:name="__RefHeading___Toc2665_896025203"/><text:soft-page-break/>Limit Total<text:bookmark-end text:name="__RefHeading___Toc2665_896025203"/></text:h>
      <text:p text:style-name="P29">Limit deform weights.</text:p>
      <text:p text:style-name="Horizontal_20_Line"/>
      <text:h text:style-name="Heading_20_3" text:outline-level="3"><draw:frame draw:style-name="fr4" draw:name="Bild61" text:anchor-type="paragraph" svg:width="3.911cm" svg:height="0.741cm" draw:z-index="43"><draw:image xlink:href="Pictures/100000010000009A0000001D060E08085FE18E1B.png" xlink:type="simple" xlink:show="embed" xlink:actuate="onLoad" draw:mime-type="image/png"/></draw:frame><text:bookmark-start text:name="__RefHeading___Toc2669_896025203"/>Object Apply<text:bookmark-end text:name="__RefHeading___Toc2669_896025203"/></text:h>
      <text:p text:style-name="P29">The Object Apply toolbar is just visible in Object Mode. The original menu items are in the Object menu in the 3D View. The Apply menu.</text:p>
      <text:h text:style-name="Heading_20_4" text:outline-level="4"><text:bookmark-start text:name="__RefHeading___Toc2671_896025203"/><text:span text:style-name="T33">Apply </text:span>Location<text:bookmark-end text:name="__RefHeading___Toc2671_896025203"/></text:h>
      <text:p text:style-name="P65">Apply location.</text:p>
      <text:h text:style-name="P121" text:outline-level="4"><text:bookmark-start text:name="__RefHeading___Toc2673_896025203"/><text:span text:style-name="T33">Apply </text:span>Rotation<text:bookmark-end text:name="__RefHeading___Toc2673_896025203"/></text:h>
      <text:p text:style-name="P65">Apply Rotation.</text:p>
      <text:h text:style-name="P121" text:outline-level="4"><text:bookmark-start text:name="__RefHeading___Toc2675_896025203"/><text:span text:style-name="T33">Apply </text:span>Scale <text:bookmark-end text:name="__RefHeading___Toc2675_896025203"/></text:h>
      <text:p text:style-name="P65">Apply Scale.</text:p>
      <text:h text:style-name="P123" text:outline-level="4"><text:bookmark-start text:name="__RefHeading___Toc4901_3727306145"/>Apply All<text:bookmark-end text:name="__RefHeading___Toc4901_3727306145"/></text:h>
      <text:p text:style-name="P68">Apply <text:span text:style-name="T33">Location, </text:span>Rotation, Scale.</text:p>
      <text:h text:style-name="P122" text:outline-level="4"><text:bookmark-start text:name="__RefHeading___Toc2677_896025203"/><text:span text:style-name="T33">Apply </text:span>Rotation &amp; Scale<text:bookmark-end text:name="__RefHeading___Toc2677_896025203"/></text:h>
      <text:p text:style-name="P65">Apply Rotation, Scale.</text:p>
      <text:h text:style-name="P121" text:outline-level="4"><text:bookmark-start text:name="__RefHeading___Toc2679_896025203"/><text:span text:style-name="T33">Apply </text:span>Visual Transform<text:bookmark-end text:name="__RefHeading___Toc2679_896025203"/></text:h>
      <text:p text:style-name="P65">Apply Visual Transform.</text:p>
      <text:h text:style-name="P121" text:outline-level="4"><text:bookmark-start text:name="__RefHeading___Toc2681_896025203"/><text:span text:style-name="T33">Apply </text:span>Make Duplicates real<text:bookmark-end text:name="__RefHeading___Toc2681_896025203"/></text:h>
      <text:p text:style-name="P65">Make Duplicates attached to this object real.</text:p>
      <text:p text:style-name="Horizontal_20_Line"/>
      <text:h text:style-name="Heading_20_3" text:outline-level="3"><draw:frame draw:style-name="fr1" draw:name="Bild78" text:anchor-type="paragraph" svg:y="0.591cm" svg:width="2.671cm" svg:height="0.711cm" draw:z-index="64"><draw:image xlink:href="Pictures/10000001000000690000001C682EEF68B2B9366D.png" xlink:type="simple" xlink:show="embed" xlink:actuate="onLoad" draw:mime-type="image/png"/></draw:frame><text:bookmark-start text:name="__RefHeading___Toc30566_3534856482"/>Object Apply Deltas<text:bookmark-end text:name="__RefHeading___Toc30566_3534856482"/></text:h>
      <text:p text:style-name="P74">Object Apply deltas converts normal object transforms to delta transforms. Any existing delta transform will also be included.</text:p>
      <text:h text:style-name="P118" text:outline-level="4"><text:bookmark-start text:name="__RefHeading___Toc30568_3534856482"/>Location<text:bookmark-end text:name="__RefHeading___Toc30568_3534856482"/></text:h>
      <text:p text:style-name="P66">Apply location.</text:p>
      <text:h text:style-name="P118" text:outline-level="4"><text:bookmark-start text:name="__RefHeading___Toc30570_3534856482"/>Rotation<text:bookmark-end text:name="__RefHeading___Toc30570_3534856482"/></text:h>
      <text:p text:style-name="P66">Apply Rotation.</text:p>
      <text:h text:style-name="P118" text:outline-level="4"><text:bookmark-start text:name="__RefHeading___Toc30572_3534856482"/>Scale <text:bookmark-end text:name="__RefHeading___Toc30572_3534856482"/></text:h>
      <text:p text:style-name="P66">Apply Scale.</text:p>
      <text:h text:style-name="P118" text:outline-level="4"><text:bookmark-start text:name="__RefHeading___Toc30574_3534856482"/><text:soft-page-break/>All<text:bookmark-end text:name="__RefHeading___Toc30574_3534856482"/></text:h>
      <text:p text:style-name="P66">Apply Location, Rotation, Scale.</text:p>
      <text:h text:style-name="P75" text:outline-level="4"><text:bookmark-start text:name="__RefHeading___Toc30576_3534856482"/>Transforms to Delta Anims<text:bookmark-end text:name="__RefHeading___Toc30576_3534856482"/></text:h>
      <text:p text:style-name="P74">Convert object animation for normal transforms to delta transforms<text:span text:style-name="T50">.</text:span></text:p>
      <text:p text:style-name="Text_20_body"/>
      <text:p text:style-name="Horizontal_20_Line"/>
      <text:h text:style-name="Heading_20_3" text:outline-level="3"><draw:frame draw:style-name="fr4" draw:name="Bild62" text:anchor-type="paragraph" svg:width="2.191cm" svg:height="0.711cm" draw:z-index="44"><draw:image xlink:href="Pictures/10000001000000560000001C6C1C1A7A3D417EA3.png" xlink:type="simple" xlink:show="embed" xlink:actuate="onLoad" draw:mime-type="image/png"/></draw:frame><text:bookmark-start text:name="__RefHeading___Toc2683_896025203"/>Object Clear<text:bookmark-end text:name="__RefHeading___Toc2683_896025203"/></text:h>
      <text:p text:style-name="P29">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5">Resets the position of the object to zero<text:span text:style-name="T50">.</text:span></text:p>
      <text:h text:style-name="Heading_20_4" text:outline-level="4"><text:bookmark-start text:name="__RefHeading___Toc2687_896025203"/>Rotation<text:bookmark-end text:name="__RefHeading___Toc2687_896025203"/></text:h>
      <text:p text:style-name="P65">Resets the object's rotation to zero<text:span text:style-name="T50">.</text:span></text:p>
      <text:h text:style-name="Heading_20_4" text:outline-level="4"><text:bookmark-start text:name="__RefHeading___Toc2689_896025203"/>Scale <text:bookmark-end text:name="__RefHeading___Toc2689_896025203"/></text:h>
      <text:p text:style-name="P65">Resets the object's scale to 1<text:span text:style-name="T50">.</text:span></text:p>
      <text:h text:style-name="Heading_20_4" text:outline-level="4"><text:bookmark-start text:name="__RefHeading___Toc2691_896025203"/>Origin<text:bookmark-end text:name="__RefHeading___Toc2691_896025203"/></text:h>
      <text:p text:style-name="P65">Resets the Origin Position<text:span text:style-name="T50">.</text:span></text:p>
      <text:p text:style-name="P65"/>
      <table:table table:name="Tabelle11" table:style-name="Tabelle11">
        <table:table-column table:style-name="Tabelle11.A"/>
        <table:table-row table:style-name="TableLine2448385362512">
          <table:table-cell table:style-name="Tabelle11.A1" office:value-type="string">
            <text:h text:style-name="P149" text:outline-level="1"><text:bookmark-start text:name="__RefHeading___Toc2693_896025203"/>Toolbar<text:span text:style-name="T13">s</text:span> <text:span text:style-name="T17">Misc</text:span><text:bookmark-end text:name="__RefHeading___Toc2693_896025203"/></text:h>
          </table:table-cell>
        </table:table-row>
      </table:table>
      <text:p text:style-name="Text_20_body"/>
      <text:p text:style-name="Text_20_body"><draw:frame draw:style-name="fr3" draw:name="Bild63" text:anchor-type="paragraph" svg:y="-0.076cm" svg:width="3.761cm" svg:height="4.42cm" draw:z-index="45"><draw:image xlink:href="Pictures/10000001000000DE000001059BCA44116E680737.png" xlink:type="simple" xlink:show="embed" xlink:actuate="onLoad" draw:mime-type="image/png"/></draw:frame>The Toolbars Misc contains some miscellaneous tools.<text:span text:style-name="T32"> Undo, the Scene drop down box, Last Operator</text:span><text:span text:style-name="T51">,</text:span><text:span text:style-name="T32"> Operator Search</text:span><text:span text:style-name="T51"> and scene informations</text:span><text:span text:style-name="T32">.</text:span></text:p>
      <text:p text:style-name="Text_20_body"/>
      <text:p text:style-name="Text_20_body"/>
      <text:p text:style-name="Text_20_body"/>
      <text:p text:style-name="Text_20_body"/>
      <text:p text:style-name="Text_20_body"><draw:frame draw:style-name="fr5" draw:name="Bild113" text:anchor-type="paragraph" svg:width="17.53cm" svg:height="0.43cm" draw:z-index="111"><draw:image xlink:href="Pictures/100000010000047E0000001CB6024675E3018B8A.png" xlink:type="simple" xlink:show="embed" xlink:actuate="onLoad" draw:mime-type="image/png"/></draw:frame></text:p>
      <text:p text:style-name="Horizontal_20_Line"/>
      <text:h text:style-name="Heading_20_2" text:outline-level="2"><text:bookmark-start text:name="__RefHeading___Toc860_4089665911111"/><text:soft-page-break/>Available Toolbars<text:bookmark-end text:name="__RefHeading___Toc860_4089665911111"/></text:h>
      <text:p text:style-name="P15">The description of the single buttons goes from left to right.</text:p>
      <text:p text:style-name="Horizontal_20_Line"/>
      <text:h text:style-name="Heading_20_2" text:outline-level="2"><draw:frame draw:style-name="fr4" draw:name="Bild119" text:anchor-type="paragraph" svg:width="3.791cm" svg:height="4.81cm" draw:z-index="118"><draw:image xlink:href="Pictures/10000001000000E00000011C261816954FAB1A28.png" xlink:type="simple" xlink:show="embed" xlink:actuate="onLoad" draw:mime-type="image/png"/></draw:frame><text:bookmark-start text:name="__RefHeading___Toc5309_2040432889"/>Viewport<text:bookmark-end text:name="__RefHeading___Toc5309_2040432889"/></text:h>
      <text:p text:style-name="P112">Displays the viewport panel from the object properties tab in the properties editor. </text:p>
      <text:p text:style-name="P112">This panel allows you to adjust the display of the selected object.</text:p>
      <text:p text:style-name="P112">Note that you need to have an object selected to show this dropdown panel.</text:p>
      <text:p text:style-name="P43"/>
      <text:h text:style-name="P163" text:outline-level="3"><draw:frame draw:style-name="fr4" draw:name="Bild84" text:anchor-type="paragraph" svg:width="1.12cm" svg:height="0.681cm" draw:z-index="84"><draw:image xlink:href="Pictures/100000010000002C0000001BA6C9BCB9E5DCB9F3.png" xlink:type="simple" xlink:show="embed" xlink:actuate="onLoad" draw:mime-type="image/png"/></draw:frame><text:bookmark-start text:name="__RefHeading___Toc2695_896025203"/>Undo / Redo<text:bookmark-end text:name="__RefHeading___Toc2695_896025203"/></text:h>
      <text:h text:style-name="P119" text:outline-level="4"><text:bookmark-start text:name="__RefHeading___Toc70346_3716474372"/>Undo<text:bookmark-end text:name="__RefHeading___Toc70346_3716474372"/></text:h>
      <text:p text:style-name="P67">Undo the last step</text:p>
      <text:h text:style-name="P119" text:outline-level="4"><text:bookmark-start text:name="__RefHeading___Toc2699_8960252031"/>Redo<text:bookmark-end text:name="__RefHeading___Toc2699_8960252031"/></text:h>
      <text:p text:style-name="P67">Redo the last undone step</text:p>
      <text:p text:style-name="Horizontal_20_Line"/>
      <text:h text:style-name="Heading_20_3" text:outline-level="3"><draw:frame draw:style-name="fr4" draw:name="Bild102" text:anchor-type="paragraph" svg:width="0.58cm" svg:height="0.681cm" draw:z-index="85"><draw:image xlink:href="Pictures/10000001000000170000001BF67CEC42CBA00A6E.png" xlink:type="simple" xlink:show="embed" xlink:actuate="onLoad" draw:mime-type="image/png"/></draw:frame><draw:frame draw:style-name="fr2" draw:name="Bild103" text:anchor-type="paragraph" svg:x="15.485cm" svg:y="0.249cm" svg:width="2.041cm" svg:height="2.979cm" draw:z-index="86"><draw:image xlink:href="Pictures/1000000100000074000000A90C23A19618A15437.png" xlink:type="simple" xlink:show="embed" xlink:actuate="onLoad" draw:mime-type="image/png"/></draw:frame><text:bookmark-start text:name="__RefHeading___Toc70348_3716474372"/>Undo History<text:bookmark-end text:name="__RefHeading___Toc70348_3716474372"/></text:h>
      <text:h text:style-name="P119" text:outline-level="4"><text:bookmark-start text:name="__RefHeading___Toc70350_3716474372"/>Undo History<text:bookmark-end text:name="__RefHeading___Toc70350_3716474372"/></text:h>
      <text:p text:style-name="P67">A<text:span text:style-name="T29"> click at at the button reveals a</text:span> list of <text:span text:style-name="T29">the </text:span>last operations where you can undo more than one step<text:span text:style-name="T29">.</text:span></text:p>
      <text:p text:style-name="Horizontal_20_Line"/>
      <text:h text:style-name="Heading_20_3" text:outline-level="3"><draw:frame draw:style-name="fr1" draw:name="Bild64" text:anchor-type="paragraph" svg:y="0.148cm" svg:width="1.221cm" svg:height="0.681cm" draw:z-index="46"><draw:image xlink:href="Pictures/10000001000000300000001BAA97EDD260E4FD76.png" xlink:type="simple" xlink:show="embed" xlink:actuate="onLoad" draw:mime-type="image/png"/></draw:frame><text:bookmark-start text:name="__RefHeading___Toc70352_3716474372"/>Repeat<text:bookmark-end text:name="__RefHeading___Toc70352_3716474372"/></text:h>
      <text:h text:style-name="P119" text:outline-level="4"><text:bookmark-start text:name="__RefHeading___Toc70354_3716474372"/>Repeat<text:bookmark-end text:name="__RefHeading___Toc70354_3716474372"/></text:h>
      <text:p text:style-name="P67">Repeats the last action</text:p>
      <text:h text:style-name="P119" text:outline-level="4"><draw:frame draw:style-name="fr4" draw:name="Bild104" text:anchor-type="paragraph" svg:width="2.191cm" svg:height="1.75cm" draw:z-index="87"><draw:image xlink:href="Pictures/100000010000007C0000006320A1B68C714CADF3.png" xlink:type="simple" xlink:show="embed" xlink:actuate="onLoad" draw:mime-type="image/png"/></draw:frame><text:bookmark-start text:name="__RefHeading___Toc2705_896025203"/>Repeat History<text:bookmark-end text:name="__RefHeading___Toc2705_896025203"/></text:h>
      <text:p text:style-name="P67">A click at at the button reveals a list of the last operations to choose from which undo step to repeat.</text:p>
      <text:p text:style-name="Horizontal_20_Line"/>
      <text:h text:style-name="P164" text:outline-level="3"><text:bookmark-start text:name="__RefHeading___Toc4614_3330988324"/>Scene<text:bookmark-end text:name="__RefHeading___Toc4614_3330988324"/></text:h>
      <text:p text:style-name="P97"><draw:frame draw:style-name="fr2" draw:name="Bild86" text:anchor-type="paragraph" svg:x="15.161cm" svg:y="-0.178cm" svg:width="3.54cm" svg:height="0.48cm" draw:z-index="69"><draw:image xlink:href="Pictures/10000001000000C90000001B41001088EDC0D782.png" xlink:type="simple" xlink:show="embed" xlink:actuate="onLoad" draw:mime-type="image/png"/></draw:frame>The Scene drop down box to choose and create a new scene data block. The original drop down box is in the Properties editor in the Scene<text:span text:style-name="T37"> Properties</text:span> tab in the Scene panel.</text:p>
      <text:p text:style-name="Horizontal_20_Line"/>
      <text:h text:style-name="Heading_20_3" text:outline-level="3"><draw:frame draw:style-name="fr1" draw:name="Bild105" text:anchor-type="paragraph" svg:y="-0.178cm" svg:width="3.33cm" svg:height="0.46cm" draw:z-index="96"><draw:image xlink:href="Pictures/10000001000000C50000001B09AF842012AB21E8.png" xlink:type="simple" xlink:show="embed" xlink:actuate="onLoad" draw:mime-type="image/png"/></draw:frame><text:bookmark-start text:name="__RefHeading___Toc4939_1780796704"/><text:soft-page-break/>View Layer <text:bookmark-end text:name="__RefHeading___Toc4939_1780796704"/></text:h>
      <text:p text:style-name="P94">Show the active view layer and switch between available view layers.</text:p>
      <text:p text:style-name="P95"><text:span text:style-name="T38">The original drop down box is in the Properties editor in the </text:span><text:span text:style-name="T37">View Layer Properties</text:span><text:span text:style-name="T38"> in the </text:span><text:span text:style-name="T37">View Layer</text:span><text:span text:style-name="T38"> panel.</text:span></text:p>
      <text:p text:style-name="P95"/>
      <text:p text:style-name="P95"/>
      <text:p text:style-name="Horizontal_20_Line"/>
      <text:h text:style-name="Heading_20_3" text:outline-level="3"><draw:frame draw:style-name="fr1" draw:name="Bild109" text:anchor-type="paragraph" svg:y="-0.178cm" svg:width="1.05cm" svg:height="0.439cm" draw:z-index="98"><draw:image xlink:href="Pictures/100000010000003E0000001A2B3D754801595F30.png" xlink:type="simple" xlink:show="embed" xlink:actuate="onLoad" draw:mime-type="image/png"/></draw:frame><text:bookmark-start text:name="__RefHeading___Toc4839_2780832351"/>Adjust last Operation<text:bookmark-end text:name="__RefHeading___Toc4839_2780832351"/></text:h>
      <text:p text:style-name="P86"><draw:frame draw:style-name="fr3" draw:name="Bild3" text:anchor-type="paragraph" svg:y="0.152cm" svg:width="7.611cm" svg:height="4.673cm" draw:z-index="90"><draw:image xlink:href="Pictures/100000010000038300000228D74612C776E721C0.png" xlink:type="simple" xlink:show="embed" xlink:actuate="onLoad" draw:mime-type="image/png"/></draw:frame><text:span text:style-name="T34">Adjust the latest operation. </text:span>This is the same panel than the one in the 3D view down left. At least when it comes to content. </text:p>
      <text:p text:style-name="P86"/>
      <text:p text:style-name="P86"/>
      <text:p text:style-name="P86"/>
      <text:p text:style-name="P86"/>
      <text:p text:style-name="P86"/>
      <text:p text:style-name="Horizontal_20_Line"/>
      <text:h text:style-name="P165" text:outline-level="3"><draw:frame draw:style-name="fr1" draw:name="Bild33" text:anchor-type="paragraph" svg:y="0.706cm" svg:width="0.81cm" svg:height="0.439cm" draw:z-index="91"><draw:image xlink:href="Pictures/10000001000000300000001A1A1A0BA87A15C9E5.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2">toolbar</text:span> contains two search options. The search menu all<text:span text:style-name="T42">ow</text:span>s you to search for menus. <text:s/>The operator search menu all<text:span text:style-name="T42">ows</text:span> you to search for single operators<text:span text:style-name="T41">.</text:span></text:p>
      <text:h text:style-name="Heading_20_4" text:outline-level="4"><draw:frame draw:style-name="fr2" draw:name="Bild85" text:anchor-type="paragraph" svg:x="10.449cm" svg:y="0.18cm" svg:width="8.31cm" svg:height="4.219cm" draw:z-index="92"><draw:image xlink:href="Pictures/10000001000001EB000000F9B812FD834B13A26B.png" xlink:type="simple" xlink:show="embed" xlink:actuate="onLoad" draw:mime-type="image/png"/></draw:frame><text:bookmark-start text:name="__RefHeading___Toc5053_1739096030"/>Search Menu<text:bookmark-end text:name="__RefHeading___Toc5053_1739096030"/></text:h>
      <text:p text:style-name="P92"><text:span text:style-name="T26">The original menu item is in </text:span><text:span text:style-name="T32">the header in the Edit menu.</text:span><text:span text:style-name="T36"> It lists the available menus, and allows searching.</text:span></text:p>
      <text:p text:style-name="P90"><text:span text:style-name="T26">This button calls the</text:span><text:span text:style-name="T32"> </text:span><text:span text:style-name="T36">menu</text:span><text:span text:style-name="T26"> search menu.</text:span></text:p>
      <text:p text:style-name="P90"/>
      <text:p text:style-name="P90"/>
      <text:p text:style-name="P90"/>
      <text:p text:style-name="P93"/>
      <text:h text:style-name="Heading_20_3" text:outline-level="3"><draw:frame draw:style-name="fr2" draw:name="Bild93" text:anchor-type="paragraph" svg:x="10.126cm" svg:y="0.367cm" svg:width="8.71cm" svg:height="4.44cm" draw:z-index="95"><draw:image xlink:href="Pictures/10000001000001EE000000FC7155581F75BC30DA.png" xlink:type="simple" xlink:show="embed" xlink:actuate="onLoad" draw:mime-type="image/png"/></draw:frame><text:bookmark-start text:name="__RefHeading___Toc5084_12865176541"/>Search Operator<text:bookmark-end text:name="__RefHeading___Toc5084_12865176541"/></text:h>
      <text:p text:style-name="P80">The original menu item is in <text:span text:style-name="T32">the header in the Edit menu.</text:span></text:p>
      <text:p text:style-name="P80">This button calls the<text:span text:style-name="T32"> Operator</text:span> search menu.<text:span text:style-name="T36"> It lists the available operators, and allows searching.</text:span></text:p>
      <text:p text:style-name="P80"/>
      <text:p text:style-name="P80"/>
      <text:p text:style-name="P92"><text:soft-page-break/></text:p>
      <text:p text:style-name="Horizontal_20_Line"/>
      <text:h text:style-name="P165" text:outline-level="3"><text:bookmark-start text:name="__RefHeading___Toc2707_896025203"/>Info<text:bookmark-end text:name="__RefHeading___Toc2707_896025203"/></text:h>
      <text:p text:style-name="P98"><draw:frame draw:style-name="fr1" draw:name="Bild77" text:anchor-type="paragraph" svg:y="-0.162cm" svg:width="8.5cm" svg:height="0.469cm" draw:z-index="63"><draw:image xlink:href="Pictures/10000001000001F60000001CDFA56581E464CDEC.png" xlink:type="simple" xlink:show="embed" xlink:actuate="onLoad" draw:mime-type="image/png"/></draw:frame><text:span text:style-name="T17">The </text:span><text:span text:style-name="T41">Info</text:span><text:span text:style-name="T17"> toolbar </text:span><text:span text:style-name="T41">displays the scene statistic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eb908"/>
    </style:style>
    <style:style style:name="MT2"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4</text:span> Editors - Toolbar</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20H12M</meta:editing-duration>
    <meta:editing-cycles>112</meta:editing-cycles>
    <meta:generator>LibreOffice/7.2.7.2$Windows_X86_64 LibreOffice_project/8d71d29d553c0f7dcbfa38fbfda25ee34cce99a2</meta:generator>
    <dc:date>2023-11-03T18:17:35.957000000</dc:date>
    <meta:document-statistic meta:table-count="17" meta:image-count="120" meta:object-count="0" meta:page-count="43" meta:paragraph-count="1100" meta:word-count="6081" meta:character-count="33879" meta:non-whitespace-character-count="28847"/>
    <meta:template xlink:type="simple" xlink:actuate="onRequest" xlink:title="standard1cm" xlink:href="../../../../AppData/Roaming/LibreOffice/4/user/template/standard1cm.ott" meta:date="2016-03-29T10:10:53.874000000"/>
  </office:meta>
</office:document-meta>
</file>